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Aptos" svg:font-family="Aptos"/>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background-color="#F2F2F2" style:repeat-content="false"/>
      <style:paragraph-properties fo:text-align="end" fo:margin-right="0cm"/>
      <style:text-properties fo:font-size="10pt" style:font-size-asian="10pt" style:font-size-complex="10pt" fo:font-style="italic" style:font-style-asian="italic" style:font-style-complex="ital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fo:border="thin solid #000000" style:vertical-align="automatic" fo:background-color="#0070C0" style:repeat-content="false"/>
      <style:paragraph-properties fo:text-align="center"/>
      <style:text-properties fo:color="#FFFFFF" fo:font-weight="bold" style:font-weight-asian="bold" style:font-weight-complex="bold"/>
    </style:style>
    <style:style style:name="ce6" style:family="table-cell" style:parent-style-name="Hyperlink" style:data-style-name="N0">
      <style:table-cell-properties fo:border="thin solid #000000" style:vertical-align="automatic" fo:wrap-option="wrap"/>
      <style:text-properties fo:color="#467886" style:text-underline-style="solid" style:text-underline-type="single"/>
    </style:style>
    <style:style style:name="ce7" style:family="table-cell" style:parent-style-name="Default" style:data-style-name="N0">
      <style:table-cell-properties fo:border="thin solid #000000" style:vertical-align="automatic" fo:wrap-option="wrap"/>
    </style:style>
    <style:style style:name="ce8" style:family="table-cell" style:parent-style-name="Default" style:data-style-name="N0">
      <style:table-cell-properties fo:border="thin solid #000000" style:vertical-align="automatic" fo:wrap-option="wrap" fo:background-color="#FFFFFF"/>
    </style:style>
    <style:style style:name="ce9" style:family="table-cell" style:parent-style-name="Default" style:data-style-name="N0">
      <style:table-cell-properties fo:border="thin solid #000000"/>
    </style:style>
    <style:style style:name="ce10"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fo:border="thin solid #000000" fo:background-color="#FFFF00"/>
    </style:style>
    <style:style style:name="ce13" style:family="table-cell" style:parent-style-name="Default" style:data-style-name="N0">
      <style:table-cell-properties fo:border="thin solid #000000" style:vertical-align="automatic" fo:wrap-option="wrap" fo:background-color="#FFFF00" style:repeat-content="false"/>
      <style:paragraph-properties fo:text-align="start" fo:margin-left="0cm"/>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fo:border="thin solid #000000" style:vertical-align="automatic" fo:background-color="#0070C0" style:repeat-content="false"/>
      <style:paragraph-properties fo:text-align="center"/>
      <style:text-properties fo:color="#FFFFFF" fo:font-weight="bold" style:font-weight-asian="bold" style:font-weight-complex="bold"/>
    </style:style>
    <style:style style:name="ce16" style:family="table-cell" style:parent-style-name="Default" style:data-style-name="N0">
      <style:table-cell-properties fo:border="thin solid #000000" style:vertical-align="automatic" fo:wrap-option="wrap" fo:background-color="transparent"/>
    </style:style>
    <style:style style:name="ce17" style:family="table-cell" style:parent-style-name="Default" style:data-style-name="N0">
      <style:table-cell-properties fo:border="thin solid #000000" fo:background-color="#FFFFFF"/>
    </style:style>
    <style:style style:name="ce18" style:family="table-cell" style:parent-style-name="Default" style:data-style-name="N0">
      <style:table-cell-properties fo:border="thin solid #000000" style:vertical-align="automatic" fo:wrap-option="wrap" fo:background-color="#FFFFFF"/>
    </style:style>
    <style:style style:name="ce19" style:family="table-cell" style:parent-style-name="Default" style:data-style-name="N0">
      <style:table-cell-properties style:vertical-align="automatic" fo:wrap-option="wrap" fo:background-color="#FFFFFF"/>
    </style:style>
    <style:style style:name="ce20" style:family="table-cell" style:parent-style-name="Hyperlink" style:data-style-name="N0">
      <style:table-cell-properties fo:border="thin solid #000000" style:vertical-align="automatic" fo:wrap-option="wrap" fo:background-color="transparent"/>
      <style:text-properties fo:color="#467886" style:text-underline-style="solid" style:text-underline-type="single"/>
    </style:style>
    <style:style style:name="ce21" style:family="table-cell" style:parent-style-name="Default" style:data-style-name="N0">
      <style:table-cell-properties fo:border="thin solid #000000" style:vertical-align="middle" fo:background-color="#156082" style:repeat-content="fals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order="thin solid #000000" style:vertical-align="automatic" fo:wrap-option="wrap" fo:background-color="#FFFFFF"/>
      <style:text-properties fo:font-weight="bold" style:font-weight-asian="bold" style:font-weight-complex="bold"/>
    </style:style>
    <style:style style:name="ce23" style:family="table-cell" style:parent-style-name="Default" style:data-style-name="N0">
      <style:table-cell-properties fo:border="thin solid #000000"/>
      <style:text-properties fo:font-weight="bold" style:font-weight-asian="bold" style:font-weight-complex="bold"/>
    </style:style>
    <style:style style:name="ce24" style:family="table-cell" style:parent-style-name="Default" style:data-style-name="N0"/>
    <style:style style:name="ce25" style:family="table-cell" style:parent-style-name="Default" style:data-style-name="N0">
      <style:table-cell-properties fo:border="thin solid #000000" style:vertical-align="middle" fo:background-color="#156082" style:repeat-content="false"/>
      <style:paragraph-properties fo:text-align="center"/>
      <style:text-properties fo:color="#FFFFFF" fo:font-weight="bold" style:font-weight-asian="bold" style:font-weight-complex="bold"/>
    </style:style>
    <style:style style:name="ce26" style:family="table-cell" style:parent-style-name="Default" style:data-style-name="N0">
      <style:table-cell-properties fo:border="thin solid #000000" style:vertical-align="middle" fo:background-color="transparent"/>
    </style:style>
    <style:style style:name="ce27" style:family="table-cell" style:parent-style-name="Default" style:data-style-name="N0">
      <style:table-cell-properties fo:border="thin solid #000000" style:vertical-align="middle" fo:background-color="#FFFFFF"/>
    </style:style>
    <style:style style:name="ce28" style:family="table-cell" style:parent-style-name="Default" style:data-style-name="N0">
      <style:table-cell-properties fo:border="thin solid #000000" style:vertical-align="automatic" fo:wrap-option="wrap" fo:background-color="#156082" style:repeat-content="false"/>
      <style:paragraph-properties fo:text-align="center"/>
      <style:text-properties fo:color="#FFFFFF" fo:font-weight="bold" style:font-weight-asian="bold" style:font-weight-complex="bold"/>
    </style:style>
    <style:style style:name="ce29" style:family="table-cell" style:parent-style-name="Default" style:data-style-name="N22">
      <style:table-cell-properties fo:border="thin solid #000000" style:vertical-align="automatic" style:repeat-content="false"/>
      <style:paragraph-properties fo:text-align="start" fo:margin-left="0cm"/>
    </style:style>
    <style:style style:name="ce30" style:family="table-cell" style:parent-style-name="Default" style:data-style-name="N19">
      <style:table-cell-properties fo:border="thin solid #000000"/>
    </style:style>
    <style:style style:name="ce31" style:family="table-cell" style:parent-style-name="Default" style:data-style-name="N0">
      <style:table-cell-properties fo:border="thin solid #000000" style:vertical-align="middle" fo:wrap-option="wrap"/>
      <style:text-properties style:font-name="Aptos" style:font-name-asian="Aptos" style:font-name-complex="Aptos" fo:font-weight="bold" style:font-weight-asian="bold" style:font-weight-complex="bold"/>
    </style:style>
    <style:style style:name="ce32" style:family="table-cell" style:parent-style-name="Default" style:data-style-name="N0">
      <style:table-cell-properties fo:border="thin solid #000000" style:vertical-align="middle" fo:wrap-option="wrap"/>
      <style:text-properties style:font-name="Aptos" style:font-name-asian="Aptos" style:font-name-complex="Aptos"/>
    </style:style>
    <style:style style:name="ce33" style:family="table-cell" style:parent-style-name="Default" style:data-style-name="N0">
      <style:table-cell-properties fo:border="thin solid #000000" style:vertical-align="middle" fo:wrap-option="wrap" fo:background-color="#000000"/>
      <style:text-properties style:font-name="Aptos" style:font-name-asian="Aptos" style:font-name-complex="Aptos"/>
    </style:style>
    <style:style style:name="ce34" style:family="table-cell" style:parent-style-name="Normal_32_2" style:data-style-name="N0">
      <style:table-cell-properties style:vertical-align="top" fo:background-color="#D9D9D9" style:repeat-content="false"/>
      <style:paragraph-properties fo:text-align="start" fo:margin-left="0cm"/>
      <style:text-properties style:font-name="Aptos Narrow" style:font-name-asian="Aptos Narrow" style:font-name-complex="Aptos Narrow" fo:font-size="11pt" style:font-size-asian="11pt" style:font-size-complex="11pt" fo:font-weight="bold" style:font-weight-asian="bold" style:font-weight-complex="bold"/>
    </style:style>
    <style:style style:name="ce35"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ptos Narrow" style:font-name-asian="Aptos Narrow" style:font-name-complex="Aptos Narrow" fo:font-size="11pt" style:font-size-asian="11pt" style:font-size-complex="11pt"/>
    </style:style>
    <style:style style:name="ce36" style:family="table-cell" style:parent-style-name="Hyperlink" style:data-style-name="N0">
      <style:table-cell-properties style:vertical-align="top" fo:wrap-option="wrap" style:repeat-content="false"/>
      <style:paragraph-properties fo:text-align="start" fo:margin-left="0cm"/>
      <style:text-properties fo:color="#467886" style:text-underline-style="solid" style:text-underline-type="single"/>
    </style:style>
    <style:style style:name="ce37" style:family="table-cell" style:parent-style-name="Default" style:data-style-name="N22"/>
    <style:style style:name="T1" style:family="text" style:parent-style-name="Default">
      <style:text-properties fo:color="#000000" style:text-line-through-style="none" style:font-name="Aptos" style:font-name-asian="Aptos" style:font-name-complex="Apto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ptos" style:font-name-asian="Aptos" style:font-name-complex="Apto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318125cm"/>
    </style:style>
    <style:style style:name="co2" style:family="table-column">
      <style:table-column-properties fo:break-before="auto" style:column-width="6.82625cm"/>
    </style:style>
    <style:style style:name="co3" style:family="table-column">
      <style:table-column-properties fo:break-before="auto" style:column-width="1.69333333333333cm"/>
    </style:style>
    <style:style style:name="co4" style:family="table-column">
      <style:table-column-properties fo:break-before="auto" style:column-width="2.88395833333333cm"/>
    </style:style>
    <style:style style:name="co5" style:family="table-column">
      <style:table-column-properties fo:break-before="auto" style:column-width="2.01083333333333cm"/>
    </style:style>
    <style:style style:name="co6" style:family="table-column">
      <style:table-column-properties fo:break-before="auto" style:column-width="10.2658333333333cm"/>
    </style:style>
    <style:style style:name="co7" style:family="table-column">
      <style:table-column-properties fo:break-before="auto" style:column-width="1.77270833333333cm" style:use-optimal-column-width="true"/>
    </style:style>
    <style:style style:name="co8" style:family="table-column">
      <style:table-column-properties fo:break-before="auto" style:column-width="1.79916666666667cm" style:use-optimal-column-width="true"/>
    </style:style>
    <style:style style:name="co9" style:family="table-column">
      <style:table-column-properties fo:break-before="auto" style:column-width="1.27cm" style:use-optimal-column-width="true"/>
    </style:style>
    <style:style style:name="co10" style:family="table-column">
      <style:table-column-properties fo:break-before="auto" style:column-width="3.175cm"/>
    </style:style>
    <style:style style:name="co11" style:family="table-column">
      <style:table-column-properties fo:break-before="auto" style:column-width="2.143125cm" style:use-optimal-column-width="true"/>
    </style:style>
    <style:style style:name="co12" style:family="table-column">
      <style:table-column-properties fo:break-before="auto" style:column-width="2.83104166666667cm" style:use-optimal-column-width="true"/>
    </style:style>
    <style:style style:name="co13" style:family="table-column">
      <style:table-column-properties fo:break-before="auto" style:column-width="2.2225cm"/>
    </style:style>
    <style:style style:name="co14" style:family="table-column">
      <style:table-column-properties fo:break-before="auto" style:column-width="7.064375cm"/>
    </style:style>
    <style:style style:name="co15" style:family="table-column">
      <style:table-column-properties fo:break-before="auto" style:column-width="11.191875cm"/>
    </style:style>
    <style:style style:name="co16" style:family="table-column">
      <style:table-column-properties fo:break-before="auto" style:column-width="1.61395833333333cm"/>
    </style:style>
    <style:style style:name="co17" style:family="table-column">
      <style:table-column-properties fo:break-before="auto" style:column-width="14.525625cm" style:use-optimal-column-width="true"/>
    </style:style>
    <style:style style:name="ro1" style:family="table-row">
      <style:table-row-properties style:row-height="18.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35.45pt" style:use-optimal-row-height="false" fo:break-before="auto"/>
    </style:style>
    <style:style style:name="ro7" style:family="table-row">
      <style:table-row-properties style:row-height="90pt" style:use-optimal-row-height="true" fo:break-before="auto"/>
    </style:style>
    <style:style style:name="ro8" style:family="table-row">
      <style:table-row-properties style:row-height="60pt" style:use-optimal-row-height="true" fo:break-before="auto"/>
    </style:style>
    <style:style style:name="ro9" style:family="table-row">
      <style:table-row-properties style:row-height="80.45pt" style:use-optimal-row-height="false" fo:break-before="auto"/>
    </style:style>
    <style:style style:name="ro10" style:family="table-row">
      <style:table-row-properties style:row-height="333pt" style:use-optimal-row-height="false" fo:break-before="auto"/>
    </style:style>
    <style:style style:name="ro11" style:family="table-row">
      <style:table-row-properties style:row-height="111.6pt" style:use-optimal-row-height="false" fo:break-before="auto"/>
    </style:style>
    <style:style style:name="ro12" style:family="table-row">
      <style:table-row-properties style:row-height="38.45pt" style:use-optimal-row-height="false" fo:break-before="auto"/>
    </style:style>
    <style:style style:name="ro13" style:family="table-row">
      <style:table-row-properties style:row-height="63.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Lookups.$A$2:.$A$44])" table:base-cell-address="Instructions.B6">
          <table:help-message table:display="true"/>
          <table:error-message table:display="true"/>
        </table:content-validation>
        <table:content-validation table:name="val2" table:condition="of:cell-content-is-in-list([Lookups.$C$2:.$C$36])" table:base-cell-address="Instructions.B7">
          <table:help-message table:display="true"/>
          <table:error-message table:display="true"/>
        </table:content-validation>
      </table:content-validations>
      <table:table table:name="Instructions" table:style-name="ta1">
        <table:table-column table:style-name="co1" table:default-cell-style-name="ce1"/>
        <table:table-column table:style-name="co2" table:number-columns-repeated="2" table:default-cell-style-name="ce1"/>
        <table:table-column table:style-name="co3" table:number-columns-repeated="16381" table:default-cell-style-name="ce1"/>
        <table:table-row table:style-name="ro1">
          <table:table-cell office:value-type="string" table:number-columns-spanned="3" table:number-rows-spanned="1" table:style-name="ce10">
            <text:p>NNHIP Data Collection Template</text:p>
          </table:table-cell>
          <table:covered-table-cell table:number-columns-repeated="2"/>
          <table:table-cell table:number-columns-repeated="16381"/>
        </table:table-row>
        <table:table-row table:style-name="ro2">
          <table:table-cell table:number-columns-repeated="3" table:style-name="ce2"/>
          <table:table-cell table:number-columns-repeated="16381"/>
        </table:table-row>
        <table:table-row table:style-name="ro3">
          <table:table-cell office:value-type="string" table:number-columns-spanned="3" table:number-rows-spanned="1" table:style-name="ce11">
            <text:p>The National Neighbourhood Health Implementation Programme (NNHIP), through extensive stakeholder engagement, has agreed an holistic suite of goals for neighbourhood working and a ‘balanced scorecard’ to measure outcomes. The aim is to support all Places to adopt a common approach (for within programme comparisons) and to be able to compare programme participants to non- participants (controls) in as many Places as possible.</text:p>
            <text:p/>
            <text:p>The data collection template captures all the aggregate data required each month for the national submission. The yellow cells below and in the tabs Submission Template should be completed by each Place every month. The submission timetable is shown in the 'SubmissionTimetable' tab. A more detailed description of the data collection and submission process can be found in the NNHIP Measurement Guide.</text:p>
            <text:p/>
            <text:p>More detail on the requirements are shown below.</text:p>
          </table:table-cell>
          <table:covered-table-cell table:number-columns-repeated="2"/>
          <table:table-cell table:number-columns-repeated="16381"/>
        </table:table-row>
        <table:table-row table:style-name="ro2">
          <table:table-cell table:number-columns-repeated="16384"/>
        </table:table-row>
        <table:table-row table:style-name="ro2">
          <table:table-cell office:value-type="string" table:style-name="ce1">
            <text:p>Please select your project and the current submission period before completing the other templates from the lookups below:</text:p>
          </table:table-cell>
          <table:table-cell table:number-columns-repeated="16383" table:style-name="ce1"/>
        </table:table-row>
        <table:table-row table:style-name="ro2">
          <table:table-cell office:value-type="string" table:style-name="ce3">
            <text:p>Project Name</text:p>
          </table:table-cell>
          <table:table-cell office:value-type="string" table:number-columns-spanned="2" table:number-rows-spanned="1" table:content-validation-name="val1" table:style-name="ce13">
            <text:p>Croydon</text:p>
          </table:table-cell>
          <table:covered-table-cell/>
          <table:table-cell table:number-columns-repeated="16381"/>
        </table:table-row>
        <table:table-row table:style-name="ro2">
          <table:table-cell office:value-type="string" table:style-name="ce3">
            <text:p>Submission Period</text:p>
          </table:table-cell>
          <table:table-cell office:value-type="float" office:value="46357" table:number-columns-spanned="2" table:number-rows-spanned="1" table:content-validation-name="val2" table:style-name="ce13">
            <text:p>46357</text:p>
          </table:table-cell>
          <table:covered-table-cell/>
          <table:table-cell table:number-columns-repeated="16381"/>
        </table:table-row>
        <table:table-row table:style-name="ro2">
          <table:table-cell table:number-columns-repeated="16384"/>
        </table:table-row>
        <table:table-row table:style-name="ro2">
          <table:table-cell office:value-type="string" table:number-columns-spanned="3" table:number-rows-spanned="1" table:style-name="ce14">
            <text:p>There is one worksheet to complete to collect data for the NNHIP cohort. The worksheets are:</text:p>
          </table:table-cell>
          <table:covered-table-cell table:number-columns-repeated="2"/>
          <table:table-cell table:number-columns-repeated="16381"/>
        </table:table-row>
        <table:table-row table:style-name="ro2">
          <table:table-cell table:number-columns-repeated="16384"/>
        </table:table-row>
        <table:table-row table:style-name="ro2">
          <table:table-cell office:value-type="string" table:style-name="ce5">
            <text:p>Worksheet</text:p>
          </table:table-cell>
          <table:table-cell office:value-type="string" table:number-columns-spanned="2" table:number-rows-spanned="1" table:style-name="ce15">
            <text:p>Description</text:p>
          </table:table-cell>
          <table:covered-table-cell/>
          <table:table-cell table:number-columns-repeated="16381"/>
        </table:table-row>
        <table:table-row table:style-name="ro2">
          <table:table-cell office:value-type="string" table:style-name="ce6">
            <text:p><text:a xlink:href="#SubmissionTemplate.A1">SubmissionTemplate</text:a></text:p>
          </table:table-cell>
          <table:table-cell office:value-type="string" table:number-columns-spanned="2" table:number-rows-spanned="1" table:style-name="ce16">
            <text:p>Collects the data for you local NNHIP cohort for the current reporting month</text:p>
          </table:table-cell>
          <table:covered-table-cell/>
          <table:table-cell table:number-columns-repeated="16381"/>
        </table:table-row>
        <table:table-row table:style-name="ro2">
          <table:table-cell table:number-columns-repeated="16384"/>
        </table:table-row>
        <table:table-row table:style-name="ro2">
          <table:table-cell office:value-type="string" table:style-name="ce1">
            <text:p>The metrics collected for the NNHIP cohort <text:s/>are:</text:p>
          </table:table-cell>
          <table:table-cell table:number-columns-repeated="16383" table:style-name="ce1"/>
        </table:table-row>
        <table:table-row table:style-name="ro2">
          <table:table-cell table:number-columns-repeated="16384"/>
        </table:table-row>
        <table:table-row table:style-name="ro2">
          <table:table-cell office:value-type="string" table:style-name="ce5">
            <text:p>Metric</text:p>
          </table:table-cell>
          <table:table-cell office:value-type="string" table:number-columns-spanned="2" table:number-rows-spanned="1" table:style-name="ce15">
            <text:p>Description</text:p>
          </table:table-cell>
          <table:covered-table-cell/>
          <table:table-cell table:number-columns-repeated="16381"/>
        </table:table-row>
        <table:table-row table:style-name="ro4">
          <table:table-cell office:value-type="string" table:style-name="ce8">
            <text:p>Number of outpatient appointments (new, follow up and outpatient procedures)</text:p>
          </table:table-cell>
          <table:table-cell office:value-type="string" table:number-columns-spanned="2" table:number-rows-spanned="1" table:style-name="ce18">
            <text:p>Number of consultant-led outpatient appointments (new, follow up and outpatient procedures) per 1,000 patients in the cohort (source: SUS Outpatients)</text:p>
          </table:table-cell>
          <table:covered-table-cell/>
          <table:table-cell table:number-columns-repeated="16381"/>
        </table:table-row>
        <table:table-row table:style-name="ro5">
          <table:table-cell office:value-type="string" table:style-name="ce8">
            <text:p>Number of emergency admissions (0 days LOS)</text:p>
          </table:table-cell>
          <table:table-cell office:value-type="string" table:number-columns-spanned="2" table:number-rows-spanned="1" table:style-name="ce18">
            <text:p>Number of specific acute non-elective spells in the period with a length of stay of zero days per 1,000 patients in the cohort (source: SUS Inpatients)</text:p>
          </table:table-cell>
          <table:covered-table-cell/>
          <table:table-cell table:number-columns-repeated="16381"/>
        </table:table-row>
        <table:table-row table:style-name="ro5">
          <table:table-cell office:value-type="string" table:style-name="ce8">
            <text:p>Number of emergency admissions (1 or days LOS)</text:p>
          </table:table-cell>
          <table:table-cell office:value-type="string" table:number-columns-spanned="2" table:number-rows-spanned="1" table:style-name="ce18">
            <text:p>Number of specific acute non-elective spells in the period with a length of stay of one or more days per 1,000 patients in the cohort (source: SUS Inpatients)</text:p>
          </table:table-cell>
          <table:covered-table-cell/>
          <table:table-cell table:number-columns-repeated="16381"/>
        </table:table-row>
        <table:table-row table:style-name="ro2">
          <table:table-cell office:value-type="string" table:style-name="ce8">
            <text:p>Number of inpatient bed days</text:p>
          </table:table-cell>
          <table:table-cell office:value-type="string" table:number-columns-spanned="2" table:number-rows-spanned="1" table:style-name="ce18">
            <text:p>Number of inpatient bed days per 1,000 patients in the cohort (source: SUS Inpatients)</text:p>
          </table:table-cell>
          <table:covered-table-cell/>
          <table:table-cell table:number-columns-repeated="16381"/>
        </table:table-row>
        <table:table-row table:style-name="ro5">
          <table:table-cell office:value-type="string" table:style-name="ce8">
            <text:p>Number of ambulance conveyances</text:p>
          </table:table-cell>
          <table:table-cell office:value-type="string" table:number-columns-spanned="2" table:number-rows-spanned="1" table:style-name="ce18">
            <text:p>Number of ambulance conveyances to hospital per category for patients in the local NNHIP cohort during the month per 1,000 patients in the cohort (source: ECDS)</text:p>
          </table:table-cell>
          <table:covered-table-cell/>
          <table:table-cell table:number-columns-repeated="16381"/>
        </table:table-row>
        <table:table-row table:style-name="ro6">
          <table:table-cell office:value-type="string" table:style-name="ce8">
            <text:p>Number of A&amp;E attendances</text:p>
          </table:table-cell>
          <table:table-cell office:value-type="string" table:number-columns-spanned="2" table:number-rows-spanned="1" table:style-name="ce18">
            <text:p>Number of A&amp;E attendances (Type 1 and Other types) per 1,000 patients in the cohort  (source: ECDS)</text:p>
          </table:table-cell>
          <table:covered-table-cell/>
          <table:table-cell table:number-columns-repeated="16381"/>
        </table:table-row>
        <table:table-row table:style-name="ro5">
          <table:table-cell office:value-type="string" table:style-name="ce8">
            <text:p>Number of general practice appointments</text:p>
          </table:table-cell>
          <table:table-cell office:value-type="string" table:number-columns-spanned="2" table:number-rows-spanned="1" table:style-name="ce18">
            <text:p>Number of appointments in general practice and Primary Care Networks per 1,000 patients in the cohort (source: primary care systems)</text:p>
          </table:table-cell>
          <table:covered-table-cell/>
          <table:table-cell table:number-columns-repeated="16381"/>
        </table:table-row>
        <table:table-row table:style-name="ro5">
          <table:table-cell office:value-type="string" table:style-name="ce8">
            <text:p>Number of Community Care Contacts</text:p>
          </table:table-cell>
          <table:table-cell office:value-type="string" table:number-columns-spanned="2" table:number-rows-spanned="1" table:style-name="ce18">
            <text:p>Number of Community Care Contacts attended per 1,000 patients in the cohort (source: CSDS)</text:p>
          </table:table-cell>
          <table:covered-table-cell/>
          <table:table-cell table:number-columns-repeated="16381"/>
        </table:table-row>
        <table:table-row table:style-name="ro5">
          <table:table-cell office:value-type="string" table:style-name="ce8">
            <text:p>Number of patients in the cohort</text:p>
          </table:table-cell>
          <table:table-cell office:value-type="string" table:number-columns-spanned="2" table:number-rows-spanned="1" table:style-name="ce18">
            <text:p>Number of patients that have been identified as meeting the criteria based on your local definition</text:p>
          </table:table-cell>
          <table:covered-table-cell/>
          <table:table-cell table:number-columns-repeated="16381"/>
        </table:table-row>
        <table:table-row table:style-name="ro5">
          <table:table-cell office:value-type="string" table:style-name="ce7">
            <text:p>Number of patients on the NNHIP caseload</text:p>
          </table:table-cell>
          <table:table-cell office:value-type="string" table:number-columns-spanned="2" table:number-rows-spanned="1" table:style-name="ce16">
            <text:p>Number of active cases the Place is actively working with during the month. This should not be the whole NNHIP cohort.<text:s/></text:p>
          </table:table-cell>
          <table:covered-table-cell/>
          <table:table-cell table:number-columns-repeated="16381"/>
        </table:table-row>
        <table:table-row table:style-name="ro2">
          <table:table-cell table:number-columns-repeated="3" table:style-name="ce4"/>
          <table:table-cell table:number-columns-repeated="16381"/>
        </table:table-row>
        <table:table-row table:style-name="ro2">
          <table:table-cell office:value-type="string" table:number-columns-spanned="3" table:number-rows-spanned="1" table:style-name="ce19">
            <text:p>Detailed definitions of the NNHIP metrics can be for in the Definitions tab.</text:p>
          </table:table-cell>
          <table:covered-table-cell table:number-columns-repeated="2"/>
          <table:table-cell table:number-columns-repeated="16381"/>
        </table:table-row>
        <table:table-row table:style-name="ro2">
          <table:table-cell table:number-columns-repeated="16384"/>
        </table:table-row>
        <table:table-row table:style-name="ro2">
          <table:table-cell office:value-type="string" table:style-name="ce1">
            <text:p>The metrics need to be split by three demographics factors. These are:</text:p>
          </table:table-cell>
          <table:table-cell table:number-columns-repeated="16383" table:style-name="ce1"/>
        </table:table-row>
        <table:table-row table:style-name="ro2">
          <table:table-cell table:number-columns-repeated="16384"/>
        </table:table-row>
        <table:table-row table:style-name="ro2">
          <table:table-cell office:value-type="string" table:style-name="ce5">
            <text:p>Demographic factor</text:p>
          </table:table-cell>
          <table:table-cell office:value-type="string" table:number-columns-spanned="2" table:number-rows-spanned="1" table:style-name="ce15">
            <text:p>Description</text:p>
          </table:table-cell>
          <table:covered-table-cell/>
          <table:table-cell table:number-columns-repeated="16381"/>
        </table:table-row>
        <table:table-row table:style-name="ro2">
          <table:table-cell office:value-type="string" table:style-name="ce9">
            <text:p>Age Group</text:p>
          </table:table-cell>
          <table:table-cell office:value-type="string" table:number-columns-spanned="2" table:number-rows-spanned="1" table:style-name="ce16">
            <text:p>Ten year age groups based on the persons age at the time of intervention</text:p>
          </table:table-cell>
          <table:covered-table-cell/>
          <table:table-cell table:number-columns-repeated="16381"/>
        </table:table-row>
        <table:table-row table:style-name="ro2">
          <table:table-cell office:value-type="string" table:style-name="ce9">
            <text:p>Ethnic Group</text:p>
          </table:table-cell>
          <table:table-cell office:value-type="string" table:number-columns-spanned="2" table:number-rows-spanned="1" table:style-name="ce16">
            <text:p>Broad ethnic groups based on the persons recorded ethnic group at the time of intervention</text:p>
          </table:table-cell>
          <table:covered-table-cell/>
          <table:table-cell table:number-columns-repeated="16381"/>
        </table:table-row>
        <table:table-row table:style-name="ro2">
          <table:table-cell office:value-type="string" table:style-name="ce9">
            <text:p>Deprivation Quintile</text:p>
          </table:table-cell>
          <table:table-cell office:value-type="string" table:number-columns-spanned="2" table:number-rows-spanned="1" table:style-name="ce20">
            <text:p><text:a xlink:href="https://www.gov.uk/government/statistics/english-indices-of-deprivation-2019">Index of Multiple Deprivation (IMD) quintiles based on the persons home postcode, aggregated to Lower Super Output Area (LSOA), at the time of intervention (1 = most deprived 20% of the English population and 5 = least deprived 20% of the English population). The published data is grouped by decile. These will need to be grouped again to create quintile. For example, decile 1 + decile 2 = quintile 1. Data on the latest IMD can be found here - https://www.gov.uk/government/statistics/english-indices-of-deprivation-2019</text:a></text:p>
          </table:table-cell>
          <table:covered-table-cell/>
          <table:table-cell table:number-columns-repeated="16381"/>
        </table:table-row>
        <table:table-row table:number-rows-repeated="1048541" table:style-name="ro2">
          <table:table-cell table:number-columns-repeated="16384"/>
        </table:table-row>
      </table:table>
      <table:table table:name="SubmissionTemplate" table:style-name="ta1">
        <table:table-column table:style-name="co4" table:default-cell-style-name="ce1"/>
        <table:table-column table:style-name="co5" table:default-cell-style-name="ce1"/>
        <table:table-column table:style-name="co6" table:default-cell-style-name="ce4"/>
        <table:table-column table:style-name="co3" table:number-columns-repeated="9" table:default-cell-style-name="ce1"/>
        <table:table-column table:style-name="co7" table:default-cell-style-name="ce1"/>
        <table:table-column table:style-name="co3" table:number-columns-repeated="5" table:default-cell-style-name="ce1"/>
        <table:table-column table:style-name="co5" table:default-cell-style-name="ce1"/>
        <table:table-column table:style-name="co3" table:number-columns-repeated="5" table:default-cell-style-name="ce1"/>
        <table:table-column table:style-name="co8" table:default-cell-style-name="ce1"/>
        <table:table-column table:style-name="co3" table:number-columns-repeated="16359" table:default-cell-style-name="ce1"/>
        <table:table-row table:style-name="ro2">
          <table:table-cell office:value-type="string" table:style-name="ce3">
            <text:p>Project Name</text:p>
          </table:table-cell>
          <table:table-cell office:value-type="string" office:string-value="Croydon" table:formula="of:=[Instructions.B6]" table:number-columns-spanned="2" table:number-rows-spanned="1" table:style-name="ce24">
            <text:p>Croydon</text:p>
          </table:table-cell>
          <table:covered-table-cell/>
          <table:table-cell table:number-columns-repeated="8" table:style-name="ce1"/>
          <table:table-cell office:value-type="string" table:style-name="ce1">
            <text:p>(new, follow up and outpatient procedures)</text:p>
          </table:table-cell>
          <table:table-cell table:number-columns-repeated="16372" table:style-name="ce1"/>
        </table:table-row>
        <table:table-row table:style-name="ro2">
          <table:table-cell office:value-type="string" table:style-name="ce3">
            <text:p>Submission Period</text:p>
          </table:table-cell>
          <table:table-cell office:value-type="float" office:value="46357" table:formula="of:=[Instructions.B7]" table:number-columns-spanned="2" table:number-rows-spanned="1" table:style-name="ce24">
            <text:p>46357</text:p>
          </table:table-cell>
          <table:covered-table-cell/>
          <table:table-cell table:number-columns-repeated="16381" table:style-name="ce1"/>
        </table:table-row>
        <table:table-row table:style-name="ro2">
          <table:table-cell table:number-columns-repeated="16384"/>
        </table:table-row>
        <table:table-row table:style-name="ro2">
          <table:table-cell office:value-type="string" table:number-columns-spanned="1" table:number-rows-spanned="2" table:style-name="ce25">
            <text:p>Metric Id</text:p>
          </table:table-cell>
          <table:table-cell office:value-type="string" table:number-columns-spanned="1" table:number-rows-spanned="2" table:style-name="ce25">
            <text:p>Metric Type</text:p>
          </table:table-cell>
          <table:table-cell office:value-type="string" table:number-columns-spanned="1" table:number-rows-spanned="2" table:style-name="ce25">
            <text:p>Metric Details</text:p>
          </table:table-cell>
          <table:table-cell office:value-type="string" table:number-columns-spanned="1" table:number-rows-spanned="2" table:style-name="ce25">
            <text:p>Total</text:p>
          </table:table-cell>
          <table:table-cell office:value-type="string" table:number-columns-spanned="9" table:number-rows-spanned="1" table:style-name="ce25">
            <text:p>Age Group</text:p>
          </table:table-cell>
          <table:covered-table-cell table:number-columns-repeated="8"/>
          <table:table-cell office:value-type="string" table:number-columns-spanned="6" table:number-rows-spanned="1" table:style-name="ce25">
            <text:p>Ethnic Group</text:p>
          </table:table-cell>
          <table:covered-table-cell table:number-columns-repeated="5"/>
          <table:table-cell office:value-type="string" table:number-columns-spanned="6" table:number-rows-spanned="1" table:style-name="ce25">
            <text:p>Deprivation Quintile</text:p>
          </table:table-cell>
          <table:covered-table-cell table:number-columns-repeated="5"/>
          <table:table-cell table:number-columns-repeated="16359"/>
        </table:table-row>
        <table:table-row table:style-name="ro2">
          <table:covered-table-cell/>
          <table:covered-table-cell/>
          <table:covered-table-cell/>
          <table:covered-table-cell/>
          <table:table-cell office:value-type="string" table:style-name="ce21">
            <text:p>18-19</text:p>
          </table:table-cell>
          <table:table-cell office:value-type="string" table:style-name="ce21">
            <text:p>20-29</text:p>
          </table:table-cell>
          <table:table-cell office:value-type="string" table:style-name="ce21">
            <text:p>30-39</text:p>
          </table:table-cell>
          <table:table-cell office:value-type="string" table:style-name="ce21">
            <text:p>40-49</text:p>
          </table:table-cell>
          <table:table-cell office:value-type="string" table:style-name="ce21">
            <text:p>50-59</text:p>
          </table:table-cell>
          <table:table-cell office:value-type="string" table:style-name="ce21">
            <text:p>60-69</text:p>
          </table:table-cell>
          <table:table-cell office:value-type="string" table:style-name="ce21">
            <text:p>70-79</text:p>
          </table:table-cell>
          <table:table-cell office:value-type="string" table:style-name="ce21">
            <text:p>80+</text:p>
          </table:table-cell>
          <table:table-cell office:value-type="string" table:style-name="ce21">
            <text:p>Not known</text:p>
          </table:table-cell>
          <table:table-cell office:value-type="string" table:style-name="ce21">
            <text:p>White</text:p>
          </table:table-cell>
          <table:table-cell office:value-type="string" table:style-name="ce21">
            <text:p>Black</text:p>
          </table:table-cell>
          <table:table-cell office:value-type="string" table:style-name="ce21">
            <text:p>Asian</text:p>
          </table:table-cell>
          <table:table-cell office:value-type="string" table:style-name="ce21">
            <text:p>Mixed</text:p>
          </table:table-cell>
          <table:table-cell office:value-type="string" table:style-name="ce21">
            <text:p>Other</text:p>
          </table:table-cell>
          <table:table-cell office:value-type="string" table:style-name="ce21">
            <text:p>Not known</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string" table:style-name="ce21">
            <text:p>Not Known</text:p>
          </table:table-cell>
          <table:table-cell table:number-columns-repeated="16359"/>
        </table:table-row>
        <table:table-row table:style-name="ro5">
          <table:table-cell office:value-type="string" table:number-columns-spanned="1" table:number-rows-spanned="3" table:style-name="ce26">
            <text:p>O1</text:p>
          </table:table-cell>
          <table:table-cell office:value-type="string" table:number-columns-spanned="1" table:number-rows-spanned="3" table:style-name="ce26">
            <text:p>Outcome</text:p>
          </table:table-cell>
          <table:table-cell office:value-type="string" table:style-name="ce8">
            <text:p>Number of new consultant-led outpatient appointments for patients in the cohort</text:p>
          </table:table-cell>
          <table:table-cell office:value-type="float" office:value="270" table:formula="of:=RANDBETWEEN([.D7]*0.2;[.D7]*0.5)" table:style-name="ce12">
            <text:p>270</text:p>
          </table:table-cell>
          <table:table-cell office:value-type="float" office:value="30" table:formula="of:=COM.MICROSOFT.FLOOR([.$D6]/9;1)" table:style-name="ce12">
            <text:p>30</text:p>
          </table:table-cell>
          <table:table-cell office:value-type="float" office:value="30" table:formula="of:=COM.MICROSOFT.FLOOR([.$D6]/9;1)" table:style-name="ce12">
            <text:p>30</text:p>
          </table:table-cell>
          <table:table-cell office:value-type="float" office:value="30" table:formula="of:=COM.MICROSOFT.FLOOR([.$D6]/9;1)" table:style-name="ce12">
            <text:p>30</text:p>
          </table:table-cell>
          <table:table-cell office:value-type="float" office:value="30" table:formula="of:=COM.MICROSOFT.FLOOR([.$D6]/9;1)" table:style-name="ce12">
            <text:p>30</text:p>
          </table:table-cell>
          <table:table-cell office:value-type="float" office:value="30" table:formula="of:=COM.MICROSOFT.FLOOR([.$D6]/9;1)" table:style-name="ce12">
            <text:p>30</text:p>
          </table:table-cell>
          <table:table-cell office:value-type="float" office:value="30" table:formula="of:=COM.MICROSOFT.FLOOR([.$D6]/9;1)" table:style-name="ce12">
            <text:p>30</text:p>
          </table:table-cell>
          <table:table-cell office:value-type="float" office:value="30" table:formula="of:=COM.MICROSOFT.FLOOR([.$D6]/9;1)" table:style-name="ce12">
            <text:p>30</text:p>
          </table:table-cell>
          <table:table-cell office:value-type="float" office:value="30" table:formula="of:=COM.MICROSOFT.FLOOR([.$D6]/9;1)" table:style-name="ce12">
            <text:p>30</text:p>
          </table:table-cell>
          <table:table-cell office:value-type="float" office:value="30" table:formula="of:=[.$D6]-SUM([.E6:.L6])" table:style-name="ce12">
            <text:p>30</text:p>
          </table:table-cell>
          <table:table-cell office:value-type="float" office:value="45" table:formula="of:=COM.MICROSOFT.FLOOR([.$D6]/6;1)" table:style-name="ce12">
            <text:p>45</text:p>
          </table:table-cell>
          <table:table-cell office:value-type="float" office:value="45" table:formula="of:=COM.MICROSOFT.FLOOR([.$D6]/6;1)" table:style-name="ce12">
            <text:p>45</text:p>
          </table:table-cell>
          <table:table-cell office:value-type="float" office:value="45" table:formula="of:=COM.MICROSOFT.FLOOR([.$D6]/6;1)" table:style-name="ce12">
            <text:p>45</text:p>
          </table:table-cell>
          <table:table-cell office:value-type="float" office:value="45" table:formula="of:=COM.MICROSOFT.FLOOR([.$D6]/6;1)" table:style-name="ce12">
            <text:p>45</text:p>
          </table:table-cell>
          <table:table-cell office:value-type="float" office:value="45" table:formula="of:=COM.MICROSOFT.FLOOR([.$D6]/6;1)" table:style-name="ce12">
            <text:p>45</text:p>
          </table:table-cell>
          <table:table-cell office:value-type="float" office:value="45" table:formula="of:=[.$D6]-SUM([.N6:.R6])" table:style-name="ce12">
            <text:p>45</text:p>
          </table:table-cell>
          <table:table-cell office:value-type="float" office:value="45" table:formula="of:=COM.MICROSOFT.FLOOR([.$D6]/6; 1)" table:style-name="ce12">
            <text:p>45</text:p>
          </table:table-cell>
          <table:table-cell office:value-type="float" office:value="45" table:formula="of:=COM.MICROSOFT.FLOOR([.$D6]/6; 1)" table:style-name="ce12">
            <text:p>45</text:p>
          </table:table-cell>
          <table:table-cell office:value-type="float" office:value="45" table:formula="of:=COM.MICROSOFT.FLOOR([.$D6]/6; 1)" table:style-name="ce12">
            <text:p>45</text:p>
          </table:table-cell>
          <table:table-cell office:value-type="float" office:value="45" table:formula="of:=COM.MICROSOFT.FLOOR([.$D6]/6; 1)" table:style-name="ce12">
            <text:p>45</text:p>
          </table:table-cell>
          <table:table-cell office:value-type="float" office:value="45" table:formula="of:=COM.MICROSOFT.FLOOR([.$D6]/6; 1)" table:style-name="ce12">
            <text:p>45</text:p>
          </table:table-cell>
          <table:table-cell office:value-type="float" office:value="45" table:formula="of:=[.$D6]-SUM([.T6:.X6])" table:style-name="ce12">
            <text:p>45</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RANDBETWEEN(500;1500)" table:style-name="ce12">
            <text:p>1170</text:p>
          </table:table-cell>
          <table:table-cell office:value-type="float" office:value="130" table:formula="of:=COM.MICROSOFT.FLOOR([.$D$7]/9;1)" table:style-name="ce12">
            <text:p>130</text:p>
          </table:table-cell>
          <table:table-cell office:value-type="float" office:value="130" table:formula="of:=COM.MICROSOFT.FLOOR([.$D$7]/9;1)" table:style-name="ce12">
            <text:p>130</text:p>
          </table:table-cell>
          <table:table-cell office:value-type="float" office:value="130" table:formula="of:=COM.MICROSOFT.FLOOR([.$D$7]/9;1)" table:style-name="ce12">
            <text:p>130</text:p>
          </table:table-cell>
          <table:table-cell office:value-type="float" office:value="130" table:formula="of:=COM.MICROSOFT.FLOOR([.$D$7]/9;1)" table:style-name="ce12">
            <text:p>130</text:p>
          </table:table-cell>
          <table:table-cell office:value-type="float" office:value="130" table:formula="of:=COM.MICROSOFT.FLOOR([.$D$7]/9;1)" table:style-name="ce12">
            <text:p>130</text:p>
          </table:table-cell>
          <table:table-cell office:value-type="float" office:value="130" table:formula="of:=COM.MICROSOFT.FLOOR([.$D$7]/9;1)" table:style-name="ce12">
            <text:p>130</text:p>
          </table:table-cell>
          <table:table-cell office:value-type="float" office:value="130" table:formula="of:=COM.MICROSOFT.FLOOR([.$D$7]/9;1)" table:style-name="ce12">
            <text:p>130</text:p>
          </table:table-cell>
          <table:table-cell office:value-type="float" office:value="130" table:formula="of:=COM.MICROSOFT.FLOOR([.$D$7]/9;1)" table:style-name="ce12">
            <text:p>130</text:p>
          </table:table-cell>
          <table:table-cell office:value-type="float" office:value="130" table:formula="of:=[.$D7]-SUM([.E7:.L7])" table:style-name="ce12">
            <text:p>130</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D7]-SUM([.N7:.R7])" table:style-name="ce12">
            <text:p>195</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COM.MICROSOFT.FLOOR([.$D$7]/6; 1)" table:style-name="ce12">
            <text:p>195</text:p>
          </table:table-cell>
          <table:table-cell office:value-type="float" office:value="195" table:formula="of:=[.$D7]-SUM([.T7:.X7])" table:style-name="ce12">
            <text:p>195</text:p>
          </table:table-cell>
          <table:table-cell table:number-columns-repeated="16359"/>
        </table:table-row>
        <table:table-row table:style-name="ro5">
          <table:covered-table-cell/>
          <table:covered-table-cell/>
          <table:table-cell office:value-type="string" table:style-name="ce22">
            <text:p>Number of new consultant-led outpatient appointments <text:s/>per 1,000 patients in the cohort</text:p>
          </table:table-cell>
          <table:table-cell office:value-type="float" office:value="230.76923076923077" table:formula="of:=IFERROR([.D6]/[.D7]*1000;0)" table:style-name="ce23">
            <text:p>230.7692308</text:p>
          </table:table-cell>
          <table:table-cell office:value-type="float" office:value="230.76923076923077" table:formula="of:=IFERROR([.E6]/[.E7]*1000;0)" table:style-name="ce23">
            <text:p>230.7692308</text:p>
          </table:table-cell>
          <table:table-cell office:value-type="float" office:value="230.76923076923077" table:formula="of:=IFERROR([.F6]/[.F7]*1000;0)" table:style-name="ce23">
            <text:p>230.7692308</text:p>
          </table:table-cell>
          <table:table-cell office:value-type="float" office:value="230.76923076923077" table:formula="of:=IFERROR([.G6]/[.G7]*1000;0)" table:style-name="ce23">
            <text:p>230.7692308</text:p>
          </table:table-cell>
          <table:table-cell office:value-type="float" office:value="230.76923076923077" table:formula="of:=IFERROR([.H6]/[.H7]*1000;0)" table:style-name="ce23">
            <text:p>230.7692308</text:p>
          </table:table-cell>
          <table:table-cell office:value-type="float" office:value="230.76923076923077" table:formula="of:=IFERROR([.I6]/[.I7]*1000;0)" table:style-name="ce23">
            <text:p>230.7692308</text:p>
          </table:table-cell>
          <table:table-cell office:value-type="float" office:value="230.76923076923077" table:formula="of:=IFERROR([.J6]/[.J7]*1000;0)" table:style-name="ce23">
            <text:p>230.7692308</text:p>
          </table:table-cell>
          <table:table-cell office:value-type="float" office:value="230.76923076923077" table:formula="of:=IFERROR([.K6]/[.K7]*1000;0)" table:style-name="ce23">
            <text:p>230.7692308</text:p>
          </table:table-cell>
          <table:table-cell office:value-type="float" office:value="230.76923076923077" table:formula="of:=IFERROR([.L6]/[.L7]*1000;0)" table:style-name="ce23">
            <text:p>230.7692308</text:p>
          </table:table-cell>
          <table:table-cell office:value-type="float" office:value="230.76923076923077" table:formula="of:=IFERROR([.M6]/[.M7]*1000;0)" table:style-name="ce23">
            <text:p>230.7692308</text:p>
          </table:table-cell>
          <table:table-cell office:value-type="float" office:value="230.76923076923077" table:formula="of:=IFERROR([.N6]/[.N7]*1000;0)" table:style-name="ce23">
            <text:p>230.7692308</text:p>
          </table:table-cell>
          <table:table-cell office:value-type="float" office:value="230.76923076923077" table:formula="of:=IFERROR([.O6]/[.O7]*1000;0)" table:style-name="ce23">
            <text:p>230.7692308</text:p>
          </table:table-cell>
          <table:table-cell office:value-type="float" office:value="230.76923076923077" table:formula="of:=IFERROR([.P6]/[.P7]*1000;0)" table:style-name="ce23">
            <text:p>230.7692308</text:p>
          </table:table-cell>
          <table:table-cell office:value-type="float" office:value="230.76923076923077" table:formula="of:=IFERROR([.Q6]/[.Q7]*1000;0)" table:style-name="ce23">
            <text:p>230.7692308</text:p>
          </table:table-cell>
          <table:table-cell office:value-type="float" office:value="230.76923076923077" table:formula="of:=IFERROR([.R6]/[.R7]*1000;0)" table:style-name="ce23">
            <text:p>230.7692308</text:p>
          </table:table-cell>
          <table:table-cell office:value-type="float" office:value="230.76923076923077" table:formula="of:=IFERROR([.S6]/[.S7]*1000;0)" table:style-name="ce23">
            <text:p>230.7692308</text:p>
          </table:table-cell>
          <table:table-cell office:value-type="float" office:value="230.76923076923077" table:formula="of:=IFERROR([.T6]/[.T7]*1000;0)" table:style-name="ce23">
            <text:p>230.7692308</text:p>
          </table:table-cell>
          <table:table-cell office:value-type="float" office:value="230.76923076923077" table:formula="of:=IFERROR([.U6]/[.U7]*1000;0)" table:style-name="ce23">
            <text:p>230.7692308</text:p>
          </table:table-cell>
          <table:table-cell office:value-type="float" office:value="230.76923076923077" table:formula="of:=IFERROR([.V6]/[.V7]*1000;0)" table:style-name="ce23">
            <text:p>230.7692308</text:p>
          </table:table-cell>
          <table:table-cell office:value-type="float" office:value="230.76923076923077" table:formula="of:=IFERROR([.W6]/[.W7]*1000;0)" table:style-name="ce23">
            <text:p>230.7692308</text:p>
          </table:table-cell>
          <table:table-cell office:value-type="float" office:value="230.76923076923077" table:formula="of:=IFERROR([.X6]/[.X7]*1000;0)" table:style-name="ce23">
            <text:p>230.7692308</text:p>
          </table:table-cell>
          <table:table-cell office:value-type="float" office:value="230.76923076923077" table:formula="of:=IFERROR([.Y6]/[.Y7]*1000;0)" table:style-name="ce23">
            <text:p>230.7692308</text:p>
          </table:table-cell>
          <table:table-cell table:number-columns-repeated="16359"/>
        </table:table-row>
        <table:table-row table:style-name="ro5">
          <table:table-cell office:value-type="string" table:number-columns-spanned="1" table:number-rows-spanned="3" table:style-name="ce26">
            <text:p>O1</text:p>
          </table:table-cell>
          <table:table-cell office:value-type="string" table:number-columns-spanned="1" table:number-rows-spanned="3" table:style-name="ce26">
            <text:p>Outcome</text:p>
          </table:table-cell>
          <table:table-cell office:value-type="string" table:style-name="ce8">
            <text:p>Number of follow up consultant-led outpatient appointments for patients in the cohort</text:p>
          </table:table-cell>
          <table:table-cell office:value-type="float" office:value="995" table:formula="of:=RANDBETWEEN([.D10]*0.8;[.D10]*0.9)" table:style-name="ce12">
            <text:p>995</text:p>
          </table:table-cell>
          <table:table-cell office:value-type="float" office:value="110" table:formula="of:=COM.MICROSOFT.FLOOR([.$D9]/9;1)" table:style-name="ce12">
            <text:p>110</text:p>
          </table:table-cell>
          <table:table-cell office:value-type="float" office:value="110" table:formula="of:=COM.MICROSOFT.FLOOR([.$D9]/9;1)" table:style-name="ce12">
            <text:p>110</text:p>
          </table:table-cell>
          <table:table-cell office:value-type="float" office:value="110" table:formula="of:=COM.MICROSOFT.FLOOR([.$D9]/9;1)" table:style-name="ce12">
            <text:p>110</text:p>
          </table:table-cell>
          <table:table-cell office:value-type="float" office:value="110" table:formula="of:=COM.MICROSOFT.FLOOR([.$D9]/9;1)" table:style-name="ce12">
            <text:p>110</text:p>
          </table:table-cell>
          <table:table-cell office:value-type="float" office:value="110" table:formula="of:=COM.MICROSOFT.FLOOR([.$D9]/9;1)" table:style-name="ce12">
            <text:p>110</text:p>
          </table:table-cell>
          <table:table-cell office:value-type="float" office:value="110" table:formula="of:=COM.MICROSOFT.FLOOR([.$D9]/9;1)" table:style-name="ce12">
            <text:p>110</text:p>
          </table:table-cell>
          <table:table-cell office:value-type="float" office:value="110" table:formula="of:=COM.MICROSOFT.FLOOR([.$D9]/9;1)" table:style-name="ce12">
            <text:p>110</text:p>
          </table:table-cell>
          <table:table-cell office:value-type="float" office:value="110" table:formula="of:=COM.MICROSOFT.FLOOR([.$D9]/9;1)" table:style-name="ce12">
            <text:p>110</text:p>
          </table:table-cell>
          <table:table-cell office:value-type="float" office:value="115" table:formula="of:=[.$D9]-SUM([.E9:.L9])" table:style-name="ce12">
            <text:p>115</text:p>
          </table:table-cell>
          <table:table-cell office:value-type="float" office:value="165" table:formula="of:=COM.MICROSOFT.FLOOR([.$D9]/6;1)" table:style-name="ce12">
            <text:p>165</text:p>
          </table:table-cell>
          <table:table-cell office:value-type="float" office:value="165" table:formula="of:=COM.MICROSOFT.FLOOR([.$D9]/6;1)" table:style-name="ce12">
            <text:p>165</text:p>
          </table:table-cell>
          <table:table-cell office:value-type="float" office:value="165" table:formula="of:=COM.MICROSOFT.FLOOR([.$D9]/6;1)" table:style-name="ce12">
            <text:p>165</text:p>
          </table:table-cell>
          <table:table-cell office:value-type="float" office:value="165" table:formula="of:=COM.MICROSOFT.FLOOR([.$D9]/6;1)" table:style-name="ce12">
            <text:p>165</text:p>
          </table:table-cell>
          <table:table-cell office:value-type="float" office:value="165" table:formula="of:=COM.MICROSOFT.FLOOR([.$D9]/6;1)" table:style-name="ce12">
            <text:p>165</text:p>
          </table:table-cell>
          <table:table-cell office:value-type="float" office:value="170" table:formula="of:=[.$D9]-SUM([.N9:.R9])" table:style-name="ce12">
            <text:p>170</text:p>
          </table:table-cell>
          <table:table-cell office:value-type="float" office:value="165" table:formula="of:=COM.MICROSOFT.FLOOR([.$D9]/6; 1)" table:style-name="ce12">
            <text:p>165</text:p>
          </table:table-cell>
          <table:table-cell office:value-type="float" office:value="165" table:formula="of:=COM.MICROSOFT.FLOOR([.$D9]/6; 1)" table:style-name="ce12">
            <text:p>165</text:p>
          </table:table-cell>
          <table:table-cell office:value-type="float" office:value="165" table:formula="of:=COM.MICROSOFT.FLOOR([.$D9]/6; 1)" table:style-name="ce12">
            <text:p>165</text:p>
          </table:table-cell>
          <table:table-cell office:value-type="float" office:value="165" table:formula="of:=COM.MICROSOFT.FLOOR([.$D9]/6; 1)" table:style-name="ce12">
            <text:p>165</text:p>
          </table:table-cell>
          <table:table-cell office:value-type="float" office:value="165" table:formula="of:=COM.MICROSOFT.FLOOR([.$D9]/6; 1)" table:style-name="ce12">
            <text:p>165</text:p>
          </table:table-cell>
          <table:table-cell office:value-type="float" office:value="170" table:formula="of:=[.$D9]-SUM([.T9:.X9])" table:style-name="ce12">
            <text:p>170</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7]" table:style-name="ce12">
            <text:p>1170</text:p>
          </table:table-cell>
          <table:table-cell office:value-type="float" office:value="130" table:formula="of:=[.E7]" table:style-name="ce12">
            <text:p>130</text:p>
          </table:table-cell>
          <table:table-cell office:value-type="float" office:value="130" table:formula="of:=[.F7]" table:style-name="ce12">
            <text:p>130</text:p>
          </table:table-cell>
          <table:table-cell office:value-type="float" office:value="130" table:formula="of:=[.G7]" table:style-name="ce12">
            <text:p>130</text:p>
          </table:table-cell>
          <table:table-cell office:value-type="float" office:value="130" table:formula="of:=[.H7]" table:style-name="ce12">
            <text:p>130</text:p>
          </table:table-cell>
          <table:table-cell office:value-type="float" office:value="130" table:formula="of:=[.I7]" table:style-name="ce12">
            <text:p>130</text:p>
          </table:table-cell>
          <table:table-cell office:value-type="float" office:value="130" table:formula="of:=[.J7]" table:style-name="ce12">
            <text:p>130</text:p>
          </table:table-cell>
          <table:table-cell office:value-type="float" office:value="130" table:formula="of:=[.K7]" table:style-name="ce12">
            <text:p>130</text:p>
          </table:table-cell>
          <table:table-cell office:value-type="float" office:value="130" table:formula="of:=[.L7]" table:style-name="ce12">
            <text:p>130</text:p>
          </table:table-cell>
          <table:table-cell office:value-type="float" office:value="130" table:formula="of:=[.M7]" table:style-name="ce12">
            <text:p>130</text:p>
          </table:table-cell>
          <table:table-cell office:value-type="float" office:value="195" table:formula="of:=[.N7]" table:style-name="ce12">
            <text:p>195</text:p>
          </table:table-cell>
          <table:table-cell office:value-type="float" office:value="195" table:formula="of:=[.O7]" table:style-name="ce12">
            <text:p>195</text:p>
          </table:table-cell>
          <table:table-cell office:value-type="float" office:value="195" table:formula="of:=[.P7]" table:style-name="ce12">
            <text:p>195</text:p>
          </table:table-cell>
          <table:table-cell office:value-type="float" office:value="195" table:formula="of:=[.Q7]" table:style-name="ce12">
            <text:p>195</text:p>
          </table:table-cell>
          <table:table-cell office:value-type="float" office:value="195" table:formula="of:=[.R7]" table:style-name="ce12">
            <text:p>195</text:p>
          </table:table-cell>
          <table:table-cell office:value-type="float" office:value="195" table:formula="of:=[.S7]" table:style-name="ce12">
            <text:p>195</text:p>
          </table:table-cell>
          <table:table-cell office:value-type="float" office:value="195" table:formula="of:=[.T7]" table:style-name="ce12">
            <text:p>195</text:p>
          </table:table-cell>
          <table:table-cell office:value-type="float" office:value="195" table:formula="of:=[.U7]" table:style-name="ce12">
            <text:p>195</text:p>
          </table:table-cell>
          <table:table-cell office:value-type="float" office:value="195" table:formula="of:=[.V7]" table:style-name="ce12">
            <text:p>195</text:p>
          </table:table-cell>
          <table:table-cell office:value-type="float" office:value="195" table:formula="of:=[.W7]" table:style-name="ce12">
            <text:p>195</text:p>
          </table:table-cell>
          <table:table-cell office:value-type="float" office:value="195" table:formula="of:=[.X7]" table:style-name="ce12">
            <text:p>195</text:p>
          </table:table-cell>
          <table:table-cell office:value-type="float" office:value="195" table:formula="of:=[.Y7]" table:style-name="ce12">
            <text:p>195</text:p>
          </table:table-cell>
          <table:table-cell table:number-columns-repeated="16359"/>
        </table:table-row>
        <table:table-row table:style-name="ro5">
          <table:covered-table-cell/>
          <table:covered-table-cell/>
          <table:table-cell office:value-type="string" table:style-name="ce22">
            <text:p>Number of follow up consultant-led outpatient appointments <text:s/>per 1,000 patients in the cohort</text:p>
          </table:table-cell>
          <table:table-cell office:value-type="float" office:value="850.42735042735035" table:formula="of:=IFERROR([.D9]/[.D10]*1000;0)" table:style-name="ce23">
            <text:p>850.4273504</text:p>
          </table:table-cell>
          <table:table-cell office:value-type="float" office:value="846.15384615384619" table:formula="of:=IFERROR([.E9]/[.E10]*1000;0)" table:style-name="ce23">
            <text:p>846.1538462</text:p>
          </table:table-cell>
          <table:table-cell office:value-type="float" office:value="846.15384615384619" table:formula="of:=IFERROR([.F9]/[.F10]*1000;0)" table:style-name="ce23">
            <text:p>846.1538462</text:p>
          </table:table-cell>
          <table:table-cell office:value-type="float" office:value="846.15384615384619" table:formula="of:=IFERROR([.G9]/[.G10]*1000;0)" table:style-name="ce23">
            <text:p>846.1538462</text:p>
          </table:table-cell>
          <table:table-cell office:value-type="float" office:value="846.15384615384619" table:formula="of:=IFERROR([.H9]/[.H10]*1000;0)" table:style-name="ce23">
            <text:p>846.1538462</text:p>
          </table:table-cell>
          <table:table-cell office:value-type="float" office:value="846.15384615384619" table:formula="of:=IFERROR([.I9]/[.I10]*1000;0)" table:style-name="ce23">
            <text:p>846.1538462</text:p>
          </table:table-cell>
          <table:table-cell office:value-type="float" office:value="846.15384615384619" table:formula="of:=IFERROR([.J9]/[.J10]*1000;0)" table:style-name="ce23">
            <text:p>846.1538462</text:p>
          </table:table-cell>
          <table:table-cell office:value-type="float" office:value="846.15384615384619" table:formula="of:=IFERROR([.K9]/[.K10]*1000;0)" table:style-name="ce23">
            <text:p>846.1538462</text:p>
          </table:table-cell>
          <table:table-cell office:value-type="float" office:value="846.15384615384619" table:formula="of:=IFERROR([.L9]/[.L10]*1000;0)" table:style-name="ce23">
            <text:p>846.1538462</text:p>
          </table:table-cell>
          <table:table-cell office:value-type="float" office:value="884.61538461538453" table:formula="of:=IFERROR([.M9]/[.M10]*1000;0)" table:style-name="ce23">
            <text:p>884.6153846</text:p>
          </table:table-cell>
          <table:table-cell office:value-type="float" office:value="846.15384615384619" table:formula="of:=IFERROR([.N9]/[.N10]*1000;0)" table:style-name="ce23">
            <text:p>846.1538462</text:p>
          </table:table-cell>
          <table:table-cell office:value-type="float" office:value="846.15384615384619" table:formula="of:=IFERROR([.O9]/[.O10]*1000;0)" table:style-name="ce23">
            <text:p>846.1538462</text:p>
          </table:table-cell>
          <table:table-cell office:value-type="float" office:value="846.15384615384619" table:formula="of:=IFERROR([.P9]/[.P10]*1000;0)" table:style-name="ce23">
            <text:p>846.1538462</text:p>
          </table:table-cell>
          <table:table-cell office:value-type="float" office:value="846.15384615384619" table:formula="of:=IFERROR([.Q9]/[.Q10]*1000;0)" table:style-name="ce23">
            <text:p>846.1538462</text:p>
          </table:table-cell>
          <table:table-cell office:value-type="float" office:value="846.15384615384619" table:formula="of:=IFERROR([.R9]/[.R10]*1000;0)" table:style-name="ce23">
            <text:p>846.1538462</text:p>
          </table:table-cell>
          <table:table-cell office:value-type="float" office:value="871.79487179487182" table:formula="of:=IFERROR([.S9]/[.S10]*1000;0)" table:style-name="ce23">
            <text:p>871.7948718</text:p>
          </table:table-cell>
          <table:table-cell office:value-type="float" office:value="846.15384615384619" table:formula="of:=IFERROR([.T9]/[.T10]*1000;0)" table:style-name="ce23">
            <text:p>846.1538462</text:p>
          </table:table-cell>
          <table:table-cell office:value-type="float" office:value="846.15384615384619" table:formula="of:=IFERROR([.U9]/[.U10]*1000;0)" table:style-name="ce23">
            <text:p>846.1538462</text:p>
          </table:table-cell>
          <table:table-cell office:value-type="float" office:value="846.15384615384619" table:formula="of:=IFERROR([.V9]/[.V10]*1000;0)" table:style-name="ce23">
            <text:p>846.1538462</text:p>
          </table:table-cell>
          <table:table-cell office:value-type="float" office:value="846.15384615384619" table:formula="of:=IFERROR([.W9]/[.W10]*1000;0)" table:style-name="ce23">
            <text:p>846.1538462</text:p>
          </table:table-cell>
          <table:table-cell office:value-type="float" office:value="846.15384615384619" table:formula="of:=IFERROR([.X9]/[.X10]*1000;0)" table:style-name="ce23">
            <text:p>846.1538462</text:p>
          </table:table-cell>
          <table:table-cell office:value-type="float" office:value="871.79487179487182" table:formula="of:=IFERROR([.Y9]/[.Y10]*1000;0)" table:style-name="ce23">
            <text:p>871.7948718</text:p>
          </table:table-cell>
          <table:table-cell table:number-columns-repeated="16359"/>
        </table:table-row>
        <table:table-row table:style-name="ro5">
          <table:table-cell office:value-type="string" table:number-columns-spanned="1" table:number-rows-spanned="3" table:style-name="ce26">
            <text:p>O1</text:p>
          </table:table-cell>
          <table:table-cell office:value-type="string" table:number-columns-spanned="1" table:number-rows-spanned="3" table:style-name="ce26">
            <text:p>Outcome</text:p>
          </table:table-cell>
          <table:table-cell office:value-type="string" table:style-name="ce8">
            <text:p>Number of <text:s/>consultant-led outpatient procedures <text:s/>for patients in the cohort</text:p>
          </table:table-cell>
          <table:table-cell office:value-type="float" office:value="234" table:formula="of:=RANDBETWEEN([.D13]*0.1;[.D13]*0.3)" table:style-name="ce12">
            <text:p>234</text:p>
          </table:table-cell>
          <table:table-cell office:value-type="float" office:value="26" table:formula="of:=COM.MICROSOFT.FLOOR([.$D12]/9;1)" table:style-name="ce12">
            <text:p>26</text:p>
          </table:table-cell>
          <table:table-cell office:value-type="float" office:value="26" table:formula="of:=COM.MICROSOFT.FLOOR([.$D12]/9;1)" table:style-name="ce12">
            <text:p>26</text:p>
          </table:table-cell>
          <table:table-cell office:value-type="float" office:value="26" table:formula="of:=COM.MICROSOFT.FLOOR([.$D12]/9;1)" table:style-name="ce12">
            <text:p>26</text:p>
          </table:table-cell>
          <table:table-cell office:value-type="float" office:value="26" table:formula="of:=COM.MICROSOFT.FLOOR([.$D12]/9;1)" table:style-name="ce12">
            <text:p>26</text:p>
          </table:table-cell>
          <table:table-cell office:value-type="float" office:value="26" table:formula="of:=COM.MICROSOFT.FLOOR([.$D12]/9;1)" table:style-name="ce12">
            <text:p>26</text:p>
          </table:table-cell>
          <table:table-cell office:value-type="float" office:value="26" table:formula="of:=COM.MICROSOFT.FLOOR([.$D12]/9;1)" table:style-name="ce12">
            <text:p>26</text:p>
          </table:table-cell>
          <table:table-cell office:value-type="float" office:value="26" table:formula="of:=COM.MICROSOFT.FLOOR([.$D12]/9;1)" table:style-name="ce12">
            <text:p>26</text:p>
          </table:table-cell>
          <table:table-cell office:value-type="float" office:value="26" table:formula="of:=COM.MICROSOFT.FLOOR([.$D12]/9;1)" table:style-name="ce12">
            <text:p>26</text:p>
          </table:table-cell>
          <table:table-cell office:value-type="float" office:value="26" table:formula="of:=[.$D12]-SUM([.E12:.L12])" table:style-name="ce12">
            <text:p>26</text:p>
          </table:table-cell>
          <table:table-cell office:value-type="float" office:value="39" table:formula="of:=COM.MICROSOFT.FLOOR([.$D12]/6;1)" table:style-name="ce12">
            <text:p>39</text:p>
          </table:table-cell>
          <table:table-cell office:value-type="float" office:value="39" table:formula="of:=COM.MICROSOFT.FLOOR([.$D12]/6;1)" table:style-name="ce12">
            <text:p>39</text:p>
          </table:table-cell>
          <table:table-cell office:value-type="float" office:value="39" table:formula="of:=COM.MICROSOFT.FLOOR([.$D12]/6;1)" table:style-name="ce12">
            <text:p>39</text:p>
          </table:table-cell>
          <table:table-cell office:value-type="float" office:value="39" table:formula="of:=COM.MICROSOFT.FLOOR([.$D12]/6;1)" table:style-name="ce12">
            <text:p>39</text:p>
          </table:table-cell>
          <table:table-cell office:value-type="float" office:value="39" table:formula="of:=COM.MICROSOFT.FLOOR([.$D12]/6;1)" table:style-name="ce12">
            <text:p>39</text:p>
          </table:table-cell>
          <table:table-cell office:value-type="float" office:value="39" table:formula="of:=[.$D12]-SUM([.N12:.R12])" table:style-name="ce12">
            <text:p>39</text:p>
          </table:table-cell>
          <table:table-cell office:value-type="float" office:value="39" table:formula="of:=COM.MICROSOFT.FLOOR([.$D12]/6; 1)" table:style-name="ce12">
            <text:p>39</text:p>
          </table:table-cell>
          <table:table-cell office:value-type="float" office:value="39" table:formula="of:=COM.MICROSOFT.FLOOR([.$D12]/6; 1)" table:style-name="ce12">
            <text:p>39</text:p>
          </table:table-cell>
          <table:table-cell office:value-type="float" office:value="39" table:formula="of:=COM.MICROSOFT.FLOOR([.$D12]/6; 1)" table:style-name="ce12">
            <text:p>39</text:p>
          </table:table-cell>
          <table:table-cell office:value-type="float" office:value="39" table:formula="of:=COM.MICROSOFT.FLOOR([.$D12]/6; 1)" table:style-name="ce12">
            <text:p>39</text:p>
          </table:table-cell>
          <table:table-cell office:value-type="float" office:value="39" table:formula="of:=COM.MICROSOFT.FLOOR([.$D12]/6; 1)" table:style-name="ce12">
            <text:p>39</text:p>
          </table:table-cell>
          <table:table-cell office:value-type="float" office:value="39" table:formula="of:=[.$D12]-SUM([.T12:.X12])" table:style-name="ce12">
            <text:p>39</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10]" table:style-name="ce12">
            <text:p>1170</text:p>
          </table:table-cell>
          <table:table-cell office:value-type="float" office:value="130" table:formula="of:=[.E10]" table:style-name="ce12">
            <text:p>130</text:p>
          </table:table-cell>
          <table:table-cell office:value-type="float" office:value="130" table:formula="of:=[.F10]" table:style-name="ce12">
            <text:p>130</text:p>
          </table:table-cell>
          <table:table-cell office:value-type="float" office:value="130" table:formula="of:=[.G10]" table:style-name="ce12">
            <text:p>130</text:p>
          </table:table-cell>
          <table:table-cell office:value-type="float" office:value="130" table:formula="of:=[.H10]" table:style-name="ce12">
            <text:p>130</text:p>
          </table:table-cell>
          <table:table-cell office:value-type="float" office:value="130" table:formula="of:=[.I10]" table:style-name="ce12">
            <text:p>130</text:p>
          </table:table-cell>
          <table:table-cell office:value-type="float" office:value="130" table:formula="of:=[.J10]" table:style-name="ce12">
            <text:p>130</text:p>
          </table:table-cell>
          <table:table-cell office:value-type="float" office:value="130" table:formula="of:=[.K10]" table:style-name="ce12">
            <text:p>130</text:p>
          </table:table-cell>
          <table:table-cell office:value-type="float" office:value="130" table:formula="of:=[.L10]" table:style-name="ce12">
            <text:p>130</text:p>
          </table:table-cell>
          <table:table-cell office:value-type="float" office:value="130" table:formula="of:=[.M10]" table:style-name="ce12">
            <text:p>130</text:p>
          </table:table-cell>
          <table:table-cell office:value-type="float" office:value="195" table:formula="of:=[.N10]" table:style-name="ce12">
            <text:p>195</text:p>
          </table:table-cell>
          <table:table-cell office:value-type="float" office:value="195" table:formula="of:=[.O10]" table:style-name="ce12">
            <text:p>195</text:p>
          </table:table-cell>
          <table:table-cell office:value-type="float" office:value="195" table:formula="of:=[.P10]" table:style-name="ce12">
            <text:p>195</text:p>
          </table:table-cell>
          <table:table-cell office:value-type="float" office:value="195" table:formula="of:=[.Q10]" table:style-name="ce12">
            <text:p>195</text:p>
          </table:table-cell>
          <table:table-cell office:value-type="float" office:value="195" table:formula="of:=[.R10]" table:style-name="ce12">
            <text:p>195</text:p>
          </table:table-cell>
          <table:table-cell office:value-type="float" office:value="195" table:formula="of:=[.S10]" table:style-name="ce12">
            <text:p>195</text:p>
          </table:table-cell>
          <table:table-cell office:value-type="float" office:value="195" table:formula="of:=[.T10]" table:style-name="ce12">
            <text:p>195</text:p>
          </table:table-cell>
          <table:table-cell office:value-type="float" office:value="195" table:formula="of:=[.U10]" table:style-name="ce12">
            <text:p>195</text:p>
          </table:table-cell>
          <table:table-cell office:value-type="float" office:value="195" table:formula="of:=[.V10]" table:style-name="ce12">
            <text:p>195</text:p>
          </table:table-cell>
          <table:table-cell office:value-type="float" office:value="195" table:formula="of:=[.W10]" table:style-name="ce12">
            <text:p>195</text:p>
          </table:table-cell>
          <table:table-cell office:value-type="float" office:value="195" table:formula="of:=[.X10]" table:style-name="ce12">
            <text:p>195</text:p>
          </table:table-cell>
          <table:table-cell office:value-type="float" office:value="195" table:formula="of:=[.Y10]" table:style-name="ce12">
            <text:p>195</text:p>
          </table:table-cell>
          <table:table-cell table:number-columns-repeated="16359"/>
        </table:table-row>
        <table:table-row table:style-name="ro5">
          <table:covered-table-cell/>
          <table:covered-table-cell/>
          <table:table-cell office:value-type="string" table:style-name="ce22">
            <text:p>Number of <text:s/>consultant-led outpatient procedures <text:s text:c="2"/>per 1,000 patients in the cohort</text:p>
          </table:table-cell>
          <table:table-cell office:value-type="float" office:value="200" table:formula="of:=IFERROR([.D12]/[.D13]*1000;0)" table:style-name="ce23">
            <text:p>200</text:p>
          </table:table-cell>
          <table:table-cell office:value-type="float" office:value="200" table:formula="of:=IFERROR([.E12]/[.E13]*1000;0)" table:style-name="ce23">
            <text:p>200</text:p>
          </table:table-cell>
          <table:table-cell office:value-type="float" office:value="200" table:formula="of:=IFERROR([.F12]/[.F13]*1000;0)" table:style-name="ce23">
            <text:p>200</text:p>
          </table:table-cell>
          <table:table-cell office:value-type="float" office:value="200" table:formula="of:=IFERROR([.G12]/[.G13]*1000;0)" table:style-name="ce23">
            <text:p>200</text:p>
          </table:table-cell>
          <table:table-cell office:value-type="float" office:value="200" table:formula="of:=IFERROR([.H12]/[.H13]*1000;0)" table:style-name="ce23">
            <text:p>200</text:p>
          </table:table-cell>
          <table:table-cell office:value-type="float" office:value="200" table:formula="of:=IFERROR([.I12]/[.I13]*1000;0)" table:style-name="ce23">
            <text:p>200</text:p>
          </table:table-cell>
          <table:table-cell office:value-type="float" office:value="200" table:formula="of:=IFERROR([.J12]/[.J13]*1000;0)" table:style-name="ce23">
            <text:p>200</text:p>
          </table:table-cell>
          <table:table-cell office:value-type="float" office:value="200" table:formula="of:=IFERROR([.K12]/[.K13]*1000;0)" table:style-name="ce23">
            <text:p>200</text:p>
          </table:table-cell>
          <table:table-cell office:value-type="float" office:value="200" table:formula="of:=IFERROR([.L12]/[.L13]*1000;0)" table:style-name="ce23">
            <text:p>200</text:p>
          </table:table-cell>
          <table:table-cell office:value-type="float" office:value="200" table:formula="of:=IFERROR([.M12]/[.M13]*1000;0)" table:style-name="ce23">
            <text:p>200</text:p>
          </table:table-cell>
          <table:table-cell office:value-type="float" office:value="200" table:formula="of:=IFERROR([.N12]/[.N13]*1000;0)" table:style-name="ce23">
            <text:p>200</text:p>
          </table:table-cell>
          <table:table-cell office:value-type="float" office:value="200" table:formula="of:=IFERROR([.O12]/[.O13]*1000;0)" table:style-name="ce23">
            <text:p>200</text:p>
          </table:table-cell>
          <table:table-cell office:value-type="float" office:value="200" table:formula="of:=IFERROR([.P12]/[.P13]*1000;0)" table:style-name="ce23">
            <text:p>200</text:p>
          </table:table-cell>
          <table:table-cell office:value-type="float" office:value="200" table:formula="of:=IFERROR([.Q12]/[.Q13]*1000;0)" table:style-name="ce23">
            <text:p>200</text:p>
          </table:table-cell>
          <table:table-cell office:value-type="float" office:value="200" table:formula="of:=IFERROR([.R12]/[.R13]*1000;0)" table:style-name="ce23">
            <text:p>200</text:p>
          </table:table-cell>
          <table:table-cell office:value-type="float" office:value="200" table:formula="of:=IFERROR([.S12]/[.S13]*1000;0)" table:style-name="ce23">
            <text:p>200</text:p>
          </table:table-cell>
          <table:table-cell office:value-type="float" office:value="200" table:formula="of:=IFERROR([.T12]/[.T13]*1000;0)" table:style-name="ce23">
            <text:p>200</text:p>
          </table:table-cell>
          <table:table-cell office:value-type="float" office:value="200" table:formula="of:=IFERROR([.U12]/[.U13]*1000;0)" table:style-name="ce23">
            <text:p>200</text:p>
          </table:table-cell>
          <table:table-cell office:value-type="float" office:value="200" table:formula="of:=IFERROR([.V12]/[.V13]*1000;0)" table:style-name="ce23">
            <text:p>200</text:p>
          </table:table-cell>
          <table:table-cell office:value-type="float" office:value="200" table:formula="of:=IFERROR([.W12]/[.W13]*1000;0)" table:style-name="ce23">
            <text:p>200</text:p>
          </table:table-cell>
          <table:table-cell office:value-type="float" office:value="200" table:formula="of:=IFERROR([.X12]/[.X13]*1000;0)" table:style-name="ce23">
            <text:p>200</text:p>
          </table:table-cell>
          <table:table-cell office:value-type="float" office:value="200" table:formula="of:=IFERROR([.Y12]/[.Y13]*1000;0)" table:style-name="ce23">
            <text:p>200</text:p>
          </table:table-cell>
          <table:table-cell table:number-columns-repeated="16359"/>
        </table:table-row>
        <table:table-row table:style-name="ro5">
          <table:table-cell office:value-type="string" table:number-columns-spanned="1" table:number-rows-spanned="3" table:style-name="ce26">
            <text:p>O2</text:p>
          </table:table-cell>
          <table:table-cell office:value-type="string" table:number-columns-spanned="1" table:number-rows-spanned="3" table:style-name="ce26">
            <text:p>Outcome</text:p>
          </table:table-cell>
          <table:table-cell office:value-type="string" table:style-name="ce8">
            <text:p>Number of specific acute non-elective spells in the period with a length of stay of zero days for patients in the cohort</text:p>
          </table:table-cell>
          <table:table-cell office:value-type="float" office:value="104" table:formula="of:=RANDBETWEEN([.D16]*0.05;[.D16]*0.1)" table:style-name="ce12">
            <text:p>104</text:p>
          </table:table-cell>
          <table:table-cell office:value-type="float" office:value="11" table:formula="of:=COM.MICROSOFT.FLOOR([.$D15]/9;1)" table:style-name="ce12">
            <text:p>11</text:p>
          </table:table-cell>
          <table:table-cell office:value-type="float" office:value="11" table:formula="of:=COM.MICROSOFT.FLOOR([.$D15]/9;1)" table:style-name="ce12">
            <text:p>11</text:p>
          </table:table-cell>
          <table:table-cell office:value-type="float" office:value="11" table:formula="of:=COM.MICROSOFT.FLOOR([.$D15]/9;1)" table:style-name="ce12">
            <text:p>11</text:p>
          </table:table-cell>
          <table:table-cell office:value-type="float" office:value="11" table:formula="of:=COM.MICROSOFT.FLOOR([.$D15]/9;1)" table:style-name="ce12">
            <text:p>11</text:p>
          </table:table-cell>
          <table:table-cell office:value-type="float" office:value="11" table:formula="of:=COM.MICROSOFT.FLOOR([.$D15]/9;1)" table:style-name="ce12">
            <text:p>11</text:p>
          </table:table-cell>
          <table:table-cell office:value-type="float" office:value="11" table:formula="of:=COM.MICROSOFT.FLOOR([.$D15]/9;1)" table:style-name="ce12">
            <text:p>11</text:p>
          </table:table-cell>
          <table:table-cell office:value-type="float" office:value="11" table:formula="of:=COM.MICROSOFT.FLOOR([.$D15]/9;1)" table:style-name="ce12">
            <text:p>11</text:p>
          </table:table-cell>
          <table:table-cell office:value-type="float" office:value="11" table:formula="of:=COM.MICROSOFT.FLOOR([.$D15]/9;1)" table:style-name="ce12">
            <text:p>11</text:p>
          </table:table-cell>
          <table:table-cell office:value-type="float" office:value="16" table:formula="of:=[.$D15]-SUM([.E15:.L15])" table:style-name="ce12">
            <text:p>16</text:p>
          </table:table-cell>
          <table:table-cell office:value-type="float" office:value="17" table:formula="of:=COM.MICROSOFT.FLOOR([.$D15]/6;1)" table:style-name="ce12">
            <text:p>17</text:p>
          </table:table-cell>
          <table:table-cell office:value-type="float" office:value="17" table:formula="of:=COM.MICROSOFT.FLOOR([.$D15]/6;1)" table:style-name="ce12">
            <text:p>17</text:p>
          </table:table-cell>
          <table:table-cell office:value-type="float" office:value="17" table:formula="of:=COM.MICROSOFT.FLOOR([.$D15]/6;1)" table:style-name="ce12">
            <text:p>17</text:p>
          </table:table-cell>
          <table:table-cell office:value-type="float" office:value="17" table:formula="of:=COM.MICROSOFT.FLOOR([.$D15]/6;1)" table:style-name="ce12">
            <text:p>17</text:p>
          </table:table-cell>
          <table:table-cell office:value-type="float" office:value="17" table:formula="of:=COM.MICROSOFT.FLOOR([.$D15]/6;1)" table:style-name="ce12">
            <text:p>17</text:p>
          </table:table-cell>
          <table:table-cell office:value-type="float" office:value="19" table:formula="of:=[.$D15]-SUM([.N15:.R15])" table:style-name="ce12">
            <text:p>19</text:p>
          </table:table-cell>
          <table:table-cell office:value-type="float" office:value="17" table:formula="of:=COM.MICROSOFT.FLOOR([.$D15]/6; 1)" table:style-name="ce12">
            <text:p>17</text:p>
          </table:table-cell>
          <table:table-cell office:value-type="float" office:value="17" table:formula="of:=COM.MICROSOFT.FLOOR([.$D15]/6; 1)" table:style-name="ce12">
            <text:p>17</text:p>
          </table:table-cell>
          <table:table-cell office:value-type="float" office:value="17" table:formula="of:=COM.MICROSOFT.FLOOR([.$D15]/6; 1)" table:style-name="ce12">
            <text:p>17</text:p>
          </table:table-cell>
          <table:table-cell office:value-type="float" office:value="17" table:formula="of:=COM.MICROSOFT.FLOOR([.$D15]/6; 1)" table:style-name="ce12">
            <text:p>17</text:p>
          </table:table-cell>
          <table:table-cell office:value-type="float" office:value="17" table:formula="of:=COM.MICROSOFT.FLOOR([.$D15]/6; 1)" table:style-name="ce12">
            <text:p>17</text:p>
          </table:table-cell>
          <table:table-cell office:value-type="float" office:value="19" table:formula="of:=[.$D15]-SUM([.T15:.X15])" table:style-name="ce12">
            <text:p>19</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7]" table:style-name="ce9">
            <text:p>1170</text:p>
          </table:table-cell>
          <table:table-cell office:value-type="float" office:value="130" table:formula="of:=[.E7]" table:style-name="ce9">
            <text:p>130</text:p>
          </table:table-cell>
          <table:table-cell office:value-type="float" office:value="130" table:formula="of:=[.F7]" table:style-name="ce9">
            <text:p>130</text:p>
          </table:table-cell>
          <table:table-cell office:value-type="float" office:value="130" table:formula="of:=[.G7]" table:style-name="ce9">
            <text:p>130</text:p>
          </table:table-cell>
          <table:table-cell office:value-type="float" office:value="130" table:formula="of:=[.H7]" table:style-name="ce9">
            <text:p>130</text:p>
          </table:table-cell>
          <table:table-cell office:value-type="float" office:value="130" table:formula="of:=[.I7]" table:style-name="ce9">
            <text:p>130</text:p>
          </table:table-cell>
          <table:table-cell office:value-type="float" office:value="130" table:formula="of:=[.J7]" table:style-name="ce9">
            <text:p>130</text:p>
          </table:table-cell>
          <table:table-cell office:value-type="float" office:value="130" table:formula="of:=[.K7]" table:style-name="ce9">
            <text:p>130</text:p>
          </table:table-cell>
          <table:table-cell office:value-type="float" office:value="130" table:formula="of:=[.L7]" table:style-name="ce9">
            <text:p>130</text:p>
          </table:table-cell>
          <table:table-cell office:value-type="float" office:value="130" table:formula="of:=[.M7]" table:style-name="ce9">
            <text:p>130</text:p>
          </table:table-cell>
          <table:table-cell office:value-type="float" office:value="195" table:formula="of:=[.N7]" table:style-name="ce9">
            <text:p>195</text:p>
          </table:table-cell>
          <table:table-cell office:value-type="float" office:value="195" table:formula="of:=[.O7]" table:style-name="ce9">
            <text:p>195</text:p>
          </table:table-cell>
          <table:table-cell office:value-type="float" office:value="195" table:formula="of:=[.P7]" table:style-name="ce9">
            <text:p>195</text:p>
          </table:table-cell>
          <table:table-cell office:value-type="float" office:value="195" table:formula="of:=[.Q7]" table:style-name="ce9">
            <text:p>195</text:p>
          </table:table-cell>
          <table:table-cell office:value-type="float" office:value="195" table:formula="of:=[.R7]" table:style-name="ce9">
            <text:p>195</text:p>
          </table:table-cell>
          <table:table-cell office:value-type="float" office:value="195" table:formula="of:=[.S7]" table:style-name="ce9">
            <text:p>195</text:p>
          </table:table-cell>
          <table:table-cell office:value-type="float" office:value="195" table:formula="of:=[.T7]" table:style-name="ce9">
            <text:p>195</text:p>
          </table:table-cell>
          <table:table-cell office:value-type="float" office:value="195" table:formula="of:=[.U7]" table:style-name="ce9">
            <text:p>195</text:p>
          </table:table-cell>
          <table:table-cell office:value-type="float" office:value="195" table:formula="of:=[.V7]" table:style-name="ce9">
            <text:p>195</text:p>
          </table:table-cell>
          <table:table-cell office:value-type="float" office:value="195" table:formula="of:=[.W7]" table:style-name="ce9">
            <text:p>195</text:p>
          </table:table-cell>
          <table:table-cell office:value-type="float" office:value="195" table:formula="of:=[.X7]" table:style-name="ce9">
            <text:p>195</text:p>
          </table:table-cell>
          <table:table-cell office:value-type="float" office:value="195" table:formula="of:=[.Y7]" table:style-name="ce9">
            <text:p>195</text:p>
          </table:table-cell>
          <table:table-cell table:number-columns-repeated="16359"/>
        </table:table-row>
        <table:table-row table:style-name="ro4">
          <table:covered-table-cell/>
          <table:covered-table-cell/>
          <table:table-cell office:value-type="string" table:style-name="ce22">
            <text:p>Number of specific acute non-elective spells in the period with a length of stay of zero days per 1,000 patients in the cohort</text:p>
          </table:table-cell>
          <table:table-cell office:value-type="float" office:value="88.888888888888886" table:formula="of:=IFERROR([.D15]/[.D16]*1000;0)" table:style-name="ce23">
            <text:p>88.88888889</text:p>
          </table:table-cell>
          <table:table-cell office:value-type="float" office:value="84.615384615384613" table:formula="of:=IFERROR([.E15]/[.E16]*1000;0)" table:style-name="ce23">
            <text:p>84.61538462</text:p>
          </table:table-cell>
          <table:table-cell office:value-type="float" office:value="84.615384615384613" table:formula="of:=IFERROR([.F15]/[.F16]*1000;0)" table:style-name="ce23">
            <text:p>84.61538462</text:p>
          </table:table-cell>
          <table:table-cell office:value-type="float" office:value="84.615384615384613" table:formula="of:=IFERROR([.G15]/[.G16]*1000;0)" table:style-name="ce23">
            <text:p>84.61538462</text:p>
          </table:table-cell>
          <table:table-cell office:value-type="float" office:value="84.615384615384613" table:formula="of:=IFERROR([.H15]/[.H16]*1000;0)" table:style-name="ce23">
            <text:p>84.61538462</text:p>
          </table:table-cell>
          <table:table-cell office:value-type="float" office:value="84.615384615384613" table:formula="of:=IFERROR([.I15]/[.I16]*1000;0)" table:style-name="ce23">
            <text:p>84.61538462</text:p>
          </table:table-cell>
          <table:table-cell office:value-type="float" office:value="84.615384615384613" table:formula="of:=IFERROR([.J15]/[.J16]*1000;0)" table:style-name="ce23">
            <text:p>84.61538462</text:p>
          </table:table-cell>
          <table:table-cell office:value-type="float" office:value="84.615384615384613" table:formula="of:=IFERROR([.K15]/[.K16]*1000;0)" table:style-name="ce23">
            <text:p>84.61538462</text:p>
          </table:table-cell>
          <table:table-cell office:value-type="float" office:value="84.615384615384613" table:formula="of:=IFERROR([.L15]/[.L16]*1000;0)" table:style-name="ce23">
            <text:p>84.61538462</text:p>
          </table:table-cell>
          <table:table-cell office:value-type="float" office:value="123.07692307692308" table:formula="of:=IFERROR([.M15]/[.M16]*1000;0)" table:style-name="ce23">
            <text:p>123.0769231</text:p>
          </table:table-cell>
          <table:table-cell office:value-type="float" office:value="87.179487179487168" table:formula="of:=IFERROR([.N15]/[.N16]*1000;0)" table:style-name="ce23">
            <text:p>87.17948718</text:p>
          </table:table-cell>
          <table:table-cell office:value-type="float" office:value="87.179487179487168" table:formula="of:=IFERROR([.O15]/[.O16]*1000;0)" table:style-name="ce23">
            <text:p>87.17948718</text:p>
          </table:table-cell>
          <table:table-cell office:value-type="float" office:value="87.179487179487168" table:formula="of:=IFERROR([.P15]/[.P16]*1000;0)" table:style-name="ce23">
            <text:p>87.17948718</text:p>
          </table:table-cell>
          <table:table-cell office:value-type="float" office:value="87.179487179487168" table:formula="of:=IFERROR([.Q15]/[.Q16]*1000;0)" table:style-name="ce23">
            <text:p>87.17948718</text:p>
          </table:table-cell>
          <table:table-cell office:value-type="float" office:value="87.179487179487168" table:formula="of:=IFERROR([.R15]/[.R16]*1000;0)" table:style-name="ce23">
            <text:p>87.17948718</text:p>
          </table:table-cell>
          <table:table-cell office:value-type="float" office:value="97.435897435897431" table:formula="of:=IFERROR([.S15]/[.S16]*1000;0)" table:style-name="ce23">
            <text:p>97.43589744</text:p>
          </table:table-cell>
          <table:table-cell office:value-type="float" office:value="87.179487179487168" table:formula="of:=IFERROR([.T15]/[.T16]*1000;0)" table:style-name="ce23">
            <text:p>87.17948718</text:p>
          </table:table-cell>
          <table:table-cell office:value-type="float" office:value="87.179487179487168" table:formula="of:=IFERROR([.U15]/[.U16]*1000;0)" table:style-name="ce23">
            <text:p>87.17948718</text:p>
          </table:table-cell>
          <table:table-cell office:value-type="float" office:value="87.179487179487168" table:formula="of:=IFERROR([.V15]/[.V16]*1000;0)" table:style-name="ce23">
            <text:p>87.17948718</text:p>
          </table:table-cell>
          <table:table-cell office:value-type="float" office:value="87.179487179487168" table:formula="of:=IFERROR([.W15]/[.W16]*1000;0)" table:style-name="ce23">
            <text:p>87.17948718</text:p>
          </table:table-cell>
          <table:table-cell office:value-type="float" office:value="87.179487179487168" table:formula="of:=IFERROR([.X15]/[.X16]*1000;0)" table:style-name="ce23">
            <text:p>87.17948718</text:p>
          </table:table-cell>
          <table:table-cell office:value-type="float" office:value="97.435897435897431" table:formula="of:=IFERROR([.Y15]/[.Y16]*1000;0)" table:style-name="ce23">
            <text:p>97.43589744</text:p>
          </table:table-cell>
          <table:table-cell table:number-columns-repeated="16359"/>
        </table:table-row>
        <table:table-row table:style-name="ro4">
          <table:table-cell office:value-type="string" table:number-columns-spanned="1" table:number-rows-spanned="3" table:style-name="ce26">
            <text:p>O2</text:p>
          </table:table-cell>
          <table:table-cell office:value-type="string" table:number-columns-spanned="1" table:number-rows-spanned="3" table:style-name="ce26">
            <text:p>Outcome</text:p>
          </table:table-cell>
          <table:table-cell office:value-type="string" table:style-name="ce8">
            <text:p>Number of specific acute non-elective spells in the period with a length of stay of one or more days for patients in the cohort</text:p>
          </table:table-cell>
          <table:table-cell office:value-type="float" office:value="89" table:formula="of:=RANDBETWEEN([.D19]*0.05;[.D19]*0.1)" table:style-name="ce12">
            <text:p>89</text:p>
          </table:table-cell>
          <table:table-cell office:value-type="float" office:value="9" table:formula="of:=COM.MICROSOFT.FLOOR([.$D18]/9;1)" table:style-name="ce12">
            <text:p>9</text:p>
          </table:table-cell>
          <table:table-cell office:value-type="float" office:value="9" table:formula="of:=COM.MICROSOFT.FLOOR([.$D18]/9;1)" table:style-name="ce12">
            <text:p>9</text:p>
          </table:table-cell>
          <table:table-cell office:value-type="float" office:value="9" table:formula="of:=COM.MICROSOFT.FLOOR([.$D18]/9;1)" table:style-name="ce12">
            <text:p>9</text:p>
          </table:table-cell>
          <table:table-cell office:value-type="float" office:value="9" table:formula="of:=COM.MICROSOFT.FLOOR([.$D18]/9;1)" table:style-name="ce12">
            <text:p>9</text:p>
          </table:table-cell>
          <table:table-cell office:value-type="float" office:value="9" table:formula="of:=COM.MICROSOFT.FLOOR([.$D18]/9;1)" table:style-name="ce12">
            <text:p>9</text:p>
          </table:table-cell>
          <table:table-cell office:value-type="float" office:value="9" table:formula="of:=COM.MICROSOFT.FLOOR([.$D18]/9;1)" table:style-name="ce12">
            <text:p>9</text:p>
          </table:table-cell>
          <table:table-cell office:value-type="float" office:value="9" table:formula="of:=COM.MICROSOFT.FLOOR([.$D18]/9;1)" table:style-name="ce12">
            <text:p>9</text:p>
          </table:table-cell>
          <table:table-cell office:value-type="float" office:value="9" table:formula="of:=COM.MICROSOFT.FLOOR([.$D18]/9;1)" table:style-name="ce12">
            <text:p>9</text:p>
          </table:table-cell>
          <table:table-cell office:value-type="float" office:value="17" table:formula="of:=[.$D18]-SUM([.E18:.L18])" table:style-name="ce12">
            <text:p>17</text:p>
          </table:table-cell>
          <table:table-cell office:value-type="float" office:value="14" table:formula="of:=COM.MICROSOFT.FLOOR([.$D18]/6;1)" table:style-name="ce12">
            <text:p>14</text:p>
          </table:table-cell>
          <table:table-cell office:value-type="float" office:value="14" table:formula="of:=COM.MICROSOFT.FLOOR([.$D18]/6;1)" table:style-name="ce12">
            <text:p>14</text:p>
          </table:table-cell>
          <table:table-cell office:value-type="float" office:value="14" table:formula="of:=COM.MICROSOFT.FLOOR([.$D18]/6;1)" table:style-name="ce12">
            <text:p>14</text:p>
          </table:table-cell>
          <table:table-cell office:value-type="float" office:value="14" table:formula="of:=COM.MICROSOFT.FLOOR([.$D18]/6;1)" table:style-name="ce12">
            <text:p>14</text:p>
          </table:table-cell>
          <table:table-cell office:value-type="float" office:value="14" table:formula="of:=COM.MICROSOFT.FLOOR([.$D18]/6;1)" table:style-name="ce12">
            <text:p>14</text:p>
          </table:table-cell>
          <table:table-cell office:value-type="float" office:value="19" table:formula="of:=[.$D18]-SUM([.N18:.R18])" table:style-name="ce12">
            <text:p>19</text:p>
          </table:table-cell>
          <table:table-cell office:value-type="float" office:value="14" table:formula="of:=COM.MICROSOFT.FLOOR([.$D18]/6; 1)" table:style-name="ce12">
            <text:p>14</text:p>
          </table:table-cell>
          <table:table-cell office:value-type="float" office:value="14" table:formula="of:=COM.MICROSOFT.FLOOR([.$D18]/6; 1)" table:style-name="ce12">
            <text:p>14</text:p>
          </table:table-cell>
          <table:table-cell office:value-type="float" office:value="14" table:formula="of:=COM.MICROSOFT.FLOOR([.$D18]/6; 1)" table:style-name="ce12">
            <text:p>14</text:p>
          </table:table-cell>
          <table:table-cell office:value-type="float" office:value="14" table:formula="of:=COM.MICROSOFT.FLOOR([.$D18]/6; 1)" table:style-name="ce12">
            <text:p>14</text:p>
          </table:table-cell>
          <table:table-cell office:value-type="float" office:value="14" table:formula="of:=COM.MICROSOFT.FLOOR([.$D18]/6; 1)" table:style-name="ce12">
            <text:p>14</text:p>
          </table:table-cell>
          <table:table-cell office:value-type="float" office:value="19" table:formula="of:=[.$D18]-SUM([.T18:.X18])" table:style-name="ce12">
            <text:p>19</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10]" table:style-name="ce9">
            <text:p>1170</text:p>
          </table:table-cell>
          <table:table-cell office:value-type="float" office:value="130" table:formula="of:=[.E10]" table:style-name="ce9">
            <text:p>130</text:p>
          </table:table-cell>
          <table:table-cell office:value-type="float" office:value="130" table:formula="of:=[.F10]" table:style-name="ce9">
            <text:p>130</text:p>
          </table:table-cell>
          <table:table-cell office:value-type="float" office:value="130" table:formula="of:=[.G10]" table:style-name="ce9">
            <text:p>130</text:p>
          </table:table-cell>
          <table:table-cell office:value-type="float" office:value="130" table:formula="of:=[.H10]" table:style-name="ce9">
            <text:p>130</text:p>
          </table:table-cell>
          <table:table-cell office:value-type="float" office:value="130" table:formula="of:=[.I10]" table:style-name="ce9">
            <text:p>130</text:p>
          </table:table-cell>
          <table:table-cell office:value-type="float" office:value="130" table:formula="of:=[.J10]" table:style-name="ce9">
            <text:p>130</text:p>
          </table:table-cell>
          <table:table-cell office:value-type="float" office:value="130" table:formula="of:=[.K10]" table:style-name="ce9">
            <text:p>130</text:p>
          </table:table-cell>
          <table:table-cell office:value-type="float" office:value="130" table:formula="of:=[.L10]" table:style-name="ce9">
            <text:p>130</text:p>
          </table:table-cell>
          <table:table-cell office:value-type="float" office:value="130" table:formula="of:=[.M10]" table:style-name="ce9">
            <text:p>130</text:p>
          </table:table-cell>
          <table:table-cell office:value-type="float" office:value="195" table:formula="of:=[.N10]" table:style-name="ce9">
            <text:p>195</text:p>
          </table:table-cell>
          <table:table-cell office:value-type="float" office:value="195" table:formula="of:=[.O10]" table:style-name="ce9">
            <text:p>195</text:p>
          </table:table-cell>
          <table:table-cell office:value-type="float" office:value="195" table:formula="of:=[.P10]" table:style-name="ce9">
            <text:p>195</text:p>
          </table:table-cell>
          <table:table-cell office:value-type="float" office:value="195" table:formula="of:=[.Q10]" table:style-name="ce9">
            <text:p>195</text:p>
          </table:table-cell>
          <table:table-cell office:value-type="float" office:value="195" table:formula="of:=[.R10]" table:style-name="ce9">
            <text:p>195</text:p>
          </table:table-cell>
          <table:table-cell office:value-type="float" office:value="195" table:formula="of:=[.S10]" table:style-name="ce9">
            <text:p>195</text:p>
          </table:table-cell>
          <table:table-cell office:value-type="float" office:value="195" table:formula="of:=[.T10]" table:style-name="ce9">
            <text:p>195</text:p>
          </table:table-cell>
          <table:table-cell office:value-type="float" office:value="195" table:formula="of:=[.U10]" table:style-name="ce9">
            <text:p>195</text:p>
          </table:table-cell>
          <table:table-cell office:value-type="float" office:value="195" table:formula="of:=[.V10]" table:style-name="ce9">
            <text:p>195</text:p>
          </table:table-cell>
          <table:table-cell office:value-type="float" office:value="195" table:formula="of:=[.W10]" table:style-name="ce9">
            <text:p>195</text:p>
          </table:table-cell>
          <table:table-cell office:value-type="float" office:value="195" table:formula="of:=[.X10]" table:style-name="ce9">
            <text:p>195</text:p>
          </table:table-cell>
          <table:table-cell office:value-type="float" office:value="195" table:formula="of:=[.Y10]" table:style-name="ce9">
            <text:p>195</text:p>
          </table:table-cell>
          <table:table-cell table:number-columns-repeated="16359"/>
        </table:table-row>
        <table:table-row table:style-name="ro4">
          <table:covered-table-cell/>
          <table:covered-table-cell/>
          <table:table-cell office:value-type="string" table:style-name="ce22">
            <text:p>Number of specific acute non-elective spells in the period with a length of one or more days per 1,000 patients in the cohort</text:p>
          </table:table-cell>
          <table:table-cell office:value-type="float" office:value="76.068376068376068" table:formula="of:=IFERROR([.D18]/[.D19]*1000;0)" table:style-name="ce23">
            <text:p>76.06837607</text:p>
          </table:table-cell>
          <table:table-cell office:value-type="float" office:value="69.230769230769241" table:formula="of:=IFERROR([.E18]/[.E19]*1000;0)" table:style-name="ce23">
            <text:p>69.23076923</text:p>
          </table:table-cell>
          <table:table-cell office:value-type="float" office:value="69.230769230769241" table:formula="of:=IFERROR([.F18]/[.F19]*1000;0)" table:style-name="ce23">
            <text:p>69.23076923</text:p>
          </table:table-cell>
          <table:table-cell office:value-type="float" office:value="69.230769230769241" table:formula="of:=IFERROR([.G18]/[.G19]*1000;0)" table:style-name="ce23">
            <text:p>69.23076923</text:p>
          </table:table-cell>
          <table:table-cell office:value-type="float" office:value="69.230769230769241" table:formula="of:=IFERROR([.H18]/[.H19]*1000;0)" table:style-name="ce23">
            <text:p>69.23076923</text:p>
          </table:table-cell>
          <table:table-cell office:value-type="float" office:value="69.230769230769241" table:formula="of:=IFERROR([.I18]/[.I19]*1000;0)" table:style-name="ce23">
            <text:p>69.23076923</text:p>
          </table:table-cell>
          <table:table-cell office:value-type="float" office:value="69.230769230769241" table:formula="of:=IFERROR([.J18]/[.J19]*1000;0)" table:style-name="ce23">
            <text:p>69.23076923</text:p>
          </table:table-cell>
          <table:table-cell office:value-type="float" office:value="69.230769230769241" table:formula="of:=IFERROR([.K18]/[.K19]*1000;0)" table:style-name="ce23">
            <text:p>69.23076923</text:p>
          </table:table-cell>
          <table:table-cell office:value-type="float" office:value="69.230769230769241" table:formula="of:=IFERROR([.L18]/[.L19]*1000;0)" table:style-name="ce23">
            <text:p>69.23076923</text:p>
          </table:table-cell>
          <table:table-cell office:value-type="float" office:value="130.76923076923077" table:formula="of:=IFERROR([.M18]/[.M19]*1000;0)" table:style-name="ce23">
            <text:p>130.7692308</text:p>
          </table:table-cell>
          <table:table-cell office:value-type="float" office:value="71.794871794871796" table:formula="of:=IFERROR([.N18]/[.N19]*1000;0)" table:style-name="ce23">
            <text:p>71.79487179</text:p>
          </table:table-cell>
          <table:table-cell office:value-type="float" office:value="71.794871794871796" table:formula="of:=IFERROR([.O18]/[.O19]*1000;0)" table:style-name="ce23">
            <text:p>71.79487179</text:p>
          </table:table-cell>
          <table:table-cell office:value-type="float" office:value="71.794871794871796" table:formula="of:=IFERROR([.P18]/[.P19]*1000;0)" table:style-name="ce23">
            <text:p>71.79487179</text:p>
          </table:table-cell>
          <table:table-cell office:value-type="float" office:value="71.794871794871796" table:formula="of:=IFERROR([.Q18]/[.Q19]*1000;0)" table:style-name="ce23">
            <text:p>71.79487179</text:p>
          </table:table-cell>
          <table:table-cell office:value-type="float" office:value="71.794871794871796" table:formula="of:=IFERROR([.R18]/[.R19]*1000;0)" table:style-name="ce23">
            <text:p>71.79487179</text:p>
          </table:table-cell>
          <table:table-cell office:value-type="float" office:value="97.435897435897431" table:formula="of:=IFERROR([.S18]/[.S19]*1000;0)" table:style-name="ce23">
            <text:p>97.43589744</text:p>
          </table:table-cell>
          <table:table-cell office:value-type="float" office:value="71.794871794871796" table:formula="of:=IFERROR([.T18]/[.T19]*1000;0)" table:style-name="ce23">
            <text:p>71.79487179</text:p>
          </table:table-cell>
          <table:table-cell office:value-type="float" office:value="71.794871794871796" table:formula="of:=IFERROR([.U18]/[.U19]*1000;0)" table:style-name="ce23">
            <text:p>71.79487179</text:p>
          </table:table-cell>
          <table:table-cell office:value-type="float" office:value="71.794871794871796" table:formula="of:=IFERROR([.V18]/[.V19]*1000;0)" table:style-name="ce23">
            <text:p>71.79487179</text:p>
          </table:table-cell>
          <table:table-cell office:value-type="float" office:value="71.794871794871796" table:formula="of:=IFERROR([.W18]/[.W19]*1000;0)" table:style-name="ce23">
            <text:p>71.79487179</text:p>
          </table:table-cell>
          <table:table-cell office:value-type="float" office:value="71.794871794871796" table:formula="of:=IFERROR([.X18]/[.X19]*1000;0)" table:style-name="ce23">
            <text:p>71.79487179</text:p>
          </table:table-cell>
          <table:table-cell office:value-type="float" office:value="97.435897435897431" table:formula="of:=IFERROR([.Y18]/[.Y19]*1000;0)" table:style-name="ce23">
            <text:p>97.43589744</text:p>
          </table:table-cell>
          <table:table-cell table:number-columns-repeated="16359"/>
        </table:table-row>
        <table:table-row table:style-name="ro2">
          <table:table-cell office:value-type="string" table:number-columns-spanned="1" table:number-rows-spanned="3" table:style-name="ce26">
            <text:p>O3</text:p>
          </table:table-cell>
          <table:table-cell office:value-type="string" table:number-columns-spanned="1" table:number-rows-spanned="3" table:style-name="ce26">
            <text:p>Outcome</text:p>
          </table:table-cell>
          <table:table-cell office:value-type="string" table:style-name="ce8">
            <text:p>Number of inpatient bed days</text:p>
          </table:table-cell>
          <table:table-cell office:value-type="float" office:value="64" table:formula="of:=RANDBETWEEN([.D22]*0.05;[.D22]*0.1)" table:style-name="ce12">
            <text:p>64</text:p>
          </table:table-cell>
          <table:table-cell office:value-type="float" office:value="7" table:formula="of:=COM.MICROSOFT.FLOOR([.$D21]/9;1)" table:style-name="ce12">
            <text:p>7</text:p>
          </table:table-cell>
          <table:table-cell office:value-type="float" office:value="7" table:formula="of:=COM.MICROSOFT.FLOOR([.$D21]/9;1)" table:style-name="ce12">
            <text:p>7</text:p>
          </table:table-cell>
          <table:table-cell office:value-type="float" office:value="7" table:formula="of:=COM.MICROSOFT.FLOOR([.$D21]/9;1)" table:style-name="ce12">
            <text:p>7</text:p>
          </table:table-cell>
          <table:table-cell office:value-type="float" office:value="7" table:formula="of:=COM.MICROSOFT.FLOOR([.$D21]/9;1)" table:style-name="ce12">
            <text:p>7</text:p>
          </table:table-cell>
          <table:table-cell office:value-type="float" office:value="7" table:formula="of:=COM.MICROSOFT.FLOOR([.$D21]/9;1)" table:style-name="ce12">
            <text:p>7</text:p>
          </table:table-cell>
          <table:table-cell office:value-type="float" office:value="7" table:formula="of:=COM.MICROSOFT.FLOOR([.$D21]/9;1)" table:style-name="ce12">
            <text:p>7</text:p>
          </table:table-cell>
          <table:table-cell office:value-type="float" office:value="7" table:formula="of:=COM.MICROSOFT.FLOOR([.$D21]/9;1)" table:style-name="ce12">
            <text:p>7</text:p>
          </table:table-cell>
          <table:table-cell office:value-type="float" office:value="7" table:formula="of:=COM.MICROSOFT.FLOOR([.$D21]/9;1)" table:style-name="ce12">
            <text:p>7</text:p>
          </table:table-cell>
          <table:table-cell office:value-type="float" office:value="8" table:formula="of:=[.$D21]-SUM([.E21:.L21])" table:style-name="ce12">
            <text:p>8</text:p>
          </table:table-cell>
          <table:table-cell office:value-type="float" office:value="10" table:formula="of:=COM.MICROSOFT.FLOOR([.$D21]/6;1)" table:style-name="ce12">
            <text:p>10</text:p>
          </table:table-cell>
          <table:table-cell office:value-type="float" office:value="10" table:formula="of:=COM.MICROSOFT.FLOOR([.$D21]/6;1)" table:style-name="ce12">
            <text:p>10</text:p>
          </table:table-cell>
          <table:table-cell office:value-type="float" office:value="10" table:formula="of:=COM.MICROSOFT.FLOOR([.$D21]/6;1)" table:style-name="ce12">
            <text:p>10</text:p>
          </table:table-cell>
          <table:table-cell office:value-type="float" office:value="10" table:formula="of:=COM.MICROSOFT.FLOOR([.$D21]/6;1)" table:style-name="ce12">
            <text:p>10</text:p>
          </table:table-cell>
          <table:table-cell office:value-type="float" office:value="10" table:formula="of:=COM.MICROSOFT.FLOOR([.$D21]/6;1)" table:style-name="ce12">
            <text:p>10</text:p>
          </table:table-cell>
          <table:table-cell office:value-type="float" office:value="14" table:formula="of:=[.$D21]-SUM([.N21:.R21])" table:style-name="ce12">
            <text:p>14</text:p>
          </table:table-cell>
          <table:table-cell office:value-type="float" office:value="10" table:formula="of:=COM.MICROSOFT.FLOOR([.$D21]/6; 1)" table:style-name="ce12">
            <text:p>10</text:p>
          </table:table-cell>
          <table:table-cell office:value-type="float" office:value="10" table:formula="of:=COM.MICROSOFT.FLOOR([.$D21]/6; 1)" table:style-name="ce12">
            <text:p>10</text:p>
          </table:table-cell>
          <table:table-cell office:value-type="float" office:value="10" table:formula="of:=COM.MICROSOFT.FLOOR([.$D21]/6; 1)" table:style-name="ce12">
            <text:p>10</text:p>
          </table:table-cell>
          <table:table-cell office:value-type="float" office:value="10" table:formula="of:=COM.MICROSOFT.FLOOR([.$D21]/6; 1)" table:style-name="ce12">
            <text:p>10</text:p>
          </table:table-cell>
          <table:table-cell office:value-type="float" office:value="10" table:formula="of:=COM.MICROSOFT.FLOOR([.$D21]/6; 1)" table:style-name="ce12">
            <text:p>10</text:p>
          </table:table-cell>
          <table:table-cell office:value-type="float" office:value="14" table:formula="of:=[.$D21]-SUM([.T21:.X21])" table:style-name="ce12">
            <text:p>14</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7]" table:style-name="ce9">
            <text:p>1170</text:p>
          </table:table-cell>
          <table:table-cell office:value-type="float" office:value="130" table:formula="of:=[.E7]" table:style-name="ce9">
            <text:p>130</text:p>
          </table:table-cell>
          <table:table-cell office:value-type="float" office:value="130" table:formula="of:=[.F7]" table:style-name="ce9">
            <text:p>130</text:p>
          </table:table-cell>
          <table:table-cell office:value-type="float" office:value="130" table:formula="of:=[.G7]" table:style-name="ce9">
            <text:p>130</text:p>
          </table:table-cell>
          <table:table-cell office:value-type="float" office:value="130" table:formula="of:=[.H7]" table:style-name="ce9">
            <text:p>130</text:p>
          </table:table-cell>
          <table:table-cell office:value-type="float" office:value="130" table:formula="of:=[.I7]" table:style-name="ce9">
            <text:p>130</text:p>
          </table:table-cell>
          <table:table-cell office:value-type="float" office:value="130" table:formula="of:=[.J7]" table:style-name="ce9">
            <text:p>130</text:p>
          </table:table-cell>
          <table:table-cell office:value-type="float" office:value="130" table:formula="of:=[.K7]" table:style-name="ce9">
            <text:p>130</text:p>
          </table:table-cell>
          <table:table-cell office:value-type="float" office:value="130" table:formula="of:=[.L7]" table:style-name="ce9">
            <text:p>130</text:p>
          </table:table-cell>
          <table:table-cell office:value-type="float" office:value="130" table:formula="of:=[.M7]" table:style-name="ce9">
            <text:p>130</text:p>
          </table:table-cell>
          <table:table-cell office:value-type="float" office:value="195" table:formula="of:=[.N7]" table:style-name="ce9">
            <text:p>195</text:p>
          </table:table-cell>
          <table:table-cell office:value-type="float" office:value="195" table:formula="of:=[.O7]" table:style-name="ce9">
            <text:p>195</text:p>
          </table:table-cell>
          <table:table-cell office:value-type="float" office:value="195" table:formula="of:=[.P7]" table:style-name="ce9">
            <text:p>195</text:p>
          </table:table-cell>
          <table:table-cell office:value-type="float" office:value="195" table:formula="of:=[.Q7]" table:style-name="ce9">
            <text:p>195</text:p>
          </table:table-cell>
          <table:table-cell office:value-type="float" office:value="195" table:formula="of:=[.R7]" table:style-name="ce9">
            <text:p>195</text:p>
          </table:table-cell>
          <table:table-cell office:value-type="float" office:value="195" table:formula="of:=[.S7]" table:style-name="ce9">
            <text:p>195</text:p>
          </table:table-cell>
          <table:table-cell office:value-type="float" office:value="195" table:formula="of:=[.T7]" table:style-name="ce9">
            <text:p>195</text:p>
          </table:table-cell>
          <table:table-cell office:value-type="float" office:value="195" table:formula="of:=[.U7]" table:style-name="ce9">
            <text:p>195</text:p>
          </table:table-cell>
          <table:table-cell office:value-type="float" office:value="195" table:formula="of:=[.V7]" table:style-name="ce9">
            <text:p>195</text:p>
          </table:table-cell>
          <table:table-cell office:value-type="float" office:value="195" table:formula="of:=[.W7]" table:style-name="ce9">
            <text:p>195</text:p>
          </table:table-cell>
          <table:table-cell office:value-type="float" office:value="195" table:formula="of:=[.X7]" table:style-name="ce9">
            <text:p>195</text:p>
          </table:table-cell>
          <table:table-cell office:value-type="float" office:value="195" table:formula="of:=[.Y7]" table:style-name="ce9">
            <text:p>195</text:p>
          </table:table-cell>
          <table:table-cell table:number-columns-repeated="16359"/>
        </table:table-row>
        <table:table-row table:style-name="ro5">
          <table:covered-table-cell/>
          <table:covered-table-cell/>
          <table:table-cell office:value-type="string" table:style-name="ce22">
            <text:p>Number of inpatient bed days per 1,000 patients in the cohort</text:p>
          </table:table-cell>
          <table:table-cell office:value-type="float" office:value="54.700854700854698" table:formula="of:=IFERROR([.D21]/[.D22]*1000;0)" table:style-name="ce23">
            <text:p>54.7008547</text:p>
          </table:table-cell>
          <table:table-cell office:value-type="float" office:value="53.846153846153847" table:formula="of:=IFERROR([.E21]/[.E22]*1000;0)" table:style-name="ce23">
            <text:p>53.84615385</text:p>
          </table:table-cell>
          <table:table-cell office:value-type="float" office:value="53.846153846153847" table:formula="of:=IFERROR([.F21]/[.F22]*1000;0)" table:style-name="ce23">
            <text:p>53.84615385</text:p>
          </table:table-cell>
          <table:table-cell office:value-type="float" office:value="53.846153846153847" table:formula="of:=IFERROR([.G21]/[.G22]*1000;0)" table:style-name="ce23">
            <text:p>53.84615385</text:p>
          </table:table-cell>
          <table:table-cell office:value-type="float" office:value="53.846153846153847" table:formula="of:=IFERROR([.H21]/[.H22]*1000;0)" table:style-name="ce23">
            <text:p>53.84615385</text:p>
          </table:table-cell>
          <table:table-cell office:value-type="float" office:value="53.846153846153847" table:formula="of:=IFERROR([.I21]/[.I22]*1000;0)" table:style-name="ce23">
            <text:p>53.84615385</text:p>
          </table:table-cell>
          <table:table-cell office:value-type="float" office:value="53.846153846153847" table:formula="of:=IFERROR([.J21]/[.J22]*1000;0)" table:style-name="ce23">
            <text:p>53.84615385</text:p>
          </table:table-cell>
          <table:table-cell office:value-type="float" office:value="53.846153846153847" table:formula="of:=IFERROR([.K21]/[.K22]*1000;0)" table:style-name="ce23">
            <text:p>53.84615385</text:p>
          </table:table-cell>
          <table:table-cell office:value-type="float" office:value="53.846153846153847" table:formula="of:=IFERROR([.L21]/[.L22]*1000;0)" table:style-name="ce23">
            <text:p>53.84615385</text:p>
          </table:table-cell>
          <table:table-cell office:value-type="float" office:value="61.53846153846154" table:formula="of:=IFERROR([.M21]/[.M22]*1000;0)" table:style-name="ce23">
            <text:p>61.53846154</text:p>
          </table:table-cell>
          <table:table-cell office:value-type="float" office:value="51.282051282051277" table:formula="of:=IFERROR([.N21]/[.N22]*1000;0)" table:style-name="ce23">
            <text:p>51.28205128</text:p>
          </table:table-cell>
          <table:table-cell office:value-type="float" office:value="51.282051282051277" table:formula="of:=IFERROR([.O21]/[.O22]*1000;0)" table:style-name="ce23">
            <text:p>51.28205128</text:p>
          </table:table-cell>
          <table:table-cell office:value-type="float" office:value="51.282051282051277" table:formula="of:=IFERROR([.P21]/[.P22]*1000;0)" table:style-name="ce23">
            <text:p>51.28205128</text:p>
          </table:table-cell>
          <table:table-cell office:value-type="float" office:value="51.282051282051277" table:formula="of:=IFERROR([.Q21]/[.Q22]*1000;0)" table:style-name="ce23">
            <text:p>51.28205128</text:p>
          </table:table-cell>
          <table:table-cell office:value-type="float" office:value="51.282051282051277" table:formula="of:=IFERROR([.R21]/[.R22]*1000;0)" table:style-name="ce23">
            <text:p>51.28205128</text:p>
          </table:table-cell>
          <table:table-cell office:value-type="float" office:value="71.794871794871796" table:formula="of:=IFERROR([.S21]/[.S22]*1000;0)" table:style-name="ce23">
            <text:p>71.79487179</text:p>
          </table:table-cell>
          <table:table-cell office:value-type="float" office:value="51.282051282051277" table:formula="of:=IFERROR([.T21]/[.T22]*1000;0)" table:style-name="ce23">
            <text:p>51.28205128</text:p>
          </table:table-cell>
          <table:table-cell office:value-type="float" office:value="51.282051282051277" table:formula="of:=IFERROR([.U21]/[.U22]*1000;0)" table:style-name="ce23">
            <text:p>51.28205128</text:p>
          </table:table-cell>
          <table:table-cell office:value-type="float" office:value="51.282051282051277" table:formula="of:=IFERROR([.V21]/[.V22]*1000;0)" table:style-name="ce23">
            <text:p>51.28205128</text:p>
          </table:table-cell>
          <table:table-cell office:value-type="float" office:value="51.282051282051277" table:formula="of:=IFERROR([.W21]/[.W22]*1000;0)" table:style-name="ce23">
            <text:p>51.28205128</text:p>
          </table:table-cell>
          <table:table-cell office:value-type="float" office:value="51.282051282051277" table:formula="of:=IFERROR([.X21]/[.X22]*1000;0)" table:style-name="ce23">
            <text:p>51.28205128</text:p>
          </table:table-cell>
          <table:table-cell office:value-type="float" office:value="71.794871794871796" table:formula="of:=IFERROR([.Y21]/[.Y22]*1000;0)" table:style-name="ce23">
            <text:p>71.79487179</text:p>
          </table:table-cell>
          <table:table-cell table:number-columns-repeated="16359"/>
        </table:table-row>
        <table:table-row table:style-name="ro5">
          <table:table-cell office:value-type="string" table:number-columns-spanned="1" table:number-rows-spanned="3" table:style-name="ce26">
            <text:p>O4</text:p>
          </table:table-cell>
          <table:table-cell office:value-type="string" table:number-columns-spanned="1" table:number-rows-spanned="3" table:style-name="ce26">
            <text:p>Outcome</text:p>
          </table:table-cell>
          <table:table-cell office:value-type="string" table:style-name="ce8">
            <text:p>Number of category 1 ambulance conveyances for patients in the cohort</text:p>
          </table:table-cell>
          <table:table-cell office:value-type="float" office:value="170" table:formula="of:=RANDBETWEEN([.D25]*0.1;[.D25]*0.2)" table:style-name="ce12">
            <text:p>170</text:p>
          </table:table-cell>
          <table:table-cell office:value-type="float" office:value="18" table:formula="of:=COM.MICROSOFT.FLOOR([.$D24]/9;1)" table:style-name="ce12">
            <text:p>18</text:p>
          </table:table-cell>
          <table:table-cell office:value-type="float" office:value="18" table:formula="of:=COM.MICROSOFT.FLOOR([.$D24]/9;1)" table:style-name="ce12">
            <text:p>18</text:p>
          </table:table-cell>
          <table:table-cell office:value-type="float" office:value="18" table:formula="of:=COM.MICROSOFT.FLOOR([.$D24]/9;1)" table:style-name="ce12">
            <text:p>18</text:p>
          </table:table-cell>
          <table:table-cell office:value-type="float" office:value="18" table:formula="of:=COM.MICROSOFT.FLOOR([.$D24]/9;1)" table:style-name="ce12">
            <text:p>18</text:p>
          </table:table-cell>
          <table:table-cell office:value-type="float" office:value="18" table:formula="of:=COM.MICROSOFT.FLOOR([.$D24]/9;1)" table:style-name="ce12">
            <text:p>18</text:p>
          </table:table-cell>
          <table:table-cell office:value-type="float" office:value="18" table:formula="of:=COM.MICROSOFT.FLOOR([.$D24]/9;1)" table:style-name="ce12">
            <text:p>18</text:p>
          </table:table-cell>
          <table:table-cell office:value-type="float" office:value="18" table:formula="of:=COM.MICROSOFT.FLOOR([.$D24]/9;1)" table:style-name="ce12">
            <text:p>18</text:p>
          </table:table-cell>
          <table:table-cell office:value-type="float" office:value="18" table:formula="of:=COM.MICROSOFT.FLOOR([.$D24]/9;1)" table:style-name="ce12">
            <text:p>18</text:p>
          </table:table-cell>
          <table:table-cell office:value-type="float" office:value="26" table:formula="of:=[.$D24]-SUM([.E24:.L24])" table:style-name="ce12">
            <text:p>26</text:p>
          </table:table-cell>
          <table:table-cell office:value-type="float" office:value="28" table:formula="of:=COM.MICROSOFT.FLOOR([.$D24]/6;1)" table:style-name="ce12">
            <text:p>28</text:p>
          </table:table-cell>
          <table:table-cell office:value-type="float" office:value="28" table:formula="of:=COM.MICROSOFT.FLOOR([.$D24]/6;1)" table:style-name="ce12">
            <text:p>28</text:p>
          </table:table-cell>
          <table:table-cell office:value-type="float" office:value="28" table:formula="of:=COM.MICROSOFT.FLOOR([.$D24]/6;1)" table:style-name="ce12">
            <text:p>28</text:p>
          </table:table-cell>
          <table:table-cell office:value-type="float" office:value="28" table:formula="of:=COM.MICROSOFT.FLOOR([.$D24]/6;1)" table:style-name="ce12">
            <text:p>28</text:p>
          </table:table-cell>
          <table:table-cell office:value-type="float" office:value="28" table:formula="of:=COM.MICROSOFT.FLOOR([.$D24]/6;1)" table:style-name="ce12">
            <text:p>28</text:p>
          </table:table-cell>
          <table:table-cell office:value-type="float" office:value="30" table:formula="of:=[.$D24]-SUM([.N24:.R24])" table:style-name="ce12">
            <text:p>30</text:p>
          </table:table-cell>
          <table:table-cell office:value-type="float" office:value="28" table:formula="of:=COM.MICROSOFT.FLOOR([.$D24]/6; 1)" table:style-name="ce12">
            <text:p>28</text:p>
          </table:table-cell>
          <table:table-cell office:value-type="float" office:value="28" table:formula="of:=COM.MICROSOFT.FLOOR([.$D24]/6; 1)" table:style-name="ce12">
            <text:p>28</text:p>
          </table:table-cell>
          <table:table-cell office:value-type="float" office:value="28" table:formula="of:=COM.MICROSOFT.FLOOR([.$D24]/6; 1)" table:style-name="ce12">
            <text:p>28</text:p>
          </table:table-cell>
          <table:table-cell office:value-type="float" office:value="28" table:formula="of:=COM.MICROSOFT.FLOOR([.$D24]/6; 1)" table:style-name="ce12">
            <text:p>28</text:p>
          </table:table-cell>
          <table:table-cell office:value-type="float" office:value="28" table:formula="of:=COM.MICROSOFT.FLOOR([.$D24]/6; 1)" table:style-name="ce12">
            <text:p>28</text:p>
          </table:table-cell>
          <table:table-cell office:value-type="float" office:value="30" table:formula="of:=[.$D24]-SUM([.T24:.X24])" table:style-name="ce12">
            <text:p>30</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16]" table:style-name="ce9">
            <text:p>1170</text:p>
          </table:table-cell>
          <table:table-cell office:value-type="float" office:value="130" table:formula="of:=[.E16]" table:style-name="ce9">
            <text:p>130</text:p>
          </table:table-cell>
          <table:table-cell office:value-type="float" office:value="130" table:formula="of:=[.F16]" table:style-name="ce9">
            <text:p>130</text:p>
          </table:table-cell>
          <table:table-cell office:value-type="float" office:value="130" table:formula="of:=[.G16]" table:style-name="ce9">
            <text:p>130</text:p>
          </table:table-cell>
          <table:table-cell office:value-type="float" office:value="130" table:formula="of:=[.H16]" table:style-name="ce9">
            <text:p>130</text:p>
          </table:table-cell>
          <table:table-cell office:value-type="float" office:value="130" table:formula="of:=[.I16]" table:style-name="ce9">
            <text:p>130</text:p>
          </table:table-cell>
          <table:table-cell office:value-type="float" office:value="130" table:formula="of:=[.J16]" table:style-name="ce9">
            <text:p>130</text:p>
          </table:table-cell>
          <table:table-cell office:value-type="float" office:value="130" table:formula="of:=[.K16]" table:style-name="ce9">
            <text:p>130</text:p>
          </table:table-cell>
          <table:table-cell office:value-type="float" office:value="130" table:formula="of:=[.L16]" table:style-name="ce9">
            <text:p>130</text:p>
          </table:table-cell>
          <table:table-cell office:value-type="float" office:value="130" table:formula="of:=[.M16]" table:style-name="ce9">
            <text:p>130</text:p>
          </table:table-cell>
          <table:table-cell office:value-type="float" office:value="195" table:formula="of:=[.N16]" table:style-name="ce9">
            <text:p>195</text:p>
          </table:table-cell>
          <table:table-cell office:value-type="float" office:value="195" table:formula="of:=[.O16]" table:style-name="ce9">
            <text:p>195</text:p>
          </table:table-cell>
          <table:table-cell office:value-type="float" office:value="195" table:formula="of:=[.P16]" table:style-name="ce9">
            <text:p>195</text:p>
          </table:table-cell>
          <table:table-cell office:value-type="float" office:value="195" table:formula="of:=[.Q16]" table:style-name="ce9">
            <text:p>195</text:p>
          </table:table-cell>
          <table:table-cell office:value-type="float" office:value="195" table:formula="of:=[.R16]" table:style-name="ce9">
            <text:p>195</text:p>
          </table:table-cell>
          <table:table-cell office:value-type="float" office:value="195" table:formula="of:=[.S16]" table:style-name="ce9">
            <text:p>195</text:p>
          </table:table-cell>
          <table:table-cell office:value-type="float" office:value="195" table:formula="of:=[.T16]" table:style-name="ce9">
            <text:p>195</text:p>
          </table:table-cell>
          <table:table-cell office:value-type="float" office:value="195" table:formula="of:=[.U16]" table:style-name="ce9">
            <text:p>195</text:p>
          </table:table-cell>
          <table:table-cell office:value-type="float" office:value="195" table:formula="of:=[.V16]" table:style-name="ce9">
            <text:p>195</text:p>
          </table:table-cell>
          <table:table-cell office:value-type="float" office:value="195" table:formula="of:=[.W16]" table:style-name="ce9">
            <text:p>195</text:p>
          </table:table-cell>
          <table:table-cell office:value-type="float" office:value="195" table:formula="of:=[.X16]" table:style-name="ce9">
            <text:p>195</text:p>
          </table:table-cell>
          <table:table-cell office:value-type="float" office:value="195" table:formula="of:=[.Y16]" table:style-name="ce9">
            <text:p>195</text:p>
          </table:table-cell>
          <table:table-cell table:number-columns-repeated="16359"/>
        </table:table-row>
        <table:table-row table:style-name="ro5">
          <table:covered-table-cell/>
          <table:covered-table-cell/>
          <table:table-cell office:value-type="string" table:style-name="ce22">
            <text:p>Number of category 1 ambulance conveyances per 1,000 patients in the cohort</text:p>
          </table:table-cell>
          <table:table-cell office:value-type="float" office:value="145.29914529914532" table:formula="of:=IFERROR([.D24]/[.D25]*1000;0)" table:style-name="ce23">
            <text:p>145.2991453</text:p>
          </table:table-cell>
          <table:table-cell office:value-type="float" office:value="138.46153846153848" table:formula="of:=IFERROR([.E24]/[.E25]*1000;0)" table:style-name="ce23">
            <text:p>138.4615385</text:p>
          </table:table-cell>
          <table:table-cell office:value-type="float" office:value="138.46153846153848" table:formula="of:=IFERROR([.F24]/[.F25]*1000;0)" table:style-name="ce23">
            <text:p>138.4615385</text:p>
          </table:table-cell>
          <table:table-cell office:value-type="float" office:value="138.46153846153848" table:formula="of:=IFERROR([.G24]/[.G25]*1000;0)" table:style-name="ce23">
            <text:p>138.4615385</text:p>
          </table:table-cell>
          <table:table-cell office:value-type="float" office:value="138.46153846153848" table:formula="of:=IFERROR([.H24]/[.H25]*1000;0)" table:style-name="ce23">
            <text:p>138.4615385</text:p>
          </table:table-cell>
          <table:table-cell office:value-type="float" office:value="138.46153846153848" table:formula="of:=IFERROR([.I24]/[.I25]*1000;0)" table:style-name="ce23">
            <text:p>138.4615385</text:p>
          </table:table-cell>
          <table:table-cell office:value-type="float" office:value="138.46153846153848" table:formula="of:=IFERROR([.J24]/[.J25]*1000;0)" table:style-name="ce23">
            <text:p>138.4615385</text:p>
          </table:table-cell>
          <table:table-cell office:value-type="float" office:value="138.46153846153848" table:formula="of:=IFERROR([.K24]/[.K25]*1000;0)" table:style-name="ce23">
            <text:p>138.4615385</text:p>
          </table:table-cell>
          <table:table-cell office:value-type="float" office:value="138.46153846153848" table:formula="of:=IFERROR([.L24]/[.L25]*1000;0)" table:style-name="ce23">
            <text:p>138.4615385</text:p>
          </table:table-cell>
          <table:table-cell office:value-type="float" office:value="200" table:formula="of:=IFERROR([.M24]/[.M25]*1000;0)" table:style-name="ce23">
            <text:p>200</text:p>
          </table:table-cell>
          <table:table-cell office:value-type="float" office:value="143.58974358974359" table:formula="of:=IFERROR([.N24]/[.N25]*1000;0)" table:style-name="ce23">
            <text:p>143.5897436</text:p>
          </table:table-cell>
          <table:table-cell office:value-type="float" office:value="143.58974358974359" table:formula="of:=IFERROR([.O24]/[.O25]*1000;0)" table:style-name="ce23">
            <text:p>143.5897436</text:p>
          </table:table-cell>
          <table:table-cell office:value-type="float" office:value="143.58974358974359" table:formula="of:=IFERROR([.P24]/[.P25]*1000;0)" table:style-name="ce23">
            <text:p>143.5897436</text:p>
          </table:table-cell>
          <table:table-cell office:value-type="float" office:value="143.58974358974359" table:formula="of:=IFERROR([.Q24]/[.Q25]*1000;0)" table:style-name="ce23">
            <text:p>143.5897436</text:p>
          </table:table-cell>
          <table:table-cell office:value-type="float" office:value="143.58974358974359" table:formula="of:=IFERROR([.R24]/[.R25]*1000;0)" table:style-name="ce23">
            <text:p>143.5897436</text:p>
          </table:table-cell>
          <table:table-cell office:value-type="float" office:value="153.84615384615387" table:formula="of:=IFERROR([.S24]/[.S25]*1000;0)" table:style-name="ce23">
            <text:p>153.8461538</text:p>
          </table:table-cell>
          <table:table-cell office:value-type="float" office:value="143.58974358974359" table:formula="of:=IFERROR([.T24]/[.T25]*1000;0)" table:style-name="ce23">
            <text:p>143.5897436</text:p>
          </table:table-cell>
          <table:table-cell office:value-type="float" office:value="143.58974358974359" table:formula="of:=IFERROR([.U24]/[.U25]*1000;0)" table:style-name="ce23">
            <text:p>143.5897436</text:p>
          </table:table-cell>
          <table:table-cell office:value-type="float" office:value="143.58974358974359" table:formula="of:=IFERROR([.V24]/[.V25]*1000;0)" table:style-name="ce23">
            <text:p>143.5897436</text:p>
          </table:table-cell>
          <table:table-cell office:value-type="float" office:value="143.58974358974359" table:formula="of:=IFERROR([.W24]/[.W25]*1000;0)" table:style-name="ce23">
            <text:p>143.5897436</text:p>
          </table:table-cell>
          <table:table-cell office:value-type="float" office:value="143.58974358974359" table:formula="of:=IFERROR([.X24]/[.X25]*1000;0)" table:style-name="ce23">
            <text:p>143.5897436</text:p>
          </table:table-cell>
          <table:table-cell office:value-type="float" office:value="153.84615384615387" table:formula="of:=IFERROR([.Y24]/[.Y25]*1000;0)" table:style-name="ce23">
            <text:p>153.8461538</text:p>
          </table:table-cell>
          <table:table-cell table:number-columns-repeated="16359"/>
        </table:table-row>
        <table:table-row table:style-name="ro5">
          <table:table-cell office:value-type="string" table:number-columns-spanned="1" table:number-rows-spanned="3" table:style-name="ce26">
            <text:p>O4</text:p>
          </table:table-cell>
          <table:table-cell office:value-type="string" table:number-columns-spanned="1" table:number-rows-spanned="3" table:style-name="ce26">
            <text:p>Outcome</text:p>
          </table:table-cell>
          <table:table-cell office:value-type="string" table:style-name="ce8">
            <text:p>Number of category 2 ambulance conveyances for patients in the cohort</text:p>
          </table:table-cell>
          <table:table-cell office:value-type="float" office:value="156" table:formula="of:=RANDBETWEEN([.D28]*0.1;[.D28]*0.2)" table:style-name="ce12">
            <text:p>156</text:p>
          </table:table-cell>
          <table:table-cell office:value-type="float" office:value="17" table:formula="of:=COM.MICROSOFT.FLOOR([.$D27]/9;1)" table:style-name="ce12">
            <text:p>17</text:p>
          </table:table-cell>
          <table:table-cell office:value-type="float" office:value="17" table:formula="of:=COM.MICROSOFT.FLOOR([.$D27]/9;1)" table:style-name="ce12">
            <text:p>17</text:p>
          </table:table-cell>
          <table:table-cell office:value-type="float" office:value="17" table:formula="of:=COM.MICROSOFT.FLOOR([.$D27]/9;1)" table:style-name="ce12">
            <text:p>17</text:p>
          </table:table-cell>
          <table:table-cell office:value-type="float" office:value="17" table:formula="of:=COM.MICROSOFT.FLOOR([.$D27]/9;1)" table:style-name="ce12">
            <text:p>17</text:p>
          </table:table-cell>
          <table:table-cell office:value-type="float" office:value="17" table:formula="of:=COM.MICROSOFT.FLOOR([.$D27]/9;1)" table:style-name="ce12">
            <text:p>17</text:p>
          </table:table-cell>
          <table:table-cell office:value-type="float" office:value="17" table:formula="of:=COM.MICROSOFT.FLOOR([.$D27]/9;1)" table:style-name="ce12">
            <text:p>17</text:p>
          </table:table-cell>
          <table:table-cell office:value-type="float" office:value="17" table:formula="of:=COM.MICROSOFT.FLOOR([.$D27]/9;1)" table:style-name="ce12">
            <text:p>17</text:p>
          </table:table-cell>
          <table:table-cell office:value-type="float" office:value="17" table:formula="of:=COM.MICROSOFT.FLOOR([.$D27]/9;1)" table:style-name="ce12">
            <text:p>17</text:p>
          </table:table-cell>
          <table:table-cell office:value-type="float" office:value="20" table:formula="of:=[.$D27]-SUM([.E27:.L27])" table:style-name="ce12">
            <text:p>20</text:p>
          </table:table-cell>
          <table:table-cell office:value-type="float" office:value="26" table:formula="of:=COM.MICROSOFT.FLOOR([.$D27]/6;1)" table:style-name="ce12">
            <text:p>26</text:p>
          </table:table-cell>
          <table:table-cell office:value-type="float" office:value="26" table:formula="of:=COM.MICROSOFT.FLOOR([.$D27]/6;1)" table:style-name="ce12">
            <text:p>26</text:p>
          </table:table-cell>
          <table:table-cell office:value-type="float" office:value="26" table:formula="of:=COM.MICROSOFT.FLOOR([.$D27]/6;1)" table:style-name="ce12">
            <text:p>26</text:p>
          </table:table-cell>
          <table:table-cell office:value-type="float" office:value="26" table:formula="of:=COM.MICROSOFT.FLOOR([.$D27]/6;1)" table:style-name="ce12">
            <text:p>26</text:p>
          </table:table-cell>
          <table:table-cell office:value-type="float" office:value="26" table:formula="of:=COM.MICROSOFT.FLOOR([.$D27]/6;1)" table:style-name="ce12">
            <text:p>26</text:p>
          </table:table-cell>
          <table:table-cell office:value-type="float" office:value="26" table:formula="of:=[.$D27]-SUM([.N27:.R27])" table:style-name="ce12">
            <text:p>26</text:p>
          </table:table-cell>
          <table:table-cell office:value-type="float" office:value="26" table:formula="of:=COM.MICROSOFT.FLOOR([.$D27]/6; 1)" table:style-name="ce12">
            <text:p>26</text:p>
          </table:table-cell>
          <table:table-cell office:value-type="float" office:value="26" table:formula="of:=COM.MICROSOFT.FLOOR([.$D27]/6; 1)" table:style-name="ce12">
            <text:p>26</text:p>
          </table:table-cell>
          <table:table-cell office:value-type="float" office:value="26" table:formula="of:=COM.MICROSOFT.FLOOR([.$D27]/6; 1)" table:style-name="ce12">
            <text:p>26</text:p>
          </table:table-cell>
          <table:table-cell office:value-type="float" office:value="26" table:formula="of:=COM.MICROSOFT.FLOOR([.$D27]/6; 1)" table:style-name="ce12">
            <text:p>26</text:p>
          </table:table-cell>
          <table:table-cell office:value-type="float" office:value="26" table:formula="of:=COM.MICROSOFT.FLOOR([.$D27]/6; 1)" table:style-name="ce12">
            <text:p>26</text:p>
          </table:table-cell>
          <table:table-cell office:value-type="float" office:value="26" table:formula="of:=[.$D27]-SUM([.T27:.X27])" table:style-name="ce12">
            <text:p>26</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19]" table:style-name="ce9">
            <text:p>1170</text:p>
          </table:table-cell>
          <table:table-cell office:value-type="float" office:value="130" table:formula="of:=[.E19]" table:style-name="ce9">
            <text:p>130</text:p>
          </table:table-cell>
          <table:table-cell office:value-type="float" office:value="130" table:formula="of:=[.F19]" table:style-name="ce9">
            <text:p>130</text:p>
          </table:table-cell>
          <table:table-cell office:value-type="float" office:value="130" table:formula="of:=[.G19]" table:style-name="ce9">
            <text:p>130</text:p>
          </table:table-cell>
          <table:table-cell office:value-type="float" office:value="130" table:formula="of:=[.H19]" table:style-name="ce9">
            <text:p>130</text:p>
          </table:table-cell>
          <table:table-cell office:value-type="float" office:value="130" table:formula="of:=[.I19]" table:style-name="ce9">
            <text:p>130</text:p>
          </table:table-cell>
          <table:table-cell office:value-type="float" office:value="130" table:formula="of:=[.J19]" table:style-name="ce9">
            <text:p>130</text:p>
          </table:table-cell>
          <table:table-cell office:value-type="float" office:value="130" table:formula="of:=[.K19]" table:style-name="ce9">
            <text:p>130</text:p>
          </table:table-cell>
          <table:table-cell office:value-type="float" office:value="130" table:formula="of:=[.L19]" table:style-name="ce9">
            <text:p>130</text:p>
          </table:table-cell>
          <table:table-cell office:value-type="float" office:value="130" table:formula="of:=[.M19]" table:style-name="ce9">
            <text:p>130</text:p>
          </table:table-cell>
          <table:table-cell office:value-type="float" office:value="195" table:formula="of:=[.N19]" table:style-name="ce9">
            <text:p>195</text:p>
          </table:table-cell>
          <table:table-cell office:value-type="float" office:value="195" table:formula="of:=[.O19]" table:style-name="ce9">
            <text:p>195</text:p>
          </table:table-cell>
          <table:table-cell office:value-type="float" office:value="195" table:formula="of:=[.P19]" table:style-name="ce9">
            <text:p>195</text:p>
          </table:table-cell>
          <table:table-cell office:value-type="float" office:value="195" table:formula="of:=[.Q19]" table:style-name="ce9">
            <text:p>195</text:p>
          </table:table-cell>
          <table:table-cell office:value-type="float" office:value="195" table:formula="of:=[.R19]" table:style-name="ce9">
            <text:p>195</text:p>
          </table:table-cell>
          <table:table-cell office:value-type="float" office:value="195" table:formula="of:=[.S19]" table:style-name="ce9">
            <text:p>195</text:p>
          </table:table-cell>
          <table:table-cell office:value-type="float" office:value="195" table:formula="of:=[.T19]" table:style-name="ce9">
            <text:p>195</text:p>
          </table:table-cell>
          <table:table-cell office:value-type="float" office:value="195" table:formula="of:=[.U19]" table:style-name="ce9">
            <text:p>195</text:p>
          </table:table-cell>
          <table:table-cell office:value-type="float" office:value="195" table:formula="of:=[.V19]" table:style-name="ce9">
            <text:p>195</text:p>
          </table:table-cell>
          <table:table-cell office:value-type="float" office:value="195" table:formula="of:=[.W19]" table:style-name="ce9">
            <text:p>195</text:p>
          </table:table-cell>
          <table:table-cell office:value-type="float" office:value="195" table:formula="of:=[.X19]" table:style-name="ce9">
            <text:p>195</text:p>
          </table:table-cell>
          <table:table-cell office:value-type="float" office:value="195" table:formula="of:=[.Y19]" table:style-name="ce9">
            <text:p>195</text:p>
          </table:table-cell>
          <table:table-cell table:number-columns-repeated="16359"/>
        </table:table-row>
        <table:table-row table:style-name="ro5">
          <table:covered-table-cell/>
          <table:covered-table-cell/>
          <table:table-cell office:value-type="string" table:style-name="ce22">
            <text:p>Number of category 2 ambulance conveyances per 1,000 patients in the cohort</text:p>
          </table:table-cell>
          <table:table-cell office:value-type="float" office:value="133.33333333333334" table:formula="of:=IFERROR([.D27]/[.D28]*1000;0)" table:style-name="ce23">
            <text:p>133.3333333</text:p>
          </table:table-cell>
          <table:table-cell office:value-type="float" office:value="130.76923076923077" table:formula="of:=IFERROR([.E27]/[.E28]*1000;0)" table:style-name="ce23">
            <text:p>130.7692308</text:p>
          </table:table-cell>
          <table:table-cell office:value-type="float" office:value="130.76923076923077" table:formula="of:=IFERROR([.F27]/[.F28]*1000;0)" table:style-name="ce23">
            <text:p>130.7692308</text:p>
          </table:table-cell>
          <table:table-cell office:value-type="float" office:value="130.76923076923077" table:formula="of:=IFERROR([.G27]/[.G28]*1000;0)" table:style-name="ce23">
            <text:p>130.7692308</text:p>
          </table:table-cell>
          <table:table-cell office:value-type="float" office:value="130.76923076923077" table:formula="of:=IFERROR([.H27]/[.H28]*1000;0)" table:style-name="ce23">
            <text:p>130.7692308</text:p>
          </table:table-cell>
          <table:table-cell office:value-type="float" office:value="130.76923076923077" table:formula="of:=IFERROR([.I27]/[.I28]*1000;0)" table:style-name="ce23">
            <text:p>130.7692308</text:p>
          </table:table-cell>
          <table:table-cell office:value-type="float" office:value="130.76923076923077" table:formula="of:=IFERROR([.J27]/[.J28]*1000;0)" table:style-name="ce23">
            <text:p>130.7692308</text:p>
          </table:table-cell>
          <table:table-cell office:value-type="float" office:value="130.76923076923077" table:formula="of:=IFERROR([.K27]/[.K28]*1000;0)" table:style-name="ce23">
            <text:p>130.7692308</text:p>
          </table:table-cell>
          <table:table-cell office:value-type="float" office:value="130.76923076923077" table:formula="of:=IFERROR([.L27]/[.L28]*1000;0)" table:style-name="ce23">
            <text:p>130.7692308</text:p>
          </table:table-cell>
          <table:table-cell office:value-type="float" office:value="153.84615384615387" table:formula="of:=IFERROR([.M27]/[.M28]*1000;0)" table:style-name="ce23">
            <text:p>153.8461538</text:p>
          </table:table-cell>
          <table:table-cell office:value-type="float" office:value="133.33333333333334" table:formula="of:=IFERROR([.N27]/[.N28]*1000;0)" table:style-name="ce23">
            <text:p>133.3333333</text:p>
          </table:table-cell>
          <table:table-cell office:value-type="float" office:value="133.33333333333334" table:formula="of:=IFERROR([.O27]/[.O28]*1000;0)" table:style-name="ce23">
            <text:p>133.3333333</text:p>
          </table:table-cell>
          <table:table-cell office:value-type="float" office:value="133.33333333333334" table:formula="of:=IFERROR([.P27]/[.P28]*1000;0)" table:style-name="ce23">
            <text:p>133.3333333</text:p>
          </table:table-cell>
          <table:table-cell office:value-type="float" office:value="133.33333333333334" table:formula="of:=IFERROR([.Q27]/[.Q28]*1000;0)" table:style-name="ce23">
            <text:p>133.3333333</text:p>
          </table:table-cell>
          <table:table-cell office:value-type="float" office:value="133.33333333333334" table:formula="of:=IFERROR([.R27]/[.R28]*1000;0)" table:style-name="ce23">
            <text:p>133.3333333</text:p>
          </table:table-cell>
          <table:table-cell office:value-type="float" office:value="133.33333333333334" table:formula="of:=IFERROR([.S27]/[.S28]*1000;0)" table:style-name="ce23">
            <text:p>133.3333333</text:p>
          </table:table-cell>
          <table:table-cell office:value-type="float" office:value="133.33333333333334" table:formula="of:=IFERROR([.T27]/[.T28]*1000;0)" table:style-name="ce23">
            <text:p>133.3333333</text:p>
          </table:table-cell>
          <table:table-cell office:value-type="float" office:value="133.33333333333334" table:formula="of:=IFERROR([.U27]/[.U28]*1000;0)" table:style-name="ce23">
            <text:p>133.3333333</text:p>
          </table:table-cell>
          <table:table-cell office:value-type="float" office:value="133.33333333333334" table:formula="of:=IFERROR([.V27]/[.V28]*1000;0)" table:style-name="ce23">
            <text:p>133.3333333</text:p>
          </table:table-cell>
          <table:table-cell office:value-type="float" office:value="133.33333333333334" table:formula="of:=IFERROR([.W27]/[.W28]*1000;0)" table:style-name="ce23">
            <text:p>133.3333333</text:p>
          </table:table-cell>
          <table:table-cell office:value-type="float" office:value="133.33333333333334" table:formula="of:=IFERROR([.X27]/[.X28]*1000;0)" table:style-name="ce23">
            <text:p>133.3333333</text:p>
          </table:table-cell>
          <table:table-cell office:value-type="float" office:value="133.33333333333334" table:formula="of:=IFERROR([.Y27]/[.Y28]*1000;0)" table:style-name="ce23">
            <text:p>133.3333333</text:p>
          </table:table-cell>
          <table:table-cell table:number-columns-repeated="16359"/>
        </table:table-row>
        <table:table-row table:style-name="ro5">
          <table:table-cell office:value-type="string" table:number-columns-spanned="1" table:number-rows-spanned="3" table:style-name="ce26">
            <text:p>O4</text:p>
          </table:table-cell>
          <table:table-cell office:value-type="string" table:number-columns-spanned="1" table:number-rows-spanned="3" table:style-name="ce26">
            <text:p>Outcome</text:p>
          </table:table-cell>
          <table:table-cell office:value-type="string" table:style-name="ce8">
            <text:p>Number of category 3 ambulance conveyances for patients in the cohort</text:p>
          </table:table-cell>
          <table:table-cell office:value-type="float" office:value="174" table:formula="of:=RANDBETWEEN([.D31]*0.1;[.D31]*0.2)" table:style-name="ce12">
            <text:p>174</text:p>
          </table:table-cell>
          <table:table-cell office:value-type="float" office:value="19" table:formula="of:=COM.MICROSOFT.FLOOR([.$D30]/9;1)" table:style-name="ce12">
            <text:p>19</text:p>
          </table:table-cell>
          <table:table-cell office:value-type="float" office:value="19" table:formula="of:=COM.MICROSOFT.FLOOR([.$D30]/9;1)" table:style-name="ce12">
            <text:p>19</text:p>
          </table:table-cell>
          <table:table-cell office:value-type="float" office:value="19" table:formula="of:=COM.MICROSOFT.FLOOR([.$D30]/9;1)" table:style-name="ce12">
            <text:p>19</text:p>
          </table:table-cell>
          <table:table-cell office:value-type="float" office:value="19" table:formula="of:=COM.MICROSOFT.FLOOR([.$D30]/9;1)" table:style-name="ce12">
            <text:p>19</text:p>
          </table:table-cell>
          <table:table-cell office:value-type="float" office:value="19" table:formula="of:=COM.MICROSOFT.FLOOR([.$D30]/9;1)" table:style-name="ce12">
            <text:p>19</text:p>
          </table:table-cell>
          <table:table-cell office:value-type="float" office:value="19" table:formula="of:=COM.MICROSOFT.FLOOR([.$D30]/9;1)" table:style-name="ce12">
            <text:p>19</text:p>
          </table:table-cell>
          <table:table-cell office:value-type="float" office:value="19" table:formula="of:=COM.MICROSOFT.FLOOR([.$D30]/9;1)" table:style-name="ce12">
            <text:p>19</text:p>
          </table:table-cell>
          <table:table-cell office:value-type="float" office:value="19" table:formula="of:=COM.MICROSOFT.FLOOR([.$D30]/9;1)" table:style-name="ce12">
            <text:p>19</text:p>
          </table:table-cell>
          <table:table-cell office:value-type="float" office:value="22" table:formula="of:=[.$D30]-SUM([.E30:.L30])" table:style-name="ce12">
            <text:p>22</text:p>
          </table:table-cell>
          <table:table-cell office:value-type="float" office:value="29" table:formula="of:=COM.MICROSOFT.FLOOR([.$D30]/6;1)" table:style-name="ce12">
            <text:p>29</text:p>
          </table:table-cell>
          <table:table-cell office:value-type="float" office:value="29" table:formula="of:=COM.MICROSOFT.FLOOR([.$D30]/6;1)" table:style-name="ce12">
            <text:p>29</text:p>
          </table:table-cell>
          <table:table-cell office:value-type="float" office:value="29" table:formula="of:=COM.MICROSOFT.FLOOR([.$D30]/6;1)" table:style-name="ce12">
            <text:p>29</text:p>
          </table:table-cell>
          <table:table-cell office:value-type="float" office:value="29" table:formula="of:=COM.MICROSOFT.FLOOR([.$D30]/6;1)" table:style-name="ce12">
            <text:p>29</text:p>
          </table:table-cell>
          <table:table-cell office:value-type="float" office:value="29" table:formula="of:=COM.MICROSOFT.FLOOR([.$D30]/6;1)" table:style-name="ce12">
            <text:p>29</text:p>
          </table:table-cell>
          <table:table-cell office:value-type="float" office:value="29" table:formula="of:=[.$D30]-SUM([.N30:.R30])" table:style-name="ce12">
            <text:p>29</text:p>
          </table:table-cell>
          <table:table-cell office:value-type="float" office:value="29" table:formula="of:=COM.MICROSOFT.FLOOR([.$D30]/6; 1)" table:style-name="ce12">
            <text:p>29</text:p>
          </table:table-cell>
          <table:table-cell office:value-type="float" office:value="29" table:formula="of:=COM.MICROSOFT.FLOOR([.$D30]/6; 1)" table:style-name="ce12">
            <text:p>29</text:p>
          </table:table-cell>
          <table:table-cell office:value-type="float" office:value="29" table:formula="of:=COM.MICROSOFT.FLOOR([.$D30]/6; 1)" table:style-name="ce12">
            <text:p>29</text:p>
          </table:table-cell>
          <table:table-cell office:value-type="float" office:value="29" table:formula="of:=COM.MICROSOFT.FLOOR([.$D30]/6; 1)" table:style-name="ce12">
            <text:p>29</text:p>
          </table:table-cell>
          <table:table-cell office:value-type="float" office:value="29" table:formula="of:=COM.MICROSOFT.FLOOR([.$D30]/6; 1)" table:style-name="ce12">
            <text:p>29</text:p>
          </table:table-cell>
          <table:table-cell office:value-type="float" office:value="29" table:formula="of:=[.$D30]-SUM([.T30:.X30])" table:style-name="ce12">
            <text:p>29</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22]" table:style-name="ce9">
            <text:p>1170</text:p>
          </table:table-cell>
          <table:table-cell office:value-type="float" office:value="130" table:formula="of:=[.E22]" table:style-name="ce9">
            <text:p>130</text:p>
          </table:table-cell>
          <table:table-cell office:value-type="float" office:value="130" table:formula="of:=[.F22]" table:style-name="ce9">
            <text:p>130</text:p>
          </table:table-cell>
          <table:table-cell office:value-type="float" office:value="130" table:formula="of:=[.G22]" table:style-name="ce9">
            <text:p>130</text:p>
          </table:table-cell>
          <table:table-cell office:value-type="float" office:value="130" table:formula="of:=[.H22]" table:style-name="ce9">
            <text:p>130</text:p>
          </table:table-cell>
          <table:table-cell office:value-type="float" office:value="130" table:formula="of:=[.I22]" table:style-name="ce9">
            <text:p>130</text:p>
          </table:table-cell>
          <table:table-cell office:value-type="float" office:value="130" table:formula="of:=[.J22]" table:style-name="ce9">
            <text:p>130</text:p>
          </table:table-cell>
          <table:table-cell office:value-type="float" office:value="130" table:formula="of:=[.K22]" table:style-name="ce9">
            <text:p>130</text:p>
          </table:table-cell>
          <table:table-cell office:value-type="float" office:value="130" table:formula="of:=[.L22]" table:style-name="ce9">
            <text:p>130</text:p>
          </table:table-cell>
          <table:table-cell office:value-type="float" office:value="130" table:formula="of:=[.M22]" table:style-name="ce9">
            <text:p>130</text:p>
          </table:table-cell>
          <table:table-cell office:value-type="float" office:value="195" table:formula="of:=[.N22]" table:style-name="ce9">
            <text:p>195</text:p>
          </table:table-cell>
          <table:table-cell office:value-type="float" office:value="195" table:formula="of:=[.O22]" table:style-name="ce9">
            <text:p>195</text:p>
          </table:table-cell>
          <table:table-cell office:value-type="float" office:value="195" table:formula="of:=[.P22]" table:style-name="ce9">
            <text:p>195</text:p>
          </table:table-cell>
          <table:table-cell office:value-type="float" office:value="195" table:formula="of:=[.Q22]" table:style-name="ce9">
            <text:p>195</text:p>
          </table:table-cell>
          <table:table-cell office:value-type="float" office:value="195" table:formula="of:=[.R22]" table:style-name="ce9">
            <text:p>195</text:p>
          </table:table-cell>
          <table:table-cell office:value-type="float" office:value="195" table:formula="of:=[.S22]" table:style-name="ce9">
            <text:p>195</text:p>
          </table:table-cell>
          <table:table-cell office:value-type="float" office:value="195" table:formula="of:=[.T22]" table:style-name="ce9">
            <text:p>195</text:p>
          </table:table-cell>
          <table:table-cell office:value-type="float" office:value="195" table:formula="of:=[.U22]" table:style-name="ce9">
            <text:p>195</text:p>
          </table:table-cell>
          <table:table-cell office:value-type="float" office:value="195" table:formula="of:=[.V22]" table:style-name="ce9">
            <text:p>195</text:p>
          </table:table-cell>
          <table:table-cell office:value-type="float" office:value="195" table:formula="of:=[.W22]" table:style-name="ce9">
            <text:p>195</text:p>
          </table:table-cell>
          <table:table-cell office:value-type="float" office:value="195" table:formula="of:=[.X22]" table:style-name="ce9">
            <text:p>195</text:p>
          </table:table-cell>
          <table:table-cell office:value-type="float" office:value="195" table:formula="of:=[.Y22]" table:style-name="ce9">
            <text:p>195</text:p>
          </table:table-cell>
          <table:table-cell table:number-columns-repeated="16359"/>
        </table:table-row>
        <table:table-row table:style-name="ro5">
          <table:covered-table-cell/>
          <table:covered-table-cell/>
          <table:table-cell office:value-type="string" table:style-name="ce22">
            <text:p>Number of category 3 ambulance conveyances per 1,000 patients in the cohort</text:p>
          </table:table-cell>
          <table:table-cell office:value-type="float" office:value="148.71794871794873" table:formula="of:=IFERROR([.D30]/[.D31]*1000;0)" table:style-name="ce23">
            <text:p>148.7179487</text:p>
          </table:table-cell>
          <table:table-cell office:value-type="float" office:value="146.15384615384616" table:formula="of:=IFERROR([.E30]/[.E31]*1000;0)" table:style-name="ce23">
            <text:p>146.1538462</text:p>
          </table:table-cell>
          <table:table-cell office:value-type="float" office:value="146.15384615384616" table:formula="of:=IFERROR([.F30]/[.F31]*1000;0)" table:style-name="ce23">
            <text:p>146.1538462</text:p>
          </table:table-cell>
          <table:table-cell office:value-type="float" office:value="146.15384615384616" table:formula="of:=IFERROR([.G30]/[.G31]*1000;0)" table:style-name="ce23">
            <text:p>146.1538462</text:p>
          </table:table-cell>
          <table:table-cell office:value-type="float" office:value="146.15384615384616" table:formula="of:=IFERROR([.H30]/[.H31]*1000;0)" table:style-name="ce23">
            <text:p>146.1538462</text:p>
          </table:table-cell>
          <table:table-cell office:value-type="float" office:value="146.15384615384616" table:formula="of:=IFERROR([.I30]/[.I31]*1000;0)" table:style-name="ce23">
            <text:p>146.1538462</text:p>
          </table:table-cell>
          <table:table-cell office:value-type="float" office:value="146.15384615384616" table:formula="of:=IFERROR([.J30]/[.J31]*1000;0)" table:style-name="ce23">
            <text:p>146.1538462</text:p>
          </table:table-cell>
          <table:table-cell office:value-type="float" office:value="146.15384615384616" table:formula="of:=IFERROR([.K30]/[.K31]*1000;0)" table:style-name="ce23">
            <text:p>146.1538462</text:p>
          </table:table-cell>
          <table:table-cell office:value-type="float" office:value="146.15384615384616" table:formula="of:=IFERROR([.L30]/[.L31]*1000;0)" table:style-name="ce23">
            <text:p>146.1538462</text:p>
          </table:table-cell>
          <table:table-cell office:value-type="float" office:value="169.23076923076923" table:formula="of:=IFERROR([.M30]/[.M31]*1000;0)" table:style-name="ce23">
            <text:p>169.2307692</text:p>
          </table:table-cell>
          <table:table-cell office:value-type="float" office:value="148.71794871794873" table:formula="of:=IFERROR([.N30]/[.N31]*1000;0)" table:style-name="ce23">
            <text:p>148.7179487</text:p>
          </table:table-cell>
          <table:table-cell office:value-type="float" office:value="148.71794871794873" table:formula="of:=IFERROR([.O30]/[.O31]*1000;0)" table:style-name="ce23">
            <text:p>148.7179487</text:p>
          </table:table-cell>
          <table:table-cell office:value-type="float" office:value="148.71794871794873" table:formula="of:=IFERROR([.P30]/[.P31]*1000;0)" table:style-name="ce23">
            <text:p>148.7179487</text:p>
          </table:table-cell>
          <table:table-cell office:value-type="float" office:value="148.71794871794873" table:formula="of:=IFERROR([.Q30]/[.Q31]*1000;0)" table:style-name="ce23">
            <text:p>148.7179487</text:p>
          </table:table-cell>
          <table:table-cell office:value-type="float" office:value="148.71794871794873" table:formula="of:=IFERROR([.R30]/[.R31]*1000;0)" table:style-name="ce23">
            <text:p>148.7179487</text:p>
          </table:table-cell>
          <table:table-cell office:value-type="float" office:value="148.71794871794873" table:formula="of:=IFERROR([.S30]/[.S31]*1000;0)" table:style-name="ce23">
            <text:p>148.7179487</text:p>
          </table:table-cell>
          <table:table-cell office:value-type="float" office:value="148.71794871794873" table:formula="of:=IFERROR([.T30]/[.T31]*1000;0)" table:style-name="ce23">
            <text:p>148.7179487</text:p>
          </table:table-cell>
          <table:table-cell office:value-type="float" office:value="148.71794871794873" table:formula="of:=IFERROR([.U30]/[.U31]*1000;0)" table:style-name="ce23">
            <text:p>148.7179487</text:p>
          </table:table-cell>
          <table:table-cell office:value-type="float" office:value="148.71794871794873" table:formula="of:=IFERROR([.V30]/[.V31]*1000;0)" table:style-name="ce23">
            <text:p>148.7179487</text:p>
          </table:table-cell>
          <table:table-cell office:value-type="float" office:value="148.71794871794873" table:formula="of:=IFERROR([.W30]/[.W31]*1000;0)" table:style-name="ce23">
            <text:p>148.7179487</text:p>
          </table:table-cell>
          <table:table-cell office:value-type="float" office:value="148.71794871794873" table:formula="of:=IFERROR([.X30]/[.X31]*1000;0)" table:style-name="ce23">
            <text:p>148.7179487</text:p>
          </table:table-cell>
          <table:table-cell office:value-type="float" office:value="148.71794871794873" table:formula="of:=IFERROR([.Y30]/[.Y31]*1000;0)" table:style-name="ce23">
            <text:p>148.7179487</text:p>
          </table:table-cell>
          <table:table-cell table:number-columns-repeated="16359"/>
        </table:table-row>
        <table:table-row table:style-name="ro5">
          <table:table-cell office:value-type="string" table:number-columns-spanned="1" table:number-rows-spanned="3" table:style-name="ce26">
            <text:p>O4</text:p>
          </table:table-cell>
          <table:table-cell office:value-type="string" table:number-columns-spanned="1" table:number-rows-spanned="3" table:style-name="ce26">
            <text:p>Outcome</text:p>
          </table:table-cell>
          <table:table-cell office:value-type="string" table:style-name="ce8">
            <text:p>Number of category 4 ambulance conveyances for patients in the cohort</text:p>
          </table:table-cell>
          <table:table-cell office:value-type="float" office:value="129" table:formula="of:=RANDBETWEEN([.D34]*0.1;[.D34]*0.2)" table:style-name="ce12">
            <text:p>129</text:p>
          </table:table-cell>
          <table:table-cell office:value-type="float" office:value="14" table:formula="of:=COM.MICROSOFT.FLOOR([.$D33]/9;1)" table:style-name="ce12">
            <text:p>14</text:p>
          </table:table-cell>
          <table:table-cell office:value-type="float" office:value="14" table:formula="of:=COM.MICROSOFT.FLOOR([.$D33]/9;1)" table:style-name="ce12">
            <text:p>14</text:p>
          </table:table-cell>
          <table:table-cell office:value-type="float" office:value="14" table:formula="of:=COM.MICROSOFT.FLOOR([.$D33]/9;1)" table:style-name="ce12">
            <text:p>14</text:p>
          </table:table-cell>
          <table:table-cell office:value-type="float" office:value="14" table:formula="of:=COM.MICROSOFT.FLOOR([.$D33]/9;1)" table:style-name="ce12">
            <text:p>14</text:p>
          </table:table-cell>
          <table:table-cell office:value-type="float" office:value="14" table:formula="of:=COM.MICROSOFT.FLOOR([.$D33]/9;1)" table:style-name="ce12">
            <text:p>14</text:p>
          </table:table-cell>
          <table:table-cell office:value-type="float" office:value="14" table:formula="of:=COM.MICROSOFT.FLOOR([.$D33]/9;1)" table:style-name="ce12">
            <text:p>14</text:p>
          </table:table-cell>
          <table:table-cell office:value-type="float" office:value="14" table:formula="of:=COM.MICROSOFT.FLOOR([.$D33]/9;1)" table:style-name="ce12">
            <text:p>14</text:p>
          </table:table-cell>
          <table:table-cell office:value-type="float" office:value="14" table:formula="of:=COM.MICROSOFT.FLOOR([.$D33]/9;1)" table:style-name="ce12">
            <text:p>14</text:p>
          </table:table-cell>
          <table:table-cell office:value-type="float" office:value="17" table:formula="of:=[.$D33]-SUM([.E33:.L33])" table:style-name="ce12">
            <text:p>17</text:p>
          </table:table-cell>
          <table:table-cell office:value-type="float" office:value="21" table:formula="of:=COM.MICROSOFT.FLOOR([.$D33]/6;1)" table:style-name="ce12">
            <text:p>21</text:p>
          </table:table-cell>
          <table:table-cell office:value-type="float" office:value="21" table:formula="of:=COM.MICROSOFT.FLOOR([.$D33]/6;1)" table:style-name="ce12">
            <text:p>21</text:p>
          </table:table-cell>
          <table:table-cell office:value-type="float" office:value="21" table:formula="of:=COM.MICROSOFT.FLOOR([.$D33]/6;1)" table:style-name="ce12">
            <text:p>21</text:p>
          </table:table-cell>
          <table:table-cell office:value-type="float" office:value="21" table:formula="of:=COM.MICROSOFT.FLOOR([.$D33]/6;1)" table:style-name="ce12">
            <text:p>21</text:p>
          </table:table-cell>
          <table:table-cell office:value-type="float" office:value="21" table:formula="of:=COM.MICROSOFT.FLOOR([.$D33]/6;1)" table:style-name="ce12">
            <text:p>21</text:p>
          </table:table-cell>
          <table:table-cell office:value-type="float" office:value="24" table:formula="of:=[.$D33]-SUM([.N33:.R33])" table:style-name="ce12">
            <text:p>24</text:p>
          </table:table-cell>
          <table:table-cell office:value-type="float" office:value="21" table:formula="of:=COM.MICROSOFT.FLOOR([.$D33]/6; 1)" table:style-name="ce12">
            <text:p>21</text:p>
          </table:table-cell>
          <table:table-cell office:value-type="float" office:value="21" table:formula="of:=COM.MICROSOFT.FLOOR([.$D33]/6; 1)" table:style-name="ce12">
            <text:p>21</text:p>
          </table:table-cell>
          <table:table-cell office:value-type="float" office:value="21" table:formula="of:=COM.MICROSOFT.FLOOR([.$D33]/6; 1)" table:style-name="ce12">
            <text:p>21</text:p>
          </table:table-cell>
          <table:table-cell office:value-type="float" office:value="21" table:formula="of:=COM.MICROSOFT.FLOOR([.$D33]/6; 1)" table:style-name="ce12">
            <text:p>21</text:p>
          </table:table-cell>
          <table:table-cell office:value-type="float" office:value="21" table:formula="of:=COM.MICROSOFT.FLOOR([.$D33]/6; 1)" table:style-name="ce12">
            <text:p>21</text:p>
          </table:table-cell>
          <table:table-cell office:value-type="float" office:value="24" table:formula="of:=[.$D33]-SUM([.T33:.X33])" table:style-name="ce12">
            <text:p>24</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25]" table:style-name="ce9">
            <text:p>1170</text:p>
          </table:table-cell>
          <table:table-cell office:value-type="float" office:value="130" table:formula="of:=[.E25]" table:style-name="ce9">
            <text:p>130</text:p>
          </table:table-cell>
          <table:table-cell office:value-type="float" office:value="130" table:formula="of:=[.F25]" table:style-name="ce9">
            <text:p>130</text:p>
          </table:table-cell>
          <table:table-cell office:value-type="float" office:value="130" table:formula="of:=[.G25]" table:style-name="ce9">
            <text:p>130</text:p>
          </table:table-cell>
          <table:table-cell office:value-type="float" office:value="130" table:formula="of:=[.H25]" table:style-name="ce9">
            <text:p>130</text:p>
          </table:table-cell>
          <table:table-cell office:value-type="float" office:value="130" table:formula="of:=[.I25]" table:style-name="ce9">
            <text:p>130</text:p>
          </table:table-cell>
          <table:table-cell office:value-type="float" office:value="130" table:formula="of:=[.J25]" table:style-name="ce9">
            <text:p>130</text:p>
          </table:table-cell>
          <table:table-cell office:value-type="float" office:value="130" table:formula="of:=[.K25]" table:style-name="ce9">
            <text:p>130</text:p>
          </table:table-cell>
          <table:table-cell office:value-type="float" office:value="130" table:formula="of:=[.L25]" table:style-name="ce9">
            <text:p>130</text:p>
          </table:table-cell>
          <table:table-cell office:value-type="float" office:value="130" table:formula="of:=[.M25]" table:style-name="ce9">
            <text:p>130</text:p>
          </table:table-cell>
          <table:table-cell office:value-type="float" office:value="195" table:formula="of:=[.N25]" table:style-name="ce9">
            <text:p>195</text:p>
          </table:table-cell>
          <table:table-cell office:value-type="float" office:value="195" table:formula="of:=[.O25]" table:style-name="ce9">
            <text:p>195</text:p>
          </table:table-cell>
          <table:table-cell office:value-type="float" office:value="195" table:formula="of:=[.P25]" table:style-name="ce9">
            <text:p>195</text:p>
          </table:table-cell>
          <table:table-cell office:value-type="float" office:value="195" table:formula="of:=[.Q25]" table:style-name="ce9">
            <text:p>195</text:p>
          </table:table-cell>
          <table:table-cell office:value-type="float" office:value="195" table:formula="of:=[.R25]" table:style-name="ce9">
            <text:p>195</text:p>
          </table:table-cell>
          <table:table-cell office:value-type="float" office:value="195" table:formula="of:=[.S25]" table:style-name="ce9">
            <text:p>195</text:p>
          </table:table-cell>
          <table:table-cell office:value-type="float" office:value="195" table:formula="of:=[.T25]" table:style-name="ce9">
            <text:p>195</text:p>
          </table:table-cell>
          <table:table-cell office:value-type="float" office:value="195" table:formula="of:=[.U25]" table:style-name="ce9">
            <text:p>195</text:p>
          </table:table-cell>
          <table:table-cell office:value-type="float" office:value="195" table:formula="of:=[.V25]" table:style-name="ce9">
            <text:p>195</text:p>
          </table:table-cell>
          <table:table-cell office:value-type="float" office:value="195" table:formula="of:=[.W25]" table:style-name="ce9">
            <text:p>195</text:p>
          </table:table-cell>
          <table:table-cell office:value-type="float" office:value="195" table:formula="of:=[.X25]" table:style-name="ce9">
            <text:p>195</text:p>
          </table:table-cell>
          <table:table-cell office:value-type="float" office:value="195" table:formula="of:=[.Y25]" table:style-name="ce9">
            <text:p>195</text:p>
          </table:table-cell>
          <table:table-cell table:number-columns-repeated="16359"/>
        </table:table-row>
        <table:table-row table:style-name="ro5">
          <table:covered-table-cell/>
          <table:covered-table-cell/>
          <table:table-cell office:value-type="string" table:style-name="ce22">
            <text:p>Number of category 4 ambulance conveyances per 1,000 patients in the cohort</text:p>
          </table:table-cell>
          <table:table-cell office:value-type="float" office:value="110.25641025641025" table:formula="of:=IFERROR([.D33]/[.D34]*1000;0)" table:style-name="ce23">
            <text:p>110.2564103</text:p>
          </table:table-cell>
          <table:table-cell office:value-type="float" office:value="107.69230769230769" table:formula="of:=IFERROR([.E33]/[.E34]*1000;0)" table:style-name="ce23">
            <text:p>107.6923077</text:p>
          </table:table-cell>
          <table:table-cell office:value-type="float" office:value="107.69230769230769" table:formula="of:=IFERROR([.F33]/[.F34]*1000;0)" table:style-name="ce23">
            <text:p>107.6923077</text:p>
          </table:table-cell>
          <table:table-cell office:value-type="float" office:value="107.69230769230769" table:formula="of:=IFERROR([.G33]/[.G34]*1000;0)" table:style-name="ce23">
            <text:p>107.6923077</text:p>
          </table:table-cell>
          <table:table-cell office:value-type="float" office:value="107.69230769230769" table:formula="of:=IFERROR([.H33]/[.H34]*1000;0)" table:style-name="ce23">
            <text:p>107.6923077</text:p>
          </table:table-cell>
          <table:table-cell office:value-type="float" office:value="107.69230769230769" table:formula="of:=IFERROR([.I33]/[.I34]*1000;0)" table:style-name="ce23">
            <text:p>107.6923077</text:p>
          </table:table-cell>
          <table:table-cell office:value-type="float" office:value="107.69230769230769" table:formula="of:=IFERROR([.J33]/[.J34]*1000;0)" table:style-name="ce23">
            <text:p>107.6923077</text:p>
          </table:table-cell>
          <table:table-cell office:value-type="float" office:value="107.69230769230769" table:formula="of:=IFERROR([.K33]/[.K34]*1000;0)" table:style-name="ce23">
            <text:p>107.6923077</text:p>
          </table:table-cell>
          <table:table-cell office:value-type="float" office:value="107.69230769230769" table:formula="of:=IFERROR([.L33]/[.L34]*1000;0)" table:style-name="ce23">
            <text:p>107.6923077</text:p>
          </table:table-cell>
          <table:table-cell office:value-type="float" office:value="130.76923076923077" table:formula="of:=IFERROR([.M33]/[.M34]*1000;0)" table:style-name="ce23">
            <text:p>130.7692308</text:p>
          </table:table-cell>
          <table:table-cell office:value-type="float" office:value="107.69230769230769" table:formula="of:=IFERROR([.N33]/[.N34]*1000;0)" table:style-name="ce23">
            <text:p>107.6923077</text:p>
          </table:table-cell>
          <table:table-cell office:value-type="float" office:value="107.69230769230769" table:formula="of:=IFERROR([.O33]/[.O34]*1000;0)" table:style-name="ce23">
            <text:p>107.6923077</text:p>
          </table:table-cell>
          <table:table-cell office:value-type="float" office:value="107.69230769230769" table:formula="of:=IFERROR([.P33]/[.P34]*1000;0)" table:style-name="ce23">
            <text:p>107.6923077</text:p>
          </table:table-cell>
          <table:table-cell office:value-type="float" office:value="107.69230769230769" table:formula="of:=IFERROR([.Q33]/[.Q34]*1000;0)" table:style-name="ce23">
            <text:p>107.6923077</text:p>
          </table:table-cell>
          <table:table-cell office:value-type="float" office:value="107.69230769230769" table:formula="of:=IFERROR([.R33]/[.R34]*1000;0)" table:style-name="ce23">
            <text:p>107.6923077</text:p>
          </table:table-cell>
          <table:table-cell office:value-type="float" office:value="123.07692307692308" table:formula="of:=IFERROR([.S33]/[.S34]*1000;0)" table:style-name="ce23">
            <text:p>123.0769231</text:p>
          </table:table-cell>
          <table:table-cell office:value-type="float" office:value="107.69230769230769" table:formula="of:=IFERROR([.T33]/[.T34]*1000;0)" table:style-name="ce23">
            <text:p>107.6923077</text:p>
          </table:table-cell>
          <table:table-cell office:value-type="float" office:value="107.69230769230769" table:formula="of:=IFERROR([.U33]/[.U34]*1000;0)" table:style-name="ce23">
            <text:p>107.6923077</text:p>
          </table:table-cell>
          <table:table-cell office:value-type="float" office:value="107.69230769230769" table:formula="of:=IFERROR([.V33]/[.V34]*1000;0)" table:style-name="ce23">
            <text:p>107.6923077</text:p>
          </table:table-cell>
          <table:table-cell office:value-type="float" office:value="107.69230769230769" table:formula="of:=IFERROR([.W33]/[.W34]*1000;0)" table:style-name="ce23">
            <text:p>107.6923077</text:p>
          </table:table-cell>
          <table:table-cell office:value-type="float" office:value="107.69230769230769" table:formula="of:=IFERROR([.X33]/[.X34]*1000;0)" table:style-name="ce23">
            <text:p>107.6923077</text:p>
          </table:table-cell>
          <table:table-cell office:value-type="float" office:value="123.07692307692308" table:formula="of:=IFERROR([.Y33]/[.Y34]*1000;0)" table:style-name="ce23">
            <text:p>123.0769231</text:p>
          </table:table-cell>
          <table:table-cell table:number-columns-repeated="16359"/>
        </table:table-row>
        <table:table-row table:style-name="ro5">
          <table:table-cell office:value-type="string" table:number-columns-spanned="1" table:number-rows-spanned="3" table:style-name="ce26">
            <text:p>O5</text:p>
          </table:table-cell>
          <table:table-cell office:value-type="string" table:number-columns-spanned="1" table:number-rows-spanned="3" table:style-name="ce26">
            <text:p>Outcome</text:p>
          </table:table-cell>
          <table:table-cell office:value-type="string" table:style-name="ce8">
            <text:p>Number of A&amp;E attendances at a type 1 department in the cohort</text:p>
          </table:table-cell>
          <table:table-cell office:value-type="float" office:value="117" table:formula="of:=RANDBETWEEN([.D37]*0.1;[.D37]*0.2)" table:style-name="ce12">
            <text:p>117</text:p>
          </table:table-cell>
          <table:table-cell office:value-type="float" office:value="13" table:formula="of:=COM.MICROSOFT.FLOOR([.$D36]/9;1)" table:style-name="ce12">
            <text:p>13</text:p>
          </table:table-cell>
          <table:table-cell office:value-type="float" office:value="13" table:formula="of:=COM.MICROSOFT.FLOOR([.$D36]/9;1)" table:style-name="ce12">
            <text:p>13</text:p>
          </table:table-cell>
          <table:table-cell office:value-type="float" office:value="13" table:formula="of:=COM.MICROSOFT.FLOOR([.$D36]/9;1)" table:style-name="ce12">
            <text:p>13</text:p>
          </table:table-cell>
          <table:table-cell office:value-type="float" office:value="13" table:formula="of:=COM.MICROSOFT.FLOOR([.$D36]/9;1)" table:style-name="ce12">
            <text:p>13</text:p>
          </table:table-cell>
          <table:table-cell office:value-type="float" office:value="13" table:formula="of:=COM.MICROSOFT.FLOOR([.$D36]/9;1)" table:style-name="ce12">
            <text:p>13</text:p>
          </table:table-cell>
          <table:table-cell office:value-type="float" office:value="13" table:formula="of:=COM.MICROSOFT.FLOOR([.$D36]/9;1)" table:style-name="ce12">
            <text:p>13</text:p>
          </table:table-cell>
          <table:table-cell office:value-type="float" office:value="13" table:formula="of:=COM.MICROSOFT.FLOOR([.$D36]/9;1)" table:style-name="ce12">
            <text:p>13</text:p>
          </table:table-cell>
          <table:table-cell office:value-type="float" office:value="13" table:formula="of:=COM.MICROSOFT.FLOOR([.$D36]/9;1)" table:style-name="ce12">
            <text:p>13</text:p>
          </table:table-cell>
          <table:table-cell office:value-type="float" office:value="13" table:formula="of:=[.$D36]-SUM([.E36:.L36])" table:style-name="ce12">
            <text:p>13</text:p>
          </table:table-cell>
          <table:table-cell office:value-type="float" office:value="19" table:formula="of:=COM.MICROSOFT.FLOOR([.$D36]/6;1)" table:style-name="ce12">
            <text:p>19</text:p>
          </table:table-cell>
          <table:table-cell office:value-type="float" office:value="19" table:formula="of:=COM.MICROSOFT.FLOOR([.$D36]/6;1)" table:style-name="ce12">
            <text:p>19</text:p>
          </table:table-cell>
          <table:table-cell office:value-type="float" office:value="19" table:formula="of:=COM.MICROSOFT.FLOOR([.$D36]/6;1)" table:style-name="ce12">
            <text:p>19</text:p>
          </table:table-cell>
          <table:table-cell office:value-type="float" office:value="19" table:formula="of:=COM.MICROSOFT.FLOOR([.$D36]/6;1)" table:style-name="ce12">
            <text:p>19</text:p>
          </table:table-cell>
          <table:table-cell office:value-type="float" office:value="19" table:formula="of:=COM.MICROSOFT.FLOOR([.$D36]/6;1)" table:style-name="ce12">
            <text:p>19</text:p>
          </table:table-cell>
          <table:table-cell office:value-type="float" office:value="22" table:formula="of:=[.$D36]-SUM([.N36:.R36])" table:style-name="ce12">
            <text:p>22</text:p>
          </table:table-cell>
          <table:table-cell office:value-type="float" office:value="19" table:formula="of:=COM.MICROSOFT.FLOOR([.$D36]/6; 1)" table:style-name="ce12">
            <text:p>19</text:p>
          </table:table-cell>
          <table:table-cell office:value-type="float" office:value="19" table:formula="of:=COM.MICROSOFT.FLOOR([.$D36]/6; 1)" table:style-name="ce12">
            <text:p>19</text:p>
          </table:table-cell>
          <table:table-cell office:value-type="float" office:value="19" table:formula="of:=COM.MICROSOFT.FLOOR([.$D36]/6; 1)" table:style-name="ce12">
            <text:p>19</text:p>
          </table:table-cell>
          <table:table-cell office:value-type="float" office:value="19" table:formula="of:=COM.MICROSOFT.FLOOR([.$D36]/6; 1)" table:style-name="ce12">
            <text:p>19</text:p>
          </table:table-cell>
          <table:table-cell office:value-type="float" office:value="19" table:formula="of:=COM.MICROSOFT.FLOOR([.$D36]/6; 1)" table:style-name="ce12">
            <text:p>19</text:p>
          </table:table-cell>
          <table:table-cell office:value-type="float" office:value="22" table:formula="of:=[.$D36]-SUM([.T36:.X36])" table:style-name="ce12">
            <text:p>22</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22]" table:style-name="ce9">
            <text:p>1170</text:p>
          </table:table-cell>
          <table:table-cell office:value-type="float" office:value="130" table:formula="of:=[.E22]" table:style-name="ce9">
            <text:p>130</text:p>
          </table:table-cell>
          <table:table-cell office:value-type="float" office:value="130" table:formula="of:=[.F22]" table:style-name="ce9">
            <text:p>130</text:p>
          </table:table-cell>
          <table:table-cell office:value-type="float" office:value="130" table:formula="of:=[.G22]" table:style-name="ce9">
            <text:p>130</text:p>
          </table:table-cell>
          <table:table-cell office:value-type="float" office:value="130" table:formula="of:=[.H22]" table:style-name="ce9">
            <text:p>130</text:p>
          </table:table-cell>
          <table:table-cell office:value-type="float" office:value="130" table:formula="of:=[.I22]" table:style-name="ce9">
            <text:p>130</text:p>
          </table:table-cell>
          <table:table-cell office:value-type="float" office:value="130" table:formula="of:=[.J22]" table:style-name="ce9">
            <text:p>130</text:p>
          </table:table-cell>
          <table:table-cell office:value-type="float" office:value="130" table:formula="of:=[.K22]" table:style-name="ce9">
            <text:p>130</text:p>
          </table:table-cell>
          <table:table-cell office:value-type="float" office:value="130" table:formula="of:=[.L22]" table:style-name="ce9">
            <text:p>130</text:p>
          </table:table-cell>
          <table:table-cell office:value-type="float" office:value="130" table:formula="of:=[.M22]" table:style-name="ce9">
            <text:p>130</text:p>
          </table:table-cell>
          <table:table-cell office:value-type="float" office:value="195" table:formula="of:=[.N22]" table:style-name="ce9">
            <text:p>195</text:p>
          </table:table-cell>
          <table:table-cell office:value-type="float" office:value="195" table:formula="of:=[.O22]" table:style-name="ce9">
            <text:p>195</text:p>
          </table:table-cell>
          <table:table-cell office:value-type="float" office:value="195" table:formula="of:=[.P22]" table:style-name="ce9">
            <text:p>195</text:p>
          </table:table-cell>
          <table:table-cell office:value-type="float" office:value="195" table:formula="of:=[.Q22]" table:style-name="ce9">
            <text:p>195</text:p>
          </table:table-cell>
          <table:table-cell office:value-type="float" office:value="195" table:formula="of:=[.R22]" table:style-name="ce9">
            <text:p>195</text:p>
          </table:table-cell>
          <table:table-cell office:value-type="float" office:value="195" table:formula="of:=[.S22]" table:style-name="ce9">
            <text:p>195</text:p>
          </table:table-cell>
          <table:table-cell office:value-type="float" office:value="195" table:formula="of:=[.T22]" table:style-name="ce9">
            <text:p>195</text:p>
          </table:table-cell>
          <table:table-cell office:value-type="float" office:value="195" table:formula="of:=[.U22]" table:style-name="ce9">
            <text:p>195</text:p>
          </table:table-cell>
          <table:table-cell office:value-type="float" office:value="195" table:formula="of:=[.V22]" table:style-name="ce9">
            <text:p>195</text:p>
          </table:table-cell>
          <table:table-cell office:value-type="float" office:value="195" table:formula="of:=[.W22]" table:style-name="ce9">
            <text:p>195</text:p>
          </table:table-cell>
          <table:table-cell office:value-type="float" office:value="195" table:formula="of:=[.X22]" table:style-name="ce9">
            <text:p>195</text:p>
          </table:table-cell>
          <table:table-cell office:value-type="float" office:value="195" table:formula="of:=[.Y22]" table:style-name="ce9">
            <text:p>195</text:p>
          </table:table-cell>
          <table:table-cell table:number-columns-repeated="16359"/>
        </table:table-row>
        <table:table-row table:style-name="ro5">
          <table:covered-table-cell/>
          <table:covered-table-cell/>
          <table:table-cell office:value-type="string" table:style-name="ce22">
            <text:p>Number of A&amp;E attendances at a type 1 department <text:s/>per 1,000 patients in the cohort</text:p>
          </table:table-cell>
          <table:table-cell office:value-type="float" office:value="100" table:formula="of:=IFERROR([.D36]/[.D37]*1000;0)" table:style-name="ce23">
            <text:p>100</text:p>
          </table:table-cell>
          <table:table-cell office:value-type="float" office:value="100" table:formula="of:=IFERROR([.E36]/[.E37]*1000;0)" table:style-name="ce23">
            <text:p>100</text:p>
          </table:table-cell>
          <table:table-cell office:value-type="float" office:value="100" table:formula="of:=IFERROR([.F36]/[.F37]*1000;0)" table:style-name="ce23">
            <text:p>100</text:p>
          </table:table-cell>
          <table:table-cell office:value-type="float" office:value="100" table:formula="of:=IFERROR([.G36]/[.G37]*1000;0)" table:style-name="ce23">
            <text:p>100</text:p>
          </table:table-cell>
          <table:table-cell office:value-type="float" office:value="100" table:formula="of:=IFERROR([.H36]/[.H37]*1000;0)" table:style-name="ce23">
            <text:p>100</text:p>
          </table:table-cell>
          <table:table-cell office:value-type="float" office:value="100" table:formula="of:=IFERROR([.I36]/[.I37]*1000;0)" table:style-name="ce23">
            <text:p>100</text:p>
          </table:table-cell>
          <table:table-cell office:value-type="float" office:value="100" table:formula="of:=IFERROR([.J36]/[.J37]*1000;0)" table:style-name="ce23">
            <text:p>100</text:p>
          </table:table-cell>
          <table:table-cell office:value-type="float" office:value="100" table:formula="of:=IFERROR([.K36]/[.K37]*1000;0)" table:style-name="ce23">
            <text:p>100</text:p>
          </table:table-cell>
          <table:table-cell office:value-type="float" office:value="100" table:formula="of:=IFERROR([.L36]/[.L37]*1000;0)" table:style-name="ce23">
            <text:p>100</text:p>
          </table:table-cell>
          <table:table-cell office:value-type="float" office:value="100" table:formula="of:=IFERROR([.M36]/[.M37]*1000;0)" table:style-name="ce23">
            <text:p>100</text:p>
          </table:table-cell>
          <table:table-cell office:value-type="float" office:value="97.435897435897431" table:formula="of:=IFERROR([.N36]/[.N37]*1000;0)" table:style-name="ce23">
            <text:p>97.43589744</text:p>
          </table:table-cell>
          <table:table-cell office:value-type="float" office:value="97.435897435897431" table:formula="of:=IFERROR([.O36]/[.O37]*1000;0)" table:style-name="ce23">
            <text:p>97.43589744</text:p>
          </table:table-cell>
          <table:table-cell office:value-type="float" office:value="97.435897435897431" table:formula="of:=IFERROR([.P36]/[.P37]*1000;0)" table:style-name="ce23">
            <text:p>97.43589744</text:p>
          </table:table-cell>
          <table:table-cell office:value-type="float" office:value="97.435897435897431" table:formula="of:=IFERROR([.Q36]/[.Q37]*1000;0)" table:style-name="ce23">
            <text:p>97.43589744</text:p>
          </table:table-cell>
          <table:table-cell office:value-type="float" office:value="97.435897435897431" table:formula="of:=IFERROR([.R36]/[.R37]*1000;0)" table:style-name="ce23">
            <text:p>97.43589744</text:p>
          </table:table-cell>
          <table:table-cell office:value-type="float" office:value="112.82051282051282" table:formula="of:=IFERROR([.S36]/[.S37]*1000;0)" table:style-name="ce23">
            <text:p>112.8205128</text:p>
          </table:table-cell>
          <table:table-cell office:value-type="float" office:value="97.435897435897431" table:formula="of:=IFERROR([.T36]/[.T37]*1000;0)" table:style-name="ce23">
            <text:p>97.43589744</text:p>
          </table:table-cell>
          <table:table-cell office:value-type="float" office:value="97.435897435897431" table:formula="of:=IFERROR([.U36]/[.U37]*1000;0)" table:style-name="ce23">
            <text:p>97.43589744</text:p>
          </table:table-cell>
          <table:table-cell office:value-type="float" office:value="97.435897435897431" table:formula="of:=IFERROR([.V36]/[.V37]*1000;0)" table:style-name="ce23">
            <text:p>97.43589744</text:p>
          </table:table-cell>
          <table:table-cell office:value-type="float" office:value="97.435897435897431" table:formula="of:=IFERROR([.W36]/[.W37]*1000;0)" table:style-name="ce23">
            <text:p>97.43589744</text:p>
          </table:table-cell>
          <table:table-cell office:value-type="float" office:value="97.435897435897431" table:formula="of:=IFERROR([.X36]/[.X37]*1000;0)" table:style-name="ce23">
            <text:p>97.43589744</text:p>
          </table:table-cell>
          <table:table-cell office:value-type="float" office:value="112.82051282051282" table:formula="of:=IFERROR([.Y36]/[.Y37]*1000;0)" table:style-name="ce23">
            <text:p>112.8205128</text:p>
          </table:table-cell>
          <table:table-cell table:number-columns-repeated="16359"/>
        </table:table-row>
        <table:table-row table:style-name="ro5">
          <table:table-cell office:value-type="string" table:number-columns-spanned="1" table:number-rows-spanned="3" table:style-name="ce26">
            <text:p>O5</text:p>
          </table:table-cell>
          <table:table-cell office:value-type="string" table:number-columns-spanned="1" table:number-rows-spanned="3" table:style-name="ce26">
            <text:p>Outcome</text:p>
          </table:table-cell>
          <table:table-cell office:value-type="string" table:style-name="ce8">
            <text:p>Number of A&amp;E attendances at an other type department in the cohort</text:p>
          </table:table-cell>
          <table:table-cell office:value-type="float" office:value="124" table:formula="of:=RANDBETWEEN([.D40]*0.1;[.D40]*0.2)" table:style-name="ce12">
            <text:p>124</text:p>
          </table:table-cell>
          <table:table-cell office:value-type="float" office:value="13" table:formula="of:=COM.MICROSOFT.FLOOR([.$D39]/9;1)" table:style-name="ce12">
            <text:p>13</text:p>
          </table:table-cell>
          <table:table-cell office:value-type="float" office:value="13" table:formula="of:=COM.MICROSOFT.FLOOR([.$D39]/9;1)" table:style-name="ce12">
            <text:p>13</text:p>
          </table:table-cell>
          <table:table-cell office:value-type="float" office:value="13" table:formula="of:=COM.MICROSOFT.FLOOR([.$D39]/9;1)" table:style-name="ce12">
            <text:p>13</text:p>
          </table:table-cell>
          <table:table-cell office:value-type="float" office:value="13" table:formula="of:=COM.MICROSOFT.FLOOR([.$D39]/9;1)" table:style-name="ce12">
            <text:p>13</text:p>
          </table:table-cell>
          <table:table-cell office:value-type="float" office:value="13" table:formula="of:=COM.MICROSOFT.FLOOR([.$D39]/9;1)" table:style-name="ce12">
            <text:p>13</text:p>
          </table:table-cell>
          <table:table-cell office:value-type="float" office:value="13" table:formula="of:=COM.MICROSOFT.FLOOR([.$D39]/9;1)" table:style-name="ce12">
            <text:p>13</text:p>
          </table:table-cell>
          <table:table-cell office:value-type="float" office:value="13" table:formula="of:=COM.MICROSOFT.FLOOR([.$D39]/9;1)" table:style-name="ce12">
            <text:p>13</text:p>
          </table:table-cell>
          <table:table-cell office:value-type="float" office:value="13" table:formula="of:=COM.MICROSOFT.FLOOR([.$D39]/9;1)" table:style-name="ce12">
            <text:p>13</text:p>
          </table:table-cell>
          <table:table-cell office:value-type="float" office:value="20" table:formula="of:=[.$D39]-SUM([.E39:.L39])" table:style-name="ce12">
            <text:p>20</text:p>
          </table:table-cell>
          <table:table-cell office:value-type="float" office:value="20" table:formula="of:=COM.MICROSOFT.FLOOR([.$D39]/6;1)" table:style-name="ce12">
            <text:p>20</text:p>
          </table:table-cell>
          <table:table-cell office:value-type="float" office:value="20" table:formula="of:=COM.MICROSOFT.FLOOR([.$D39]/6;1)" table:style-name="ce12">
            <text:p>20</text:p>
          </table:table-cell>
          <table:table-cell office:value-type="float" office:value="20" table:formula="of:=COM.MICROSOFT.FLOOR([.$D39]/6;1)" table:style-name="ce12">
            <text:p>20</text:p>
          </table:table-cell>
          <table:table-cell office:value-type="float" office:value="20" table:formula="of:=COM.MICROSOFT.FLOOR([.$D39]/6;1)" table:style-name="ce12">
            <text:p>20</text:p>
          </table:table-cell>
          <table:table-cell office:value-type="float" office:value="20" table:formula="of:=COM.MICROSOFT.FLOOR([.$D39]/6;1)" table:style-name="ce12">
            <text:p>20</text:p>
          </table:table-cell>
          <table:table-cell office:value-type="float" office:value="24" table:formula="of:=[.$D39]-SUM([.N39:.R39])" table:style-name="ce12">
            <text:p>24</text:p>
          </table:table-cell>
          <table:table-cell office:value-type="float" office:value="20" table:formula="of:=COM.MICROSOFT.FLOOR([.$D39]/6; 1)" table:style-name="ce12">
            <text:p>20</text:p>
          </table:table-cell>
          <table:table-cell office:value-type="float" office:value="20" table:formula="of:=COM.MICROSOFT.FLOOR([.$D39]/6; 1)" table:style-name="ce12">
            <text:p>20</text:p>
          </table:table-cell>
          <table:table-cell office:value-type="float" office:value="20" table:formula="of:=COM.MICROSOFT.FLOOR([.$D39]/6; 1)" table:style-name="ce12">
            <text:p>20</text:p>
          </table:table-cell>
          <table:table-cell office:value-type="float" office:value="20" table:formula="of:=COM.MICROSOFT.FLOOR([.$D39]/6; 1)" table:style-name="ce12">
            <text:p>20</text:p>
          </table:table-cell>
          <table:table-cell office:value-type="float" office:value="20" table:formula="of:=COM.MICROSOFT.FLOOR([.$D39]/6; 1)" table:style-name="ce12">
            <text:p>20</text:p>
          </table:table-cell>
          <table:table-cell office:value-type="float" office:value="24" table:formula="of:=[.$D39]-SUM([.T39:.X39])" table:style-name="ce12">
            <text:p>24</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25]" table:style-name="ce9">
            <text:p>1170</text:p>
          </table:table-cell>
          <table:table-cell office:value-type="float" office:value="130" table:formula="of:=[.E25]" table:style-name="ce9">
            <text:p>130</text:p>
          </table:table-cell>
          <table:table-cell office:value-type="float" office:value="130" table:formula="of:=[.F25]" table:style-name="ce9">
            <text:p>130</text:p>
          </table:table-cell>
          <table:table-cell office:value-type="float" office:value="130" table:formula="of:=[.G25]" table:style-name="ce9">
            <text:p>130</text:p>
          </table:table-cell>
          <table:table-cell office:value-type="float" office:value="130" table:formula="of:=[.H25]" table:style-name="ce9">
            <text:p>130</text:p>
          </table:table-cell>
          <table:table-cell office:value-type="float" office:value="130" table:formula="of:=[.I25]" table:style-name="ce9">
            <text:p>130</text:p>
          </table:table-cell>
          <table:table-cell office:value-type="float" office:value="130" table:formula="of:=[.J25]" table:style-name="ce9">
            <text:p>130</text:p>
          </table:table-cell>
          <table:table-cell office:value-type="float" office:value="130" table:formula="of:=[.K25]" table:style-name="ce9">
            <text:p>130</text:p>
          </table:table-cell>
          <table:table-cell office:value-type="float" office:value="130" table:formula="of:=[.L25]" table:style-name="ce9">
            <text:p>130</text:p>
          </table:table-cell>
          <table:table-cell office:value-type="float" office:value="130" table:formula="of:=[.M25]" table:style-name="ce9">
            <text:p>130</text:p>
          </table:table-cell>
          <table:table-cell office:value-type="float" office:value="195" table:formula="of:=[.N25]" table:style-name="ce9">
            <text:p>195</text:p>
          </table:table-cell>
          <table:table-cell office:value-type="float" office:value="195" table:formula="of:=[.O25]" table:style-name="ce9">
            <text:p>195</text:p>
          </table:table-cell>
          <table:table-cell office:value-type="float" office:value="195" table:formula="of:=[.P25]" table:style-name="ce9">
            <text:p>195</text:p>
          </table:table-cell>
          <table:table-cell office:value-type="float" office:value="195" table:formula="of:=[.Q25]" table:style-name="ce9">
            <text:p>195</text:p>
          </table:table-cell>
          <table:table-cell office:value-type="float" office:value="195" table:formula="of:=[.R25]" table:style-name="ce9">
            <text:p>195</text:p>
          </table:table-cell>
          <table:table-cell office:value-type="float" office:value="195" table:formula="of:=[.S25]" table:style-name="ce9">
            <text:p>195</text:p>
          </table:table-cell>
          <table:table-cell office:value-type="float" office:value="195" table:formula="of:=[.T25]" table:style-name="ce9">
            <text:p>195</text:p>
          </table:table-cell>
          <table:table-cell office:value-type="float" office:value="195" table:formula="of:=[.U25]" table:style-name="ce9">
            <text:p>195</text:p>
          </table:table-cell>
          <table:table-cell office:value-type="float" office:value="195" table:formula="of:=[.V25]" table:style-name="ce9">
            <text:p>195</text:p>
          </table:table-cell>
          <table:table-cell office:value-type="float" office:value="195" table:formula="of:=[.W25]" table:style-name="ce9">
            <text:p>195</text:p>
          </table:table-cell>
          <table:table-cell office:value-type="float" office:value="195" table:formula="of:=[.X25]" table:style-name="ce9">
            <text:p>195</text:p>
          </table:table-cell>
          <table:table-cell office:value-type="float" office:value="195" table:formula="of:=[.Y25]" table:style-name="ce9">
            <text:p>195</text:p>
          </table:table-cell>
          <table:table-cell table:number-columns-repeated="16359"/>
        </table:table-row>
        <table:table-row table:style-name="ro5">
          <table:covered-table-cell/>
          <table:covered-table-cell/>
          <table:table-cell office:value-type="string" table:style-name="ce22">
            <text:p>Number of A&amp;E attendances at an other type department <text:s/>per 1,000 patients in the cohort</text:p>
          </table:table-cell>
          <table:table-cell office:value-type="float" office:value="105.98290598290598" table:formula="of:=IFERROR([.D39]/[.D40]*1000;0)" table:style-name="ce23">
            <text:p>105.982906</text:p>
          </table:table-cell>
          <table:table-cell office:value-type="float" office:value="100" table:formula="of:=IFERROR([.E39]/[.E40]*1000;0)" table:style-name="ce23">
            <text:p>100</text:p>
          </table:table-cell>
          <table:table-cell office:value-type="float" office:value="100" table:formula="of:=IFERROR([.F39]/[.F40]*1000;0)" table:style-name="ce23">
            <text:p>100</text:p>
          </table:table-cell>
          <table:table-cell office:value-type="float" office:value="100" table:formula="of:=IFERROR([.G39]/[.G40]*1000;0)" table:style-name="ce23">
            <text:p>100</text:p>
          </table:table-cell>
          <table:table-cell office:value-type="float" office:value="100" table:formula="of:=IFERROR([.H39]/[.H40]*1000;0)" table:style-name="ce23">
            <text:p>100</text:p>
          </table:table-cell>
          <table:table-cell office:value-type="float" office:value="100" table:formula="of:=IFERROR([.I39]/[.I40]*1000;0)" table:style-name="ce23">
            <text:p>100</text:p>
          </table:table-cell>
          <table:table-cell office:value-type="float" office:value="100" table:formula="of:=IFERROR([.J39]/[.J40]*1000;0)" table:style-name="ce23">
            <text:p>100</text:p>
          </table:table-cell>
          <table:table-cell office:value-type="float" office:value="100" table:formula="of:=IFERROR([.K39]/[.K40]*1000;0)" table:style-name="ce23">
            <text:p>100</text:p>
          </table:table-cell>
          <table:table-cell office:value-type="float" office:value="100" table:formula="of:=IFERROR([.L39]/[.L40]*1000;0)" table:style-name="ce23">
            <text:p>100</text:p>
          </table:table-cell>
          <table:table-cell office:value-type="float" office:value="153.84615384615387" table:formula="of:=IFERROR([.M39]/[.M40]*1000;0)" table:style-name="ce23">
            <text:p>153.8461538</text:p>
          </table:table-cell>
          <table:table-cell office:value-type="float" office:value="102.56410256410255" table:formula="of:=IFERROR([.N39]/[.N40]*1000;0)" table:style-name="ce23">
            <text:p>102.5641026</text:p>
          </table:table-cell>
          <table:table-cell office:value-type="float" office:value="102.56410256410255" table:formula="of:=IFERROR([.O39]/[.O40]*1000;0)" table:style-name="ce23">
            <text:p>102.5641026</text:p>
          </table:table-cell>
          <table:table-cell office:value-type="float" office:value="102.56410256410255" table:formula="of:=IFERROR([.P39]/[.P40]*1000;0)" table:style-name="ce23">
            <text:p>102.5641026</text:p>
          </table:table-cell>
          <table:table-cell office:value-type="float" office:value="102.56410256410255" table:formula="of:=IFERROR([.Q39]/[.Q40]*1000;0)" table:style-name="ce23">
            <text:p>102.5641026</text:p>
          </table:table-cell>
          <table:table-cell office:value-type="float" office:value="102.56410256410255" table:formula="of:=IFERROR([.R39]/[.R40]*1000;0)" table:style-name="ce23">
            <text:p>102.5641026</text:p>
          </table:table-cell>
          <table:table-cell office:value-type="float" office:value="123.07692307692308" table:formula="of:=IFERROR([.S39]/[.S40]*1000;0)" table:style-name="ce23">
            <text:p>123.0769231</text:p>
          </table:table-cell>
          <table:table-cell office:value-type="float" office:value="102.56410256410255" table:formula="of:=IFERROR([.T39]/[.T40]*1000;0)" table:style-name="ce23">
            <text:p>102.5641026</text:p>
          </table:table-cell>
          <table:table-cell office:value-type="float" office:value="102.56410256410255" table:formula="of:=IFERROR([.U39]/[.U40]*1000;0)" table:style-name="ce23">
            <text:p>102.5641026</text:p>
          </table:table-cell>
          <table:table-cell office:value-type="float" office:value="102.56410256410255" table:formula="of:=IFERROR([.V39]/[.V40]*1000;0)" table:style-name="ce23">
            <text:p>102.5641026</text:p>
          </table:table-cell>
          <table:table-cell office:value-type="float" office:value="102.56410256410255" table:formula="of:=IFERROR([.W39]/[.W40]*1000;0)" table:style-name="ce23">
            <text:p>102.5641026</text:p>
          </table:table-cell>
          <table:table-cell office:value-type="float" office:value="102.56410256410255" table:formula="of:=IFERROR([.X39]/[.X40]*1000;0)" table:style-name="ce23">
            <text:p>102.5641026</text:p>
          </table:table-cell>
          <table:table-cell office:value-type="float" office:value="123.07692307692308" table:formula="of:=IFERROR([.Y39]/[.Y40]*1000;0)" table:style-name="ce23">
            <text:p>123.0769231</text:p>
          </table:table-cell>
          <table:table-cell table:number-columns-repeated="16359"/>
        </table:table-row>
        <table:table-row table:style-name="ro5">
          <table:table-cell office:value-type="string" table:number-columns-spanned="1" table:number-rows-spanned="3" table:style-name="ce26">
            <text:p>O6</text:p>
          </table:table-cell>
          <table:table-cell office:value-type="string" table:number-columns-spanned="1" table:number-rows-spanned="3" table:style-name="ce26">
            <text:p>Outcome</text:p>
          </table:table-cell>
          <table:table-cell office:value-type="string" table:style-name="ce8">
            <text:p>Number of appointments in general practice and Primary Care Networks per 1,000 patients in the cohort</text:p>
          </table:table-cell>
          <table:table-cell office:value-type="float" office:value="136" table:formula="of:=RANDBETWEEN([.D43]*0.1;[.D43]*0.2)" table:style-name="ce12">
            <text:p>136</text:p>
          </table:table-cell>
          <table:table-cell office:value-type="float" office:value="15" table:formula="of:=COM.MICROSOFT.FLOOR([.$D42]/9;1)" table:style-name="ce12">
            <text:p>15</text:p>
          </table:table-cell>
          <table:table-cell office:value-type="float" office:value="15" table:formula="of:=COM.MICROSOFT.FLOOR([.$D42]/9;1)" table:style-name="ce12">
            <text:p>15</text:p>
          </table:table-cell>
          <table:table-cell office:value-type="float" office:value="15" table:formula="of:=COM.MICROSOFT.FLOOR([.$D42]/9;1)" table:style-name="ce12">
            <text:p>15</text:p>
          </table:table-cell>
          <table:table-cell office:value-type="float" office:value="15" table:formula="of:=COM.MICROSOFT.FLOOR([.$D42]/9;1)" table:style-name="ce12">
            <text:p>15</text:p>
          </table:table-cell>
          <table:table-cell office:value-type="float" office:value="15" table:formula="of:=COM.MICROSOFT.FLOOR([.$D42]/9;1)" table:style-name="ce12">
            <text:p>15</text:p>
          </table:table-cell>
          <table:table-cell office:value-type="float" office:value="15" table:formula="of:=COM.MICROSOFT.FLOOR([.$D42]/9;1)" table:style-name="ce12">
            <text:p>15</text:p>
          </table:table-cell>
          <table:table-cell office:value-type="float" office:value="15" table:formula="of:=COM.MICROSOFT.FLOOR([.$D42]/9;1)" table:style-name="ce12">
            <text:p>15</text:p>
          </table:table-cell>
          <table:table-cell office:value-type="float" office:value="15" table:formula="of:=COM.MICROSOFT.FLOOR([.$D42]/9;1)" table:style-name="ce12">
            <text:p>15</text:p>
          </table:table-cell>
          <table:table-cell office:value-type="float" office:value="16" table:formula="of:=[.$D42]-SUM([.E42:.L42])" table:style-name="ce12">
            <text:p>16</text:p>
          </table:table-cell>
          <table:table-cell office:value-type="float" office:value="22" table:formula="of:=COM.MICROSOFT.FLOOR([.$D42]/6;1)" table:style-name="ce12">
            <text:p>22</text:p>
          </table:table-cell>
          <table:table-cell office:value-type="float" office:value="22" table:formula="of:=COM.MICROSOFT.FLOOR([.$D42]/6;1)" table:style-name="ce12">
            <text:p>22</text:p>
          </table:table-cell>
          <table:table-cell office:value-type="float" office:value="22" table:formula="of:=COM.MICROSOFT.FLOOR([.$D42]/6;1)" table:style-name="ce12">
            <text:p>22</text:p>
          </table:table-cell>
          <table:table-cell office:value-type="float" office:value="22" table:formula="of:=COM.MICROSOFT.FLOOR([.$D42]/6;1)" table:style-name="ce12">
            <text:p>22</text:p>
          </table:table-cell>
          <table:table-cell office:value-type="float" office:value="22" table:formula="of:=COM.MICROSOFT.FLOOR([.$D42]/6;1)" table:style-name="ce12">
            <text:p>22</text:p>
          </table:table-cell>
          <table:table-cell office:value-type="float" office:value="26" table:formula="of:=[.$D42]-SUM([.N42:.R42])" table:style-name="ce12">
            <text:p>26</text:p>
          </table:table-cell>
          <table:table-cell office:value-type="float" office:value="22" table:formula="of:=COM.MICROSOFT.FLOOR([.$D42]/6; 1)" table:style-name="ce12">
            <text:p>22</text:p>
          </table:table-cell>
          <table:table-cell office:value-type="float" office:value="22" table:formula="of:=COM.MICROSOFT.FLOOR([.$D42]/6; 1)" table:style-name="ce12">
            <text:p>22</text:p>
          </table:table-cell>
          <table:table-cell office:value-type="float" office:value="22" table:formula="of:=COM.MICROSOFT.FLOOR([.$D42]/6; 1)" table:style-name="ce12">
            <text:p>22</text:p>
          </table:table-cell>
          <table:table-cell office:value-type="float" office:value="22" table:formula="of:=COM.MICROSOFT.FLOOR([.$D42]/6; 1)" table:style-name="ce12">
            <text:p>22</text:p>
          </table:table-cell>
          <table:table-cell office:value-type="float" office:value="22" table:formula="of:=COM.MICROSOFT.FLOOR([.$D42]/6; 1)" table:style-name="ce12">
            <text:p>22</text:p>
          </table:table-cell>
          <table:table-cell office:value-type="float" office:value="26" table:formula="of:=[.$D42]-SUM([.T42:.X42])" table:style-name="ce12">
            <text:p>26</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7]" table:style-name="ce23">
            <text:p>1170</text:p>
          </table:table-cell>
          <table:table-cell office:value-type="float" office:value="130" table:formula="of:=[.E7]" table:style-name="ce23">
            <text:p>130</text:p>
          </table:table-cell>
          <table:table-cell office:value-type="float" office:value="130" table:formula="of:=[.F7]" table:style-name="ce23">
            <text:p>130</text:p>
          </table:table-cell>
          <table:table-cell office:value-type="float" office:value="130" table:formula="of:=[.G7]" table:style-name="ce23">
            <text:p>130</text:p>
          </table:table-cell>
          <table:table-cell office:value-type="float" office:value="130" table:formula="of:=[.H7]" table:style-name="ce23">
            <text:p>130</text:p>
          </table:table-cell>
          <table:table-cell office:value-type="float" office:value="130" table:formula="of:=[.I7]" table:style-name="ce23">
            <text:p>130</text:p>
          </table:table-cell>
          <table:table-cell office:value-type="float" office:value="130" table:formula="of:=[.J7]" table:style-name="ce23">
            <text:p>130</text:p>
          </table:table-cell>
          <table:table-cell office:value-type="float" office:value="130" table:formula="of:=[.K7]" table:style-name="ce23">
            <text:p>130</text:p>
          </table:table-cell>
          <table:table-cell office:value-type="float" office:value="130" table:formula="of:=[.L7]" table:style-name="ce23">
            <text:p>130</text:p>
          </table:table-cell>
          <table:table-cell office:value-type="float" office:value="130" table:formula="of:=[.M7]" table:style-name="ce23">
            <text:p>130</text:p>
          </table:table-cell>
          <table:table-cell office:value-type="float" office:value="195" table:formula="of:=[.N7]" table:style-name="ce23">
            <text:p>195</text:p>
          </table:table-cell>
          <table:table-cell office:value-type="float" office:value="195" table:formula="of:=[.O7]" table:style-name="ce23">
            <text:p>195</text:p>
          </table:table-cell>
          <table:table-cell office:value-type="float" office:value="195" table:formula="of:=[.P7]" table:style-name="ce23">
            <text:p>195</text:p>
          </table:table-cell>
          <table:table-cell office:value-type="float" office:value="195" table:formula="of:=[.Q7]" table:style-name="ce23">
            <text:p>195</text:p>
          </table:table-cell>
          <table:table-cell office:value-type="float" office:value="195" table:formula="of:=[.R7]" table:style-name="ce23">
            <text:p>195</text:p>
          </table:table-cell>
          <table:table-cell office:value-type="float" office:value="195" table:formula="of:=[.S7]" table:style-name="ce23">
            <text:p>195</text:p>
          </table:table-cell>
          <table:table-cell office:value-type="float" office:value="195" table:formula="of:=[.T7]" table:style-name="ce23">
            <text:p>195</text:p>
          </table:table-cell>
          <table:table-cell office:value-type="float" office:value="195" table:formula="of:=[.U7]" table:style-name="ce23">
            <text:p>195</text:p>
          </table:table-cell>
          <table:table-cell office:value-type="float" office:value="195" table:formula="of:=[.V7]" table:style-name="ce23">
            <text:p>195</text:p>
          </table:table-cell>
          <table:table-cell office:value-type="float" office:value="195" table:formula="of:=[.W7]" table:style-name="ce23">
            <text:p>195</text:p>
          </table:table-cell>
          <table:table-cell office:value-type="float" office:value="195" table:formula="of:=[.X7]" table:style-name="ce23">
            <text:p>195</text:p>
          </table:table-cell>
          <table:table-cell office:value-type="float" office:value="195" table:formula="of:=[.Y7]" table:style-name="ce23">
            <text:p>195</text:p>
          </table:table-cell>
          <table:table-cell table:number-columns-repeated="16359"/>
        </table:table-row>
        <table:table-row table:style-name="ro5">
          <table:covered-table-cell/>
          <table:covered-table-cell/>
          <table:table-cell office:value-type="string" table:style-name="ce22">
            <text:p>Number of appointments in general practice and Primary Care Networks per 1,000 patients in the cohort</text:p>
          </table:table-cell>
          <table:table-cell office:value-type="float" office:value="116.23931623931624" table:formula="of:=IFERROR([.D42]/[.D43]*1000;0)" table:style-name="ce23">
            <text:p>116.2393162</text:p>
          </table:table-cell>
          <table:table-cell office:value-type="float" office:value="115.38461538461539" table:formula="of:=IFERROR([.E42]/[.E43]*1000;0)" table:style-name="ce23">
            <text:p>115.3846154</text:p>
          </table:table-cell>
          <table:table-cell office:value-type="float" office:value="115.38461538461539" table:formula="of:=IFERROR([.F42]/[.F43]*1000;0)" table:style-name="ce23">
            <text:p>115.3846154</text:p>
          </table:table-cell>
          <table:table-cell office:value-type="float" office:value="115.38461538461539" table:formula="of:=IFERROR([.G42]/[.G43]*1000;0)" table:style-name="ce23">
            <text:p>115.3846154</text:p>
          </table:table-cell>
          <table:table-cell office:value-type="float" office:value="115.38461538461539" table:formula="of:=IFERROR([.H42]/[.H43]*1000;0)" table:style-name="ce23">
            <text:p>115.3846154</text:p>
          </table:table-cell>
          <table:table-cell office:value-type="float" office:value="115.38461538461539" table:formula="of:=IFERROR([.I42]/[.I43]*1000;0)" table:style-name="ce23">
            <text:p>115.3846154</text:p>
          </table:table-cell>
          <table:table-cell office:value-type="float" office:value="115.38461538461539" table:formula="of:=IFERROR([.J42]/[.J43]*1000;0)" table:style-name="ce23">
            <text:p>115.3846154</text:p>
          </table:table-cell>
          <table:table-cell office:value-type="float" office:value="115.38461538461539" table:formula="of:=IFERROR([.K42]/[.K43]*1000;0)" table:style-name="ce23">
            <text:p>115.3846154</text:p>
          </table:table-cell>
          <table:table-cell office:value-type="float" office:value="115.38461538461539" table:formula="of:=IFERROR([.L42]/[.L43]*1000;0)" table:style-name="ce23">
            <text:p>115.3846154</text:p>
          </table:table-cell>
          <table:table-cell office:value-type="float" office:value="123.07692307692308" table:formula="of:=IFERROR([.M42]/[.M43]*1000;0)" table:style-name="ce23">
            <text:p>123.0769231</text:p>
          </table:table-cell>
          <table:table-cell office:value-type="float" office:value="112.82051282051282" table:formula="of:=IFERROR([.N42]/[.N43]*1000;0)" table:style-name="ce23">
            <text:p>112.8205128</text:p>
          </table:table-cell>
          <table:table-cell office:value-type="float" office:value="112.82051282051282" table:formula="of:=IFERROR([.O42]/[.O43]*1000;0)" table:style-name="ce23">
            <text:p>112.8205128</text:p>
          </table:table-cell>
          <table:table-cell office:value-type="float" office:value="112.82051282051282" table:formula="of:=IFERROR([.P42]/[.P43]*1000;0)" table:style-name="ce23">
            <text:p>112.8205128</text:p>
          </table:table-cell>
          <table:table-cell office:value-type="float" office:value="112.82051282051282" table:formula="of:=IFERROR([.Q42]/[.Q43]*1000;0)" table:style-name="ce23">
            <text:p>112.8205128</text:p>
          </table:table-cell>
          <table:table-cell office:value-type="float" office:value="112.82051282051282" table:formula="of:=IFERROR([.R42]/[.R43]*1000;0)" table:style-name="ce23">
            <text:p>112.8205128</text:p>
          </table:table-cell>
          <table:table-cell office:value-type="float" office:value="133.33333333333334" table:formula="of:=IFERROR([.S42]/[.S43]*1000;0)" table:style-name="ce23">
            <text:p>133.3333333</text:p>
          </table:table-cell>
          <table:table-cell office:value-type="float" office:value="112.82051282051282" table:formula="of:=IFERROR([.T42]/[.T43]*1000;0)" table:style-name="ce23">
            <text:p>112.8205128</text:p>
          </table:table-cell>
          <table:table-cell office:value-type="float" office:value="112.82051282051282" table:formula="of:=IFERROR([.U42]/[.U43]*1000;0)" table:style-name="ce23">
            <text:p>112.8205128</text:p>
          </table:table-cell>
          <table:table-cell office:value-type="float" office:value="112.82051282051282" table:formula="of:=IFERROR([.V42]/[.V43]*1000;0)" table:style-name="ce23">
            <text:p>112.8205128</text:p>
          </table:table-cell>
          <table:table-cell office:value-type="float" office:value="112.82051282051282" table:formula="of:=IFERROR([.W42]/[.W43]*1000;0)" table:style-name="ce23">
            <text:p>112.8205128</text:p>
          </table:table-cell>
          <table:table-cell office:value-type="float" office:value="112.82051282051282" table:formula="of:=IFERROR([.X42]/[.X43]*1000;0)" table:style-name="ce23">
            <text:p>112.8205128</text:p>
          </table:table-cell>
          <table:table-cell office:value-type="float" office:value="133.33333333333334" table:formula="of:=IFERROR([.Y42]/[.Y43]*1000;0)" table:style-name="ce23">
            <text:p>133.3333333</text:p>
          </table:table-cell>
          <table:table-cell table:number-columns-repeated="16359"/>
        </table:table-row>
        <table:table-row table:style-name="ro5">
          <table:table-cell office:value-type="string" table:number-columns-spanned="1" table:number-rows-spanned="3" table:style-name="ce27">
            <text:p>O6</text:p>
          </table:table-cell>
          <table:table-cell office:value-type="string" table:number-columns-spanned="1" table:number-rows-spanned="3" table:style-name="ce27">
            <text:p>Outcome</text:p>
          </table:table-cell>
          <table:table-cell office:value-type="string" table:style-name="ce8">
            <text:p>Number of Community Care Contacts attended for patients in the cohort</text:p>
          </table:table-cell>
          <table:table-cell office:value-type="float" office:value="792" table:formula="of:=RANDBETWEEN([.D46]*0.6;[.D46]*0.7)" table:style-name="ce12">
            <text:p>792</text:p>
          </table:table-cell>
          <table:table-cell office:value-type="float" office:value="88" table:formula="of:=COM.MICROSOFT.FLOOR([.$D45]/9;1)" table:style-name="ce12">
            <text:p>88</text:p>
          </table:table-cell>
          <table:table-cell office:value-type="float" office:value="88" table:formula="of:=COM.MICROSOFT.FLOOR([.$D45]/9;1)" table:style-name="ce12">
            <text:p>88</text:p>
          </table:table-cell>
          <table:table-cell office:value-type="float" office:value="88" table:formula="of:=COM.MICROSOFT.FLOOR([.$D45]/9;1)" table:style-name="ce12">
            <text:p>88</text:p>
          </table:table-cell>
          <table:table-cell office:value-type="float" office:value="88" table:formula="of:=COM.MICROSOFT.FLOOR([.$D45]/9;1)" table:style-name="ce12">
            <text:p>88</text:p>
          </table:table-cell>
          <table:table-cell office:value-type="float" office:value="88" table:formula="of:=COM.MICROSOFT.FLOOR([.$D45]/9;1)" table:style-name="ce12">
            <text:p>88</text:p>
          </table:table-cell>
          <table:table-cell office:value-type="float" office:value="88" table:formula="of:=COM.MICROSOFT.FLOOR([.$D45]/9;1)" table:style-name="ce12">
            <text:p>88</text:p>
          </table:table-cell>
          <table:table-cell office:value-type="float" office:value="88" table:formula="of:=COM.MICROSOFT.FLOOR([.$D45]/9;1)" table:style-name="ce12">
            <text:p>88</text:p>
          </table:table-cell>
          <table:table-cell office:value-type="float" office:value="88" table:formula="of:=COM.MICROSOFT.FLOOR([.$D45]/9;1)" table:style-name="ce12">
            <text:p>88</text:p>
          </table:table-cell>
          <table:table-cell office:value-type="float" office:value="88" table:formula="of:=[.$D45]-SUM([.E45:.L45])" table:style-name="ce12">
            <text:p>88</text:p>
          </table:table-cell>
          <table:table-cell office:value-type="float" office:value="132" table:formula="of:=COM.MICROSOFT.FLOOR([.$D45]/6;1)" table:style-name="ce12">
            <text:p>132</text:p>
          </table:table-cell>
          <table:table-cell office:value-type="float" office:value="132" table:formula="of:=COM.MICROSOFT.FLOOR([.$D45]/6;1)" table:style-name="ce12">
            <text:p>132</text:p>
          </table:table-cell>
          <table:table-cell office:value-type="float" office:value="132" table:formula="of:=COM.MICROSOFT.FLOOR([.$D45]/6;1)" table:style-name="ce12">
            <text:p>132</text:p>
          </table:table-cell>
          <table:table-cell office:value-type="float" office:value="132" table:formula="of:=COM.MICROSOFT.FLOOR([.$D45]/6;1)" table:style-name="ce12">
            <text:p>132</text:p>
          </table:table-cell>
          <table:table-cell office:value-type="float" office:value="132" table:formula="of:=COM.MICROSOFT.FLOOR([.$D45]/6;1)" table:style-name="ce12">
            <text:p>132</text:p>
          </table:table-cell>
          <table:table-cell office:value-type="float" office:value="132" table:formula="of:=[.$D45]-SUM([.N45:.R45])" table:style-name="ce12">
            <text:p>132</text:p>
          </table:table-cell>
          <table:table-cell office:value-type="float" office:value="132" table:formula="of:=COM.MICROSOFT.FLOOR([.$D45]/6; 1)" table:style-name="ce12">
            <text:p>132</text:p>
          </table:table-cell>
          <table:table-cell office:value-type="float" office:value="132" table:formula="of:=COM.MICROSOFT.FLOOR([.$D45]/6; 1)" table:style-name="ce12">
            <text:p>132</text:p>
          </table:table-cell>
          <table:table-cell office:value-type="float" office:value="132" table:formula="of:=COM.MICROSOFT.FLOOR([.$D45]/6; 1)" table:style-name="ce12">
            <text:p>132</text:p>
          </table:table-cell>
          <table:table-cell office:value-type="float" office:value="132" table:formula="of:=COM.MICROSOFT.FLOOR([.$D45]/6; 1)" table:style-name="ce12">
            <text:p>132</text:p>
          </table:table-cell>
          <table:table-cell office:value-type="float" office:value="132" table:formula="of:=COM.MICROSOFT.FLOOR([.$D45]/6; 1)" table:style-name="ce12">
            <text:p>132</text:p>
          </table:table-cell>
          <table:table-cell office:value-type="float" office:value="132" table:formula="of:=[.$D45]-SUM([.T45:.X45])" table:style-name="ce12">
            <text:p>132</text:p>
          </table:table-cell>
          <table:table-cell table:number-columns-repeated="16359"/>
        </table:table-row>
        <table:table-row table:style-name="ro2">
          <table:covered-table-cell/>
          <table:covered-table-cell/>
          <table:table-cell office:value-type="string" table:style-name="ce8">
            <text:p>Number of patients in the cohort</text:p>
          </table:table-cell>
          <table:table-cell office:value-type="float" office:value="1170" table:formula="of:=[.D43]" table:style-name="ce9">
            <text:p>1170</text:p>
          </table:table-cell>
          <table:table-cell office:value-type="float" office:value="130" table:formula="of:=[.E43]" table:style-name="ce9">
            <text:p>130</text:p>
          </table:table-cell>
          <table:table-cell office:value-type="float" office:value="130" table:formula="of:=[.F43]" table:style-name="ce9">
            <text:p>130</text:p>
          </table:table-cell>
          <table:table-cell office:value-type="float" office:value="130" table:formula="of:=[.G43]" table:style-name="ce9">
            <text:p>130</text:p>
          </table:table-cell>
          <table:table-cell office:value-type="float" office:value="130" table:formula="of:=[.H43]" table:style-name="ce9">
            <text:p>130</text:p>
          </table:table-cell>
          <table:table-cell office:value-type="float" office:value="130" table:formula="of:=[.I43]" table:style-name="ce9">
            <text:p>130</text:p>
          </table:table-cell>
          <table:table-cell office:value-type="float" office:value="130" table:formula="of:=[.J43]" table:style-name="ce9">
            <text:p>130</text:p>
          </table:table-cell>
          <table:table-cell office:value-type="float" office:value="130" table:formula="of:=[.K43]" table:style-name="ce9">
            <text:p>130</text:p>
          </table:table-cell>
          <table:table-cell office:value-type="float" office:value="130" table:formula="of:=[.L43]" table:style-name="ce9">
            <text:p>130</text:p>
          </table:table-cell>
          <table:table-cell office:value-type="float" office:value="130" table:formula="of:=[.M43]" table:style-name="ce9">
            <text:p>130</text:p>
          </table:table-cell>
          <table:table-cell office:value-type="float" office:value="195" table:formula="of:=[.N43]" table:style-name="ce9">
            <text:p>195</text:p>
          </table:table-cell>
          <table:table-cell office:value-type="float" office:value="195" table:formula="of:=[.O43]" table:style-name="ce9">
            <text:p>195</text:p>
          </table:table-cell>
          <table:table-cell office:value-type="float" office:value="195" table:formula="of:=[.P43]" table:style-name="ce9">
            <text:p>195</text:p>
          </table:table-cell>
          <table:table-cell office:value-type="float" office:value="195" table:formula="of:=[.Q43]" table:style-name="ce9">
            <text:p>195</text:p>
          </table:table-cell>
          <table:table-cell office:value-type="float" office:value="195" table:formula="of:=[.R43]" table:style-name="ce9">
            <text:p>195</text:p>
          </table:table-cell>
          <table:table-cell office:value-type="float" office:value="195" table:formula="of:=[.S43]" table:style-name="ce9">
            <text:p>195</text:p>
          </table:table-cell>
          <table:table-cell office:value-type="float" office:value="195" table:formula="of:=[.T43]" table:style-name="ce9">
            <text:p>195</text:p>
          </table:table-cell>
          <table:table-cell office:value-type="float" office:value="195" table:formula="of:=[.U43]" table:style-name="ce9">
            <text:p>195</text:p>
          </table:table-cell>
          <table:table-cell office:value-type="float" office:value="195" table:formula="of:=[.V43]" table:style-name="ce9">
            <text:p>195</text:p>
          </table:table-cell>
          <table:table-cell office:value-type="float" office:value="195" table:formula="of:=[.W43]" table:style-name="ce9">
            <text:p>195</text:p>
          </table:table-cell>
          <table:table-cell office:value-type="float" office:value="195" table:formula="of:=[.X43]" table:style-name="ce9">
            <text:p>195</text:p>
          </table:table-cell>
          <table:table-cell office:value-type="float" office:value="195" table:formula="of:=[.Y43]" table:style-name="ce9">
            <text:p>195</text:p>
          </table:table-cell>
          <table:table-cell table:number-columns-repeated="16359"/>
        </table:table-row>
        <table:table-row table:style-name="ro5">
          <table:covered-table-cell/>
          <table:covered-table-cell/>
          <table:table-cell office:value-type="string" table:style-name="ce22">
            <text:p>Number of Community Care Contacts attended per 1,000 patients in the cohort</text:p>
          </table:table-cell>
          <table:table-cell office:value-type="float" office:value="676.92307692307691" table:formula="of:=IFERROR([.D45]/[.D46]*1000;0)" table:style-name="ce23">
            <text:p>676.9230769</text:p>
          </table:table-cell>
          <table:table-cell office:value-type="float" office:value="676.92307692307691" table:formula="of:=IFERROR([.E45]/[.E46]*1000;0)" table:style-name="ce23">
            <text:p>676.9230769</text:p>
          </table:table-cell>
          <table:table-cell office:value-type="float" office:value="676.92307692307691" table:formula="of:=IFERROR([.F45]/[.F46]*1000;0)" table:style-name="ce23">
            <text:p>676.9230769</text:p>
          </table:table-cell>
          <table:table-cell office:value-type="float" office:value="676.92307692307691" table:formula="of:=IFERROR([.G45]/[.G46]*1000;0)" table:style-name="ce23">
            <text:p>676.9230769</text:p>
          </table:table-cell>
          <table:table-cell office:value-type="float" office:value="676.92307692307691" table:formula="of:=IFERROR([.H45]/[.H46]*1000;0)" table:style-name="ce23">
            <text:p>676.9230769</text:p>
          </table:table-cell>
          <table:table-cell office:value-type="float" office:value="676.92307692307691" table:formula="of:=IFERROR([.I45]/[.I46]*1000;0)" table:style-name="ce23">
            <text:p>676.9230769</text:p>
          </table:table-cell>
          <table:table-cell office:value-type="float" office:value="676.92307692307691" table:formula="of:=IFERROR([.J45]/[.J46]*1000;0)" table:style-name="ce23">
            <text:p>676.9230769</text:p>
          </table:table-cell>
          <table:table-cell office:value-type="float" office:value="676.92307692307691" table:formula="of:=IFERROR([.K45]/[.K46]*1000;0)" table:style-name="ce23">
            <text:p>676.9230769</text:p>
          </table:table-cell>
          <table:table-cell office:value-type="float" office:value="676.92307692307691" table:formula="of:=IFERROR([.L45]/[.L46]*1000;0)" table:style-name="ce23">
            <text:p>676.9230769</text:p>
          </table:table-cell>
          <table:table-cell office:value-type="float" office:value="676.92307692307691" table:formula="of:=IFERROR([.M45]/[.M46]*1000;0)" table:style-name="ce23">
            <text:p>676.9230769</text:p>
          </table:table-cell>
          <table:table-cell office:value-type="float" office:value="676.92307692307691" table:formula="of:=IFERROR([.N45]/[.N46]*1000;0)" table:style-name="ce23">
            <text:p>676.9230769</text:p>
          </table:table-cell>
          <table:table-cell office:value-type="float" office:value="676.92307692307691" table:formula="of:=IFERROR([.O45]/[.O46]*1000;0)" table:style-name="ce23">
            <text:p>676.9230769</text:p>
          </table:table-cell>
          <table:table-cell office:value-type="float" office:value="676.92307692307691" table:formula="of:=IFERROR([.P45]/[.P46]*1000;0)" table:style-name="ce23">
            <text:p>676.9230769</text:p>
          </table:table-cell>
          <table:table-cell office:value-type="float" office:value="676.92307692307691" table:formula="of:=IFERROR([.Q45]/[.Q46]*1000;0)" table:style-name="ce23">
            <text:p>676.9230769</text:p>
          </table:table-cell>
          <table:table-cell office:value-type="float" office:value="676.92307692307691" table:formula="of:=IFERROR([.R45]/[.R46]*1000;0)" table:style-name="ce23">
            <text:p>676.9230769</text:p>
          </table:table-cell>
          <table:table-cell office:value-type="float" office:value="676.92307692307691" table:formula="of:=IFERROR([.S45]/[.S46]*1000;0)" table:style-name="ce23">
            <text:p>676.9230769</text:p>
          </table:table-cell>
          <table:table-cell office:value-type="float" office:value="676.92307692307691" table:formula="of:=IFERROR([.T45]/[.T46]*1000;0)" table:style-name="ce23">
            <text:p>676.9230769</text:p>
          </table:table-cell>
          <table:table-cell office:value-type="float" office:value="676.92307692307691" table:formula="of:=IFERROR([.U45]/[.U46]*1000;0)" table:style-name="ce23">
            <text:p>676.9230769</text:p>
          </table:table-cell>
          <table:table-cell office:value-type="float" office:value="676.92307692307691" table:formula="of:=IFERROR([.V45]/[.V46]*1000;0)" table:style-name="ce23">
            <text:p>676.9230769</text:p>
          </table:table-cell>
          <table:table-cell office:value-type="float" office:value="676.92307692307691" table:formula="of:=IFERROR([.W45]/[.W46]*1000;0)" table:style-name="ce23">
            <text:p>676.9230769</text:p>
          </table:table-cell>
          <table:table-cell office:value-type="float" office:value="676.92307692307691" table:formula="of:=IFERROR([.X45]/[.X46]*1000;0)" table:style-name="ce23">
            <text:p>676.9230769</text:p>
          </table:table-cell>
          <table:table-cell office:value-type="float" office:value="676.92307692307691" table:formula="of:=IFERROR([.Y45]/[.Y46]*1000;0)" table:style-name="ce23">
            <text:p>676.9230769</text:p>
          </table:table-cell>
          <table:table-cell table:number-columns-repeated="16359"/>
        </table:table-row>
        <table:table-row table:style-name="ro2">
          <table:table-cell office:value-type="string" table:style-name="ce17">
            <text:p>P1</text:p>
          </table:table-cell>
          <table:table-cell office:value-type="string" table:style-name="ce17">
            <text:p>Process</text:p>
          </table:table-cell>
          <table:table-cell office:value-type="string" table:style-name="ce8">
            <text:p>Number of patients on the NNHIP caseload</text:p>
          </table:table-cell>
          <table:table-cell office:value-type="float" office:value="1170" table:formula="of:=[.D7]" table:style-name="ce12">
            <text:p>1170</text:p>
          </table:table-cell>
          <table:table-cell office:value-type="float" office:value="130" table:formula="of:=[.E7]" table:style-name="ce12">
            <text:p>130</text:p>
          </table:table-cell>
          <table:table-cell office:value-type="float" office:value="130" table:formula="of:=[.F7]" table:style-name="ce12">
            <text:p>130</text:p>
          </table:table-cell>
          <table:table-cell office:value-type="float" office:value="130" table:formula="of:=[.G7]" table:style-name="ce12">
            <text:p>130</text:p>
          </table:table-cell>
          <table:table-cell office:value-type="float" office:value="130" table:formula="of:=[.H7]" table:style-name="ce12">
            <text:p>130</text:p>
          </table:table-cell>
          <table:table-cell office:value-type="float" office:value="130" table:formula="of:=[.I7]" table:style-name="ce12">
            <text:p>130</text:p>
          </table:table-cell>
          <table:table-cell office:value-type="float" office:value="130" table:formula="of:=[.J7]" table:style-name="ce12">
            <text:p>130</text:p>
          </table:table-cell>
          <table:table-cell office:value-type="float" office:value="130" table:formula="of:=[.K7]" table:style-name="ce12">
            <text:p>130</text:p>
          </table:table-cell>
          <table:table-cell office:value-type="float" office:value="130" table:formula="of:=[.L7]" table:style-name="ce12">
            <text:p>130</text:p>
          </table:table-cell>
          <table:table-cell office:value-type="float" office:value="130" table:formula="of:=[.M7]" table:style-name="ce12">
            <text:p>130</text:p>
          </table:table-cell>
          <table:table-cell office:value-type="float" office:value="195" table:formula="of:=[.N7]" table:style-name="ce12">
            <text:p>195</text:p>
          </table:table-cell>
          <table:table-cell office:value-type="float" office:value="195" table:formula="of:=[.O7]" table:style-name="ce12">
            <text:p>195</text:p>
          </table:table-cell>
          <table:table-cell office:value-type="float" office:value="195" table:formula="of:=[.P7]" table:style-name="ce12">
            <text:p>195</text:p>
          </table:table-cell>
          <table:table-cell office:value-type="float" office:value="195" table:formula="of:=[.Q7]" table:style-name="ce12">
            <text:p>195</text:p>
          </table:table-cell>
          <table:table-cell office:value-type="float" office:value="195" table:formula="of:=[.R7]" table:style-name="ce12">
            <text:p>195</text:p>
          </table:table-cell>
          <table:table-cell office:value-type="float" office:value="195" table:formula="of:=[.S7]" table:style-name="ce12">
            <text:p>195</text:p>
          </table:table-cell>
          <table:table-cell office:value-type="float" office:value="195" table:formula="of:=[.T7]" table:style-name="ce12">
            <text:p>195</text:p>
          </table:table-cell>
          <table:table-cell office:value-type="float" office:value="195" table:formula="of:=[.U7]" table:style-name="ce12">
            <text:p>195</text:p>
          </table:table-cell>
          <table:table-cell office:value-type="float" office:value="195" table:formula="of:=[.V7]" table:style-name="ce12">
            <text:p>195</text:p>
          </table:table-cell>
          <table:table-cell office:value-type="float" office:value="195" table:formula="of:=[.W7]" table:style-name="ce12">
            <text:p>195</text:p>
          </table:table-cell>
          <table:table-cell office:value-type="float" office:value="195" table:formula="of:=[.X7]" table:style-name="ce12">
            <text:p>195</text:p>
          </table:table-cell>
          <table:table-cell office:value-type="float" office:value="195" table:formula="of:=[.Y7]" table:style-name="ce12">
            <text:p>195</text:p>
          </table:table-cell>
          <table:table-cell table:number-columns-repeated="16359"/>
        </table:table-row>
        <table:table-row table:number-rows-repeated="1048528" table:style-name="ro2">
          <table:table-cell table:number-columns-repeated="16384"/>
        </table:table-row>
      </table:table>
      <table:table table:name="SubmissionTimetable" table:style-name="ta1">
        <table:table-column table:style-name="co9" table:default-cell-style-name="ce1"/>
        <table:table-column table:style-name="co10" table:number-columns-repeated="3"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7" table:default-cell-style-name="ce1"/>
        <table:table-row table:style-name="ro4">
          <table:table-cell office:value-type="string" table:style-name="ce28">
            <text:p>Month</text:p>
          </table:table-cell>
          <table:table-cell office:value-type="string" table:style-name="ce28">
            <text:p>Reporting period start</text:p>
          </table:table-cell>
          <table:table-cell office:value-type="string" table:style-name="ce28">
            <text:p>Reporting period end</text:p>
          </table:table-cell>
          <table:table-cell office:value-type="string" table:style-name="ce28">
            <text:p>Initial submission date</text:p>
          </table:table-cell>
          <table:table-cell office:value-type="string" table:style-name="ce28">
            <text:p>Initial report due</text:p>
          </table:table-cell>
          <table:table-cell office:value-type="string" table:style-name="ce28">
            <text:p>Data second submission date</text:p>
          </table:table-cell>
          <table:table-cell office:value-type="string" table:style-name="ce28">
            <text:p>Final report date</text:p>
          </table:table-cell>
          <table:table-cell table:number-columns-repeated="16377"/>
        </table:table-row>
        <table:table-row table:style-name="ro2">
          <table:table-cell office:value-type="date" office:date-value="2026-01-01T00:00:00" table:style-name="ce29">
            <text:p>Jan-26</text:p>
          </table:table-cell>
          <table:table-cell office:value-type="date" office:date-value="2026-01-01T00:00:00" table:style-name="ce30">
            <text:p>01/01/2026</text:p>
          </table:table-cell>
          <table:table-cell office:value-type="date" office:date-value="2026-01-31T00:00:00" table:style-name="ce30">
            <text:p>31/01/2026</text:p>
          </table:table-cell>
          <table:table-cell office:value-type="date" office:date-value="2026-03-27T00:00:00" table:formula="of:=IF(WEEKDAY([.C2]+(7*8))=7;[.C2]+(7*8)-1;IF(WEEKDAY([.C2]+(7*8))=1;[.C2]+(7*8)-2;[.C2]+(7*8)))" table:style-name="ce30">
            <text:p>27/03/2026</text:p>
          </table:table-cell>
          <table:table-cell office:value-type="date" office:date-value="2026-04-03T00:00:00" table:formula="of:=[.D2]+7" table:style-name="ce30">
            <text:p>03/04/2026</text:p>
          </table:table-cell>
          <table:table-cell office:value-type="date" office:date-value="2026-04-03T00:00:00" table:formula="of:=[.E2]" table:style-name="ce30">
            <text:p>03/04/2026</text:p>
          </table:table-cell>
          <table:table-cell office:value-type="date" office:date-value="2026-04-10T00:00:00" table:formula="of:=[.F2]+7" table:style-name="ce30">
            <text:p>10/04/2026</text:p>
          </table:table-cell>
          <table:table-cell table:number-columns-repeated="16377"/>
        </table:table-row>
        <table:table-row table:style-name="ro2">
          <table:table-cell office:value-type="date" office:date-value="2026-02-01T00:00:00" table:style-name="ce29">
            <text:p>Feb-26</text:p>
          </table:table-cell>
          <table:table-cell office:value-type="date" office:date-value="2026-02-01T00:00:00" table:style-name="ce30">
            <text:p>01/02/2026</text:p>
          </table:table-cell>
          <table:table-cell office:value-type="date" office:date-value="2026-02-28T00:00:00" table:style-name="ce30">
            <text:p>28/02/2026</text:p>
          </table:table-cell>
          <table:table-cell office:value-type="date" office:date-value="2026-04-24T00:00:00" table:formula="of:=IF(WEEKDAY([.C3]+(7*8))=7;[.C3]+(7*8)-1;IF(WEEKDAY([.C3]+(7*8))=1;[.C3]+(7*8)-2;[.C3]+(7*8)))" table:style-name="ce30">
            <text:p>24/04/2026</text:p>
          </table:table-cell>
          <table:table-cell office:value-type="date" office:date-value="2026-05-01T00:00:00" table:formula="of:=[.D3]+7" table:style-name="ce30">
            <text:p>01/05/2026</text:p>
          </table:table-cell>
          <table:table-cell office:value-type="date" office:date-value="2026-05-01T00:00:00" table:formula="of:=[.E3]" table:style-name="ce30">
            <text:p>01/05/2026</text:p>
          </table:table-cell>
          <table:table-cell office:value-type="date" office:date-value="2026-05-08T00:00:00" table:formula="of:=[.F3]+7" table:style-name="ce30">
            <text:p>08/05/2026</text:p>
          </table:table-cell>
          <table:table-cell table:number-columns-repeated="16377"/>
        </table:table-row>
        <table:table-row table:style-name="ro2">
          <table:table-cell office:value-type="date" office:date-value="2026-03-01T00:00:00" table:style-name="ce29">
            <text:p>Mar-26</text:p>
          </table:table-cell>
          <table:table-cell office:value-type="date" office:date-value="2026-03-01T00:00:00" table:style-name="ce30">
            <text:p>01/03/2026</text:p>
          </table:table-cell>
          <table:table-cell office:value-type="date" office:date-value="2026-03-31T00:00:00" table:style-name="ce30">
            <text:p>31/03/2026</text:p>
          </table:table-cell>
          <table:table-cell office:value-type="date" office:date-value="2026-05-26T00:00:00" table:formula="of:=IF(WEEKDAY([.C4]+(7*8))=7;[.C4]+(7*8)-1;IF(WEEKDAY([.C4]+(7*8))=1;[.C4]+(7*8)-2;[.C4]+(7*8)))" table:style-name="ce30">
            <text:p>26/05/2026</text:p>
          </table:table-cell>
          <table:table-cell office:value-type="date" office:date-value="2026-06-02T00:00:00" table:formula="of:=[.D4]+7" table:style-name="ce30">
            <text:p>02/06/2026</text:p>
          </table:table-cell>
          <table:table-cell office:value-type="date" office:date-value="2026-06-02T00:00:00" table:formula="of:=[.E4]" table:style-name="ce30">
            <text:p>02/06/2026</text:p>
          </table:table-cell>
          <table:table-cell office:value-type="date" office:date-value="2026-06-09T00:00:00" table:formula="of:=[.F4]+7" table:style-name="ce30">
            <text:p>09/06/2026</text:p>
          </table:table-cell>
          <table:table-cell table:number-columns-repeated="16377"/>
        </table:table-row>
        <table:table-row table:style-name="ro2">
          <table:table-cell office:value-type="date" office:date-value="2026-04-01T00:00:00" table:style-name="ce29">
            <text:p>Apr-26</text:p>
          </table:table-cell>
          <table:table-cell office:value-type="date" office:date-value="2026-04-01T00:00:00" table:style-name="ce30">
            <text:p>01/04/2026</text:p>
          </table:table-cell>
          <table:table-cell office:value-type="date" office:date-value="2026-04-30T00:00:00" table:style-name="ce30">
            <text:p>30/04/2026</text:p>
          </table:table-cell>
          <table:table-cell office:value-type="date" office:date-value="2026-06-25T00:00:00" table:formula="of:=IF(WEEKDAY([.C5]+(7*8))=7;[.C5]+(7*8)-1;IF(WEEKDAY([.C5]+(7*8))=1;[.C5]+(7*8)-2;[.C5]+(7*8)))" table:style-name="ce30">
            <text:p>25/06/2026</text:p>
          </table:table-cell>
          <table:table-cell office:value-type="date" office:date-value="2026-07-02T00:00:00" table:formula="of:=[.D5]+7" table:style-name="ce30">
            <text:p>02/07/2026</text:p>
          </table:table-cell>
          <table:table-cell office:value-type="date" office:date-value="2026-07-02T00:00:00" table:formula="of:=[.E5]" table:style-name="ce30">
            <text:p>02/07/2026</text:p>
          </table:table-cell>
          <table:table-cell office:value-type="date" office:date-value="2026-07-09T00:00:00" table:formula="of:=[.F5]+7" table:style-name="ce30">
            <text:p>09/07/2026</text:p>
          </table:table-cell>
          <table:table-cell table:number-columns-repeated="16377"/>
        </table:table-row>
        <table:table-row table:style-name="ro2">
          <table:table-cell office:value-type="date" office:date-value="2026-05-01T00:00:00" table:style-name="ce29">
            <text:p>May-26</text:p>
          </table:table-cell>
          <table:table-cell office:value-type="date" office:date-value="2026-05-01T00:00:00" table:style-name="ce30">
            <text:p>01/05/2026</text:p>
          </table:table-cell>
          <table:table-cell office:value-type="date" office:date-value="2026-05-31T00:00:00" table:style-name="ce30">
            <text:p>31/05/2026</text:p>
          </table:table-cell>
          <table:table-cell office:value-type="date" office:date-value="2026-07-24T00:00:00" table:formula="of:=IF(WEEKDAY([.C6]+(7*8))=7;[.C6]+(7*8)-1;IF(WEEKDAY([.C6]+(7*8))=1;[.C6]+(7*8)-2;[.C6]+(7*8)))" table:style-name="ce30">
            <text:p>24/07/2026</text:p>
          </table:table-cell>
          <table:table-cell office:value-type="date" office:date-value="2026-07-31T00:00:00" table:formula="of:=[.D6]+7" table:style-name="ce30">
            <text:p>31/07/2026</text:p>
          </table:table-cell>
          <table:table-cell office:value-type="date" office:date-value="2026-07-31T00:00:00" table:formula="of:=[.E6]" table:style-name="ce30">
            <text:p>31/07/2026</text:p>
          </table:table-cell>
          <table:table-cell office:value-type="date" office:date-value="2026-08-07T00:00:00" table:formula="of:=[.F6]+7" table:style-name="ce30">
            <text:p>07/08/2026</text:p>
          </table:table-cell>
          <table:table-cell table:number-columns-repeated="16377"/>
        </table:table-row>
        <table:table-row table:style-name="ro2">
          <table:table-cell office:value-type="date" office:date-value="2026-06-01T00:00:00" table:style-name="ce29">
            <text:p>Jun-26</text:p>
          </table:table-cell>
          <table:table-cell office:value-type="date" office:date-value="2026-06-01T00:00:00" table:style-name="ce30">
            <text:p>01/06/2026</text:p>
          </table:table-cell>
          <table:table-cell office:value-type="date" office:date-value="2026-06-30T00:00:00" table:style-name="ce30">
            <text:p>30/06/2026</text:p>
          </table:table-cell>
          <table:table-cell office:value-type="date" office:date-value="2026-08-25T00:00:00" table:formula="of:=IF(WEEKDAY([.C7]+(7*8))=7;[.C7]+(7*8)-1;IF(WEEKDAY([.C7]+(7*8))=1;[.C7]+(7*8)-2;[.C7]+(7*8)))" table:style-name="ce30">
            <text:p>25/08/2026</text:p>
          </table:table-cell>
          <table:table-cell office:value-type="date" office:date-value="2026-09-01T00:00:00" table:formula="of:=[.D7]+7" table:style-name="ce30">
            <text:p>01/09/2026</text:p>
          </table:table-cell>
          <table:table-cell office:value-type="date" office:date-value="2026-09-01T00:00:00" table:formula="of:=[.E7]" table:style-name="ce30">
            <text:p>01/09/2026</text:p>
          </table:table-cell>
          <table:table-cell office:value-type="date" office:date-value="2026-09-08T00:00:00" table:formula="of:=[.F7]+7" table:style-name="ce30">
            <text:p>08/09/2026</text:p>
          </table:table-cell>
          <table:table-cell table:number-columns-repeated="16377"/>
        </table:table-row>
        <table:table-row table:style-name="ro2">
          <table:table-cell office:value-type="date" office:date-value="2026-07-01T00:00:00" table:style-name="ce29">
            <text:p>Jul-26</text:p>
          </table:table-cell>
          <table:table-cell office:value-type="date" office:date-value="2026-07-01T00:00:00" table:style-name="ce30">
            <text:p>01/07/2026</text:p>
          </table:table-cell>
          <table:table-cell office:value-type="date" office:date-value="2026-07-31T00:00:00" table:style-name="ce30">
            <text:p>31/07/2026</text:p>
          </table:table-cell>
          <table:table-cell office:value-type="date" office:date-value="2026-09-25T00:00:00" table:formula="of:=IF(WEEKDAY([.C8]+(7*8))=7;[.C8]+(7*8)-1;IF(WEEKDAY([.C8]+(7*8))=1;[.C8]+(7*8)-2;[.C8]+(7*8)))" table:style-name="ce30">
            <text:p>25/09/2026</text:p>
          </table:table-cell>
          <table:table-cell office:value-type="date" office:date-value="2026-10-02T00:00:00" table:formula="of:=[.D8]+7" table:style-name="ce30">
            <text:p>02/10/2026</text:p>
          </table:table-cell>
          <table:table-cell office:value-type="date" office:date-value="2026-10-02T00:00:00" table:formula="of:=[.E8]" table:style-name="ce30">
            <text:p>02/10/2026</text:p>
          </table:table-cell>
          <table:table-cell office:value-type="date" office:date-value="2026-10-09T00:00:00" table:formula="of:=[.F8]+7" table:style-name="ce30">
            <text:p>09/10/2026</text:p>
          </table:table-cell>
          <table:table-cell table:number-columns-repeated="16377"/>
        </table:table-row>
        <table:table-row table:style-name="ro2">
          <table:table-cell office:value-type="date" office:date-value="2026-08-01T00:00:00" table:style-name="ce29">
            <text:p>Aug-26</text:p>
          </table:table-cell>
          <table:table-cell office:value-type="date" office:date-value="2026-08-01T00:00:00" table:style-name="ce30">
            <text:p>01/08/2026</text:p>
          </table:table-cell>
          <table:table-cell office:value-type="date" office:date-value="2026-08-31T00:00:00" table:style-name="ce30">
            <text:p>31/08/2026</text:p>
          </table:table-cell>
          <table:table-cell office:value-type="date" office:date-value="2026-10-26T00:00:00" table:formula="of:=IF(WEEKDAY([.C9]+(7*8))=7;[.C9]+(7*8)-1;IF(WEEKDAY([.C9]+(7*8))=1;[.C9]+(7*8)-2;[.C9]+(7*8)))" table:style-name="ce30">
            <text:p>26/10/2026</text:p>
          </table:table-cell>
          <table:table-cell office:value-type="date" office:date-value="2026-11-02T00:00:00" table:formula="of:=[.D9]+7" table:style-name="ce30">
            <text:p>02/11/2026</text:p>
          </table:table-cell>
          <table:table-cell office:value-type="date" office:date-value="2026-11-02T00:00:00" table:formula="of:=[.E9]" table:style-name="ce30">
            <text:p>02/11/2026</text:p>
          </table:table-cell>
          <table:table-cell office:value-type="date" office:date-value="2026-11-09T00:00:00" table:formula="of:=[.F9]+7" table:style-name="ce30">
            <text:p>09/11/2026</text:p>
          </table:table-cell>
          <table:table-cell table:number-columns-repeated="16377"/>
        </table:table-row>
        <table:table-row table:style-name="ro2">
          <table:table-cell office:value-type="date" office:date-value="2026-09-01T00:00:00" table:style-name="ce29">
            <text:p>Sep-26</text:p>
          </table:table-cell>
          <table:table-cell office:value-type="date" office:date-value="2026-09-01T00:00:00" table:style-name="ce30">
            <text:p>01/09/2026</text:p>
          </table:table-cell>
          <table:table-cell office:value-type="date" office:date-value="2026-09-30T00:00:00" table:style-name="ce30">
            <text:p>30/09/2026</text:p>
          </table:table-cell>
          <table:table-cell office:value-type="date" office:date-value="2026-11-25T00:00:00" table:formula="of:=IF(WEEKDAY([.C10]+(7*8))=7;[.C10]+(7*8)-1;IF(WEEKDAY([.C10]+(7*8))=1;[.C10]+(7*8)-2;[.C10]+(7*8)))" table:style-name="ce30">
            <text:p>25/11/2026</text:p>
          </table:table-cell>
          <table:table-cell office:value-type="date" office:date-value="2026-12-02T00:00:00" table:formula="of:=[.D10]+7" table:style-name="ce30">
            <text:p>02/12/2026</text:p>
          </table:table-cell>
          <table:table-cell office:value-type="date" office:date-value="2026-12-02T00:00:00" table:formula="of:=[.E10]" table:style-name="ce30">
            <text:p>02/12/2026</text:p>
          </table:table-cell>
          <table:table-cell office:value-type="date" office:date-value="2026-12-09T00:00:00" table:formula="of:=[.F10]+7" table:style-name="ce30">
            <text:p>09/12/2026</text:p>
          </table:table-cell>
          <table:table-cell table:number-columns-repeated="16377"/>
        </table:table-row>
        <table:table-row table:style-name="ro2">
          <table:table-cell office:value-type="date" office:date-value="2026-10-01T00:00:00" table:style-name="ce29">
            <text:p>Oct-26</text:p>
          </table:table-cell>
          <table:table-cell office:value-type="date" office:date-value="2026-10-01T00:00:00" table:style-name="ce30">
            <text:p>01/10/2026</text:p>
          </table:table-cell>
          <table:table-cell office:value-type="date" office:date-value="2026-10-31T00:00:00" table:style-name="ce30">
            <text:p>31/10/2026</text:p>
          </table:table-cell>
          <table:table-cell office:value-type="date" office:date-value="2026-12-25T00:00:00" table:formula="of:=IF(WEEKDAY([.C11]+(7*8))=7;[.C11]+(7*8)-1;IF(WEEKDAY([.C11]+(7*8))=1;[.C11]+(7*8)-2;[.C11]+(7*8)))" table:style-name="ce30">
            <text:p>25/12/2026</text:p>
          </table:table-cell>
          <table:table-cell office:value-type="date" office:date-value="2027-01-01T00:00:00" table:formula="of:=[.D11]+7" table:style-name="ce30">
            <text:p>01/01/2027</text:p>
          </table:table-cell>
          <table:table-cell office:value-type="date" office:date-value="2027-01-01T00:00:00" table:formula="of:=[.E11]" table:style-name="ce30">
            <text:p>01/01/2027</text:p>
          </table:table-cell>
          <table:table-cell office:value-type="date" office:date-value="2027-01-08T00:00:00" table:formula="of:=[.F11]+7" table:style-name="ce30">
            <text:p>08/01/2027</text:p>
          </table:table-cell>
          <table:table-cell table:number-columns-repeated="16377"/>
        </table:table-row>
        <table:table-row table:style-name="ro2">
          <table:table-cell office:value-type="date" office:date-value="2026-11-01T00:00:00" table:style-name="ce29">
            <text:p>Nov-26</text:p>
          </table:table-cell>
          <table:table-cell office:value-type="date" office:date-value="2026-11-01T00:00:00" table:style-name="ce30">
            <text:p>01/11/2026</text:p>
          </table:table-cell>
          <table:table-cell office:value-type="date" office:date-value="2026-11-30T00:00:00" table:style-name="ce30">
            <text:p>30/11/2026</text:p>
          </table:table-cell>
          <table:table-cell office:value-type="date" office:date-value="2027-01-25T00:00:00" table:formula="of:=IF(WEEKDAY([.C12]+(7*8))=7;[.C12]+(7*8)-1;IF(WEEKDAY([.C12]+(7*8))=1;[.C12]+(7*8)-2;[.C12]+(7*8)))" table:style-name="ce30">
            <text:p>25/01/2027</text:p>
          </table:table-cell>
          <table:table-cell office:value-type="date" office:date-value="2027-02-01T00:00:00" table:formula="of:=[.D12]+7" table:style-name="ce30">
            <text:p>01/02/2027</text:p>
          </table:table-cell>
          <table:table-cell office:value-type="date" office:date-value="2027-02-01T00:00:00" table:formula="of:=[.E12]" table:style-name="ce30">
            <text:p>01/02/2027</text:p>
          </table:table-cell>
          <table:table-cell office:value-type="date" office:date-value="2027-02-08T00:00:00" table:formula="of:=[.F12]+7" table:style-name="ce30">
            <text:p>08/02/2027</text:p>
          </table:table-cell>
          <table:table-cell table:number-columns-repeated="16377"/>
        </table:table-row>
        <table:table-row table:style-name="ro2">
          <table:table-cell office:value-type="date" office:date-value="2026-12-01T00:00:00" table:style-name="ce29">
            <text:p>Dec-26</text:p>
          </table:table-cell>
          <table:table-cell office:value-type="date" office:date-value="2026-12-01T00:00:00" table:style-name="ce30">
            <text:p>01/12/2026</text:p>
          </table:table-cell>
          <table:table-cell office:value-type="date" office:date-value="2026-12-31T00:00:00" table:style-name="ce30">
            <text:p>31/12/2026</text:p>
          </table:table-cell>
          <table:table-cell office:value-type="date" office:date-value="2027-02-25T00:00:00" table:formula="of:=IF(WEEKDAY([.C13]+(7*8))=7;[.C13]+(7*8)-1;IF(WEEKDAY([.C13]+(7*8))=1;[.C13]+(7*8)-2;[.C13]+(7*8)))" table:style-name="ce30">
            <text:p>25/02/2027</text:p>
          </table:table-cell>
          <table:table-cell office:value-type="date" office:date-value="2027-03-04T00:00:00" table:formula="of:=[.D13]+7" table:style-name="ce30">
            <text:p>04/03/2027</text:p>
          </table:table-cell>
          <table:table-cell office:value-type="date" office:date-value="2027-03-04T00:00:00" table:formula="of:=[.E13]" table:style-name="ce30">
            <text:p>04/03/2027</text:p>
          </table:table-cell>
          <table:table-cell office:value-type="date" office:date-value="2027-03-11T00:00:00" table:formula="of:=[.F13]+7" table:style-name="ce30">
            <text:p>11/03/2027</text:p>
          </table:table-cell>
          <table:table-cell table:number-columns-repeated="16377"/>
        </table:table-row>
        <table:table-row table:style-name="ro2">
          <table:table-cell office:value-type="date" office:date-value="2027-01-01T00:00:00" table:style-name="ce29">
            <text:p>Jan-27</text:p>
          </table:table-cell>
          <table:table-cell office:value-type="date" office:date-value="2027-01-01T00:00:00" table:style-name="ce30">
            <text:p>01/01/2027</text:p>
          </table:table-cell>
          <table:table-cell office:value-type="date" office:date-value="2027-01-31T00:00:00" table:style-name="ce30">
            <text:p>31/01/2027</text:p>
          </table:table-cell>
          <table:table-cell office:value-type="date" office:date-value="2027-03-26T00:00:00" table:formula="of:=IF(WEEKDAY([.C14]+(7*8))=7;[.C14]+(7*8)-1;IF(WEEKDAY([.C14]+(7*8))=1;[.C14]+(7*8)-2;[.C14]+(7*8)))" table:style-name="ce30">
            <text:p>26/03/2027</text:p>
          </table:table-cell>
          <table:table-cell office:value-type="date" office:date-value="2027-04-02T00:00:00" table:formula="of:=[.D14]+7" table:style-name="ce30">
            <text:p>02/04/2027</text:p>
          </table:table-cell>
          <table:table-cell office:value-type="date" office:date-value="2027-04-02T00:00:00" table:formula="of:=[.E14]" table:style-name="ce30">
            <text:p>02/04/2027</text:p>
          </table:table-cell>
          <table:table-cell office:value-type="date" office:date-value="2027-04-09T00:00:00" table:formula="of:=[.F14]+7" table:style-name="ce30">
            <text:p>09/04/2027</text:p>
          </table:table-cell>
          <table:table-cell table:number-columns-repeated="16377"/>
        </table:table-row>
        <table:table-row table:style-name="ro2">
          <table:table-cell office:value-type="date" office:date-value="2027-02-01T00:00:00" table:style-name="ce29">
            <text:p>Feb-27</text:p>
          </table:table-cell>
          <table:table-cell office:value-type="date" office:date-value="2027-02-01T00:00:00" table:style-name="ce30">
            <text:p>01/02/2027</text:p>
          </table:table-cell>
          <table:table-cell office:value-type="date" office:date-value="2027-02-28T00:00:00" table:style-name="ce30">
            <text:p>28/02/2027</text:p>
          </table:table-cell>
          <table:table-cell office:value-type="date" office:date-value="2027-04-23T00:00:00" table:formula="of:=IF(WEEKDAY([.C15]+(7*8))=7;[.C15]+(7*8)-1;IF(WEEKDAY([.C15]+(7*8))=1;[.C15]+(7*8)-2;[.C15]+(7*8)))" table:style-name="ce30">
            <text:p>23/04/2027</text:p>
          </table:table-cell>
          <table:table-cell office:value-type="date" office:date-value="2027-04-30T00:00:00" table:formula="of:=[.D15]+7" table:style-name="ce30">
            <text:p>30/04/2027</text:p>
          </table:table-cell>
          <table:table-cell office:value-type="date" office:date-value="2027-04-30T00:00:00" table:formula="of:=[.E15]" table:style-name="ce30">
            <text:p>30/04/2027</text:p>
          </table:table-cell>
          <table:table-cell office:value-type="date" office:date-value="2027-05-07T00:00:00" table:formula="of:=[.F15]+7" table:style-name="ce30">
            <text:p>07/05/2027</text:p>
          </table:table-cell>
          <table:table-cell table:number-columns-repeated="16377"/>
        </table:table-row>
        <table:table-row table:style-name="ro2">
          <table:table-cell office:value-type="date" office:date-value="2027-03-01T00:00:00" table:style-name="ce29">
            <text:p>Mar-27</text:p>
          </table:table-cell>
          <table:table-cell office:value-type="date" office:date-value="2027-03-01T00:00:00" table:style-name="ce30">
            <text:p>01/03/2027</text:p>
          </table:table-cell>
          <table:table-cell office:value-type="date" office:date-value="2027-03-31T00:00:00" table:style-name="ce30">
            <text:p>31/03/2027</text:p>
          </table:table-cell>
          <table:table-cell office:value-type="date" office:date-value="2027-05-26T00:00:00" table:formula="of:=IF(WEEKDAY([.C16]+(7*8))=7;[.C16]+(7*8)-1;IF(WEEKDAY([.C16]+(7*8))=1;[.C16]+(7*8)-2;[.C16]+(7*8)))" table:style-name="ce30">
            <text:p>26/05/2027</text:p>
          </table:table-cell>
          <table:table-cell office:value-type="date" office:date-value="2027-06-02T00:00:00" table:formula="of:=[.D16]+7" table:style-name="ce30">
            <text:p>02/06/2027</text:p>
          </table:table-cell>
          <table:table-cell office:value-type="date" office:date-value="2027-06-02T00:00:00" table:formula="of:=[.E16]" table:style-name="ce30">
            <text:p>02/06/2027</text:p>
          </table:table-cell>
          <table:table-cell office:value-type="date" office:date-value="2027-06-09T00:00:00" table:formula="of:=[.F16]+7" table:style-name="ce30">
            <text:p>09/06/2027</text:p>
          </table:table-cell>
          <table:table-cell table:number-columns-repeated="16377"/>
        </table:table-row>
        <table:table-row table:number-rows-repeated="1048560" table:style-name="ro2">
          <table:table-cell table:number-columns-repeated="16384"/>
        </table:table-row>
      </table:table>
      <table:table table:name="Definitions" table:style-name="ta1">
        <table:table-column table:style-name="co14" table:default-cell-style-name="ce1"/>
        <table:table-column table:style-name="co15" table:default-cell-style-name="ce1"/>
        <table:table-column table:style-name="co14" table:default-cell-style-name="ce1"/>
        <table:table-column table:style-name="co3" table:number-columns-repeated="2" table:default-cell-style-name="ce1"/>
        <table:table-column table:style-name="co16" table:default-cell-style-name="ce1"/>
        <table:table-column table:style-name="co3" table:number-columns-repeated="2" table:default-cell-style-name="ce1"/>
        <table:table-column table:style-name="co16" table:default-cell-style-name="ce1"/>
        <table:table-column table:style-name="co3" table:number-columns-repeated="16375" table:default-cell-style-name="ce1"/>
        <table:table-row table:style-name="ro2">
          <table:table-cell office:value-type="string" table:style-name="ce31">
            <text:p>Metric</text:p>
          </table:table-cell>
          <table:table-cell office:value-type="string" table:style-name="ce31">
            <text:p>Numerator</text:p>
          </table:table-cell>
          <table:table-cell office:value-type="string" table:style-name="ce31">
            <text:p>Denominator</text:p>
          </table:table-cell>
          <table:table-cell table:number-columns-repeated="16381"/>
        </table:table-row>
        <table:table-row table:style-name="ro7">
          <table:table-cell office:value-type="string" table:style-name="ce32">
            <text:p>Number of new consultant-led outpatient appointments <text:s/>per 1,000 patients in the cohort</text:p>
          </table:table-cell>
          <table:table-cell office:value-type="string" table:style-name="ce32">
            <text:p><text:span text:style-name="T1">Definition:</text:span><text:s/>Count of outpatient appointments in the month with a MAIN SPECIALTY CODE is a consultant specific code, FIRST ATTENDANCE CODE = 1 OR 3 and ATTENDED OR DID NOT ATTEND CODE equal to 5 OR 6 for patients in the NNHIP cohort</text:p>
            <text:p><text:span text:style-name="T1">Source:</text:span><text:s/>SUS Outpatient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follow up consultant-led outpatient appointments <text:s/>per 1,000 patients in the cohort</text:p>
          </table:table-cell>
          <table:table-cell office:value-type="string" table:style-name="ce32">
            <text:p><text:span text:style-name="T1">Definition:</text:span><text:s/>Count of outpatient appointments in the month with a MAIN SPECIALTY CODE is a consultant specific code, FIRST ATTENDANCE CODE = 2 OR 4 and ATTENDED OR DID NOT ATTEND CODE equal to 5 OR 6 for patients in the NNHIP cohort</text:p>
            <text:p><text:span text:style-name="T1">Source:</text:span><text:s/>SUS Outpatient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text:s/>consultant-led outpatient procedures <text:s text:c="2"/>per 1,000 patients in the cohort</text:p>
          </table:table-cell>
          <table:table-cell office:value-type="string" table:style-name="ce32">
            <text:p><text:span text:style-name="T1">Definition:</text:span><text:s/>Count of outpatient appointments in the month with a MAIN SPECIALTY CODE is a consultant specific code, FIRST ATTENDANCE CODE = 2 OR 4, ATTENDED OR DID NOT ATTEND CODE equal to 5 OR 6 and PRIMARY PROCEDURE (OPCS) IS NOT NULL for patients in the NNHIP cohort</text:p>
            <text:p><text:span text:style-name="T1">Source:</text:span><text:s/>SUS Outpatient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specific acute non-elective spells in the period with a length of stay of zero days per 1,000 patients in the cohort</text:p>
          </table:table-cell>
          <table:table-cell office:value-type="string" table:style-name="ce32">
            <text:p><text:span text:style-name="T1">Definition:</text:span><text:s/>Count of completed inpatient spells where length of stay (Discharge Date - Admission Date) = 0 and Admission Method Code and Treatment Function Code meet the national definition set out in the AcuteNonElectiveDefs worksheet for patients in the NNHIP cohort</text:p>
            <text:p><text:span text:style-name="T1">Source:</text:span><text:s/>SUS Inpatient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specific acute non-elective spells in the period with a length of stay of one or more days</text:p>
          </table:table-cell>
          <table:table-cell office:value-type="string" table:style-name="ce32">
            <text:p><text:span text:style-name="T1">Definition:</text:span><text:s/>Count of completed inpatient spells where length of stay (Discharge Date - Admission Date) &gt;= 1 and Admission Method Code and Treatment Function Code meet the national definition set out in the AcuteNonElectiveDefs worksheet for patients in the NNHIP cohort</text:p>
            <text:p><text:span text:style-name="T1">Source:</text:span><text:s/>SUS Inpatient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inpatient bed days per 1,000 patients in the cohort</text:p>
          </table:table-cell>
          <table:table-cell office:value-type="string" table:style-name="ce32">
            <text:p><text:span text:style-name="T1">Definition:</text:span><text:s/>Sum of inpatient bed days completed inpatient spells where Admission Method Code and Treatment Function Code meet the national definition set out in the AcuteNonElectiveDefs worksheet is in list <text:s/>for patients in the cohort</text:p>
            <text:p><text:span text:style-name="T1">Source:</text:span><text:s/>SUS Inpatient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category 1 ambulance conveyances per 1,000 patients in the cohort</text:p>
          </table:table-cell>
          <table:table-cell office:value-type="string" table:style-name="ce32">
            <text:p><text:span text:style-name="T1">Definition:</text:span><text:s/>Count of A&amp;E attendances in the month where EMERGENCY CARE ARRIVAL MODE IN (1048051000000107, 1048031000000100, 1048041000000109) and EMERGENCY CARE ACUITY = '1064891000000107' for patients in the NNHIP cohort</text:p>
            <text:p><text:span text:style-name="T1">Source:</text:span><text:s/>ECD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category 2 ambulance conveyances per 1,000 patients in the cohort</text:p>
          </table:table-cell>
          <table:table-cell office:value-type="string" table:style-name="ce32">
            <text:p><text:span text:style-name="T1">Definition:</text:span><text:s/>Count of A&amp;E attendances in the month where EMERGENCY CARE ARRIVAL MODE IN (1048051000000107, 1048031000000100, 1048041000000109) and EMERGENCY CARE ACUITY = '1064911000000105' for patients in the NNHIP cohort</text:p>
            <text:p><text:span text:style-name="T1">Source:</text:span><text:s/>ECD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category 3 ambulance conveyances per 1,000 patients in the cohort</text:p>
          </table:table-cell>
          <table:table-cell office:value-type="string" table:style-name="ce32">
            <text:p><text:span text:style-name="T1">Definition:</text:span><text:s/>Count of A&amp;E attendances in the month where EMERGENCY CARE ARRIVAL MODE IN (1048051000000107, 1048031000000100, 1048041000000109) and EMERGENCY CARE ACUITY = '1064901000000108' for patients <text:s/>in the NNHIP cohort</text:p>
            <text:p><text:span text:style-name="T1">Source:</text:span><text:s/>ECD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category 4 ambulance conveyances per 1,000 patients in the cohort</text:p>
          </table:table-cell>
          <table:table-cell office:value-type="string" table:style-name="ce32">
            <text:p><text:span text:style-name="T1">Definition:</text:span><text:s/>Count of A&amp;E attendances in the month where EMERGENCY CARE ARRIVAL MODE IN (1048051000000107, 1048031000000100, 1048041000000109) and EMERGENCY CARE ACUITY = '1077241000000103' for patients in the NNHIP cohort</text:p>
            <text:p><text:span text:style-name="T1">Source:</text:span><text:s/>ECD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8">
          <table:table-cell office:value-type="string" table:style-name="ce32">
            <text:p>Number of A&amp;E attendances at a type 1 department per 1,000 patients in the cohort</text:p>
          </table:table-cell>
          <table:table-cell office:value-type="string" table:style-name="ce32">
            <text:p><text:span text:style-name="T1">Definition:</text:span><text:s/>Count of A&amp;E attendances in the month where EMERGENCY CARE DEPARTMENT TYPE = 01 for patients in the NNHIP cohort</text:p>
            <text:p><text:span text:style-name="T1">Source:</text:span><text:s/>ECD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8">
          <table:table-cell office:value-type="string" table:style-name="ce32">
            <text:p>Number of A&amp;E attendances at an other type department per 1,000 patients in the cohort</text:p>
          </table:table-cell>
          <table:table-cell office:value-type="string" table:style-name="ce32">
            <text:p><text:span text:style-name="T1">Definition:</text:span><text:s/>Count of A&amp;E attendances in the month where EMERGENCY CARE DEPARTMENT TYPE &lt;&gt; 01 for patients is in the NNHIP cohort</text:p>
            <text:p><text:span text:style-name="T1">Source:</text:span><text:s/>ECD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appointments in general practice and Primary Care Networks per 1,000 patients in the cohort</text:p>
          </table:table-cell>
          <table:table-cell office:value-type="string" table:style-name="ce32">
            <text:p><text:span text:style-name="T1">Definition:</text:span><text:s/>Count of general practice and PCN appointments where Appointment Status = 'Attended', <text:s/>SDS Role Group = 'GP' and Service Setting in ('General Practice', 'Primary Care Network')</text:p>
            <text:p><text:span text:style-name="T1">Source:</text:span><text:s/>Local primary care systems for patients in the NNHIP cohort</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7">
          <table:table-cell office:value-type="string" table:style-name="ce32">
            <text:p>Number of Community Care Contacts attended per 1,000 patients in the cohort</text:p>
          </table:table-cell>
          <table:table-cell office:value-type="string" table:style-name="ce32">
            <text:p><text:span text:style-name="T1">Definition:</text:span><text:s/>Count of care contacts where cyp201carecontact.Unique_MonthID = 'Unique_MonthID' and</text:p>
            <text:p>cyp201carecontact.Contact_Date between <text:s/>'ReportingStartDate' and 'ReportingEndDate' for patients in the NNHIP cohort</text:p>
            <text:p><text:span text:style-name="T1">Source:</text:span><text:s/>CSDS</text:p>
          </table:table-cell>
          <table:table-cell office:value-type="string" table:style-name="ce32">
            <text:p><text:span text:style-name="T1">Definition:<text:s/></text:span>Number of patients in the cohort (defined locally)</text:p>
            <text:p><text:span text:style-name="T1">Source:</text:span><text:s/>Local NNHIP data collection</text:p>
          </table:table-cell>
          <table:table-cell table:number-columns-repeated="16381"/>
        </table:table-row>
        <table:table-row table:style-name="ro8">
          <table:table-cell office:value-type="string" table:style-name="ce32">
            <text:p>Number of patients on the NNHIP caseload</text:p>
          </table:table-cell>
          <table:table-cell office:value-type="string" table:style-name="ce32">
            <text:p><text:span text:style-name="T1">Definition:</text:span><text:s/>Count of active cases the Place is actively working with during the month. This should not be the whole NNHIP cohort.<text:s/></text:p>
            <text:p><text:span text:style-name="T1">Source:<text:s/></text:span>Local NNHIP data collection</text:p>
          </table:table-cell>
          <table:table-cell table:style-name="ce33"/>
          <table:table-cell table:number-columns-repeated="16381"/>
        </table:table-row>
        <table:table-row table:number-rows-repeated="1048560" table:style-name="ro2">
          <table:table-cell table:number-columns-repeated="16384"/>
        </table:table-row>
      </table:table>
      <table:table table:name="AcuteNonElectiveDefs" table:style-name="ta1">
        <table:table-column table:style-name="co3" table:number-columns-repeated="16384" table:default-cell-style-name="ce1"/>
        <table:table-row table:style-name="ro2">
          <table:table-cell office:value-type="string" table:number-columns-spanned="10" table:number-rows-spanned="1" table:style-name="ce34">
            <text:p>1. Inpatient spells</text:p>
          </table:table-cell>
          <table:covered-table-cell table:number-columns-repeated="9"/>
          <table:table-cell table:number-columns-repeated="16374"/>
        </table:table-row>
        <table:table-row table:style-name="ro9">
          <table:table-cell office:value-type="string" table:number-columns-spanned="10" table:number-rows-spanned="1" table:style-name="ce35">
            <text:p>A spell is defined as a continuous period of admitted patient care within one healthcare provider, for a single patient. Spells are comprised of one or more episodes of care, which are continuous periods under one consultant. Spells are counted in each data table against the month and year in which they ended. The activity counts do not necessarily represent a count of distinct patients, as it is possible for a person to be admitted more than once within the same period.</text:p>
          </table:table-cell>
          <table:covered-table-cell table:number-columns-repeated="9"/>
          <table:table-cell table:number-columns-repeated="16374"/>
        </table:table-row>
        <table:table-row table:style-name="ro2">
          <table:table-cell office:value-type="string" table:number-columns-spanned="10" table:number-rows-spanned="1" table:style-name="ce34">
            <text:p>2. Emergency admissions / non-elective spells</text:p>
          </table:table-cell>
          <table:covered-table-cell table:number-columns-repeated="9"/>
          <table:table-cell table:number-columns-repeated="16374"/>
        </table:table-row>
        <table:table-row table:style-name="ro10">
          <table:table-cell office:value-type="string" table:number-columns-spanned="10" table:number-rows-spanned="1" table:style-name="ce35">
            <text:p>The admission method, which is a code to identify how the patient was admitted to hospital, has been used to restrict each data table to emergency and non-elective admissions (referred to as non-elective spells). These are admissions which are unpredictable and which occur at short notice because of clinical need. The following codes are included:</text:p>
            <text:p/>
            <text:p>Emergency Admission, when admission is unpredictable and at short notice because of clinical need:<text:s/></text:p>
            <text:p>21 = Emergency Care Department or acute or emergency dental service</text:p>
            <text:p>22 = General Practitioner: <text:s/>after a request for immediate admission has been made direct to a Hospital Provider, i.e. not through a Bed bureau, by a GP or deputy</text:p>
            <text:p>23 = Bed bureau<text:s/></text:p>
            <text:p>24 = Consultant Clinic, of this or another Health Care Provider<text:s text:c="2"/></text:p>
            <text:p>25 = Admission via Mental Health Crisis Resolution Team (available from 2013/14)</text:p>
            <text:p>2A = Emergency Care Department of another provider where the patient had not been admitted (available from 2013/14)</text:p>
            <text:p>2B = Transfer of an admitted patient from another Hospital Provider in an emergency (available from 2013/14)</text:p>
            <text:p>2C = Baby born at home as intended (available from 2013/14)</text:p>
            <text:p>2D = Other emergency admission (available from 2013/14)</text:p>
            <text:p>28 = Other means, examples are:</text:p>
            <text:p>- admitted from the Accident and Emergency Department of another provider where they had not been admitted</text:p>
            <text:p>- transfer of an admitted PATIENT from another Hospital Provider in an emergency</text:p>
            <text:p>- baby born at home as intended (retired on 2022-23)</text:p>
            <text:p/>
            <text:p>Maternity Admission, of a pregnant or recently pregnant woman to a maternity ward (including delivery facilities) except when the intention is to terminate the pregnancy:</text:p>
            <text:p>31 = Admitted ante-partum<text:s/></text:p>
            <text:p>32 = Admitted post-partum<text:s/></text:p>
            <text:p/>
            <text:p/>
          </table:table-cell>
          <table:covered-table-cell table:number-columns-repeated="9"/>
          <table:table-cell table:number-columns-repeated="16374"/>
        </table:table-row>
        <table:table-row table:style-name="ro11">
          <table:table-cell office:value-type="string" table:number-columns-spanned="10" table:number-rows-spanned="1" table:style-name="ce35">
            <text:p>Other Admission not specified above:</text:p>
            <text:p>82 = The birth of a baby in this Health Care Provider<text:s text:c="2"/></text:p>
            <text:p>83 = Baby born outside the Health Care Provider except when born at home as intended.<text:s/></text:p>
            <text:p>81 = Transfer of any admitted patient from other Hospital Provider other than in an emergency</text:p>
            <text:p>84 = Admission by Admissions Panel of a High Security Psychiatric Hospital, patient not entered on the HSPH Admissions Waiting List (available between 1999 and 2006)</text:p>
            <text:p>89 = HSPH Admissions Waiting List of a High Security Psychiatric Hospital (available between 1999 and 2006)</text:p>
          </table:table-cell>
          <table:covered-table-cell table:number-columns-repeated="9"/>
          <table:table-cell table:number-columns-repeated="16374"/>
        </table:table-row>
        <table:table-row table:style-name="ro2">
          <table:table-cell office:value-type="string" table:number-columns-spanned="10" table:number-rows-spanned="1" table:style-name="ce34">
            <text:p>3. Specific Acute treatment functions</text:p>
          </table:table-cell>
          <table:covered-table-cell table:number-columns-repeated="9"/>
          <table:table-cell table:number-columns-repeated="16374"/>
        </table:table-row>
        <table:table-row table:style-name="ro2">
          <table:table-cell office:value-type="string" table:number-columns-spanned="10" table:number-rows-spanned="1" table:style-name="ce35">
            <text:p>To align with NHS planning definitions and aid use of the extract for delivery of the BCF, each data table has been restricted to activity for specific acute treatment functions, based on the last episode in each spell. Specific acute care is for patients that need specialist support and treatment which cannot be provided in the community during an acute stage of their illness. It is usually provided within a hospital and includes services such as inpatient and outpatient medicine and surgery. Maternity, Mental Health and Learning Disabilities are categorised separately.</text:p>
            <text:p/>
            <text:p/>
          </table:table-cell>
          <table:covered-table-cell table:number-columns-repeated="9"/>
          <table:table-cell table:number-columns-repeated="16374"/>
        </table:table-row>
        <table:table-row table:style-name="ro12">
          <table:table-cell office:value-type="string" table:number-columns-spanned="10" table:number-rows-spanned="1" table:style-name="ce36">
            <text:p><text:a xlink:href="https://www.england.nhs.uk/statistics/wp-content/uploads/sites/2/2023/12/Specific_Acute_TFC.pdf">Specific acute services were defined in the NHS England 2023/24 priorities and operational guidance by treatment function code (opens new browser window).</text:a></text:p>
          </table:table-cell>
          <table:covered-table-cell table:number-columns-repeated="9"/>
          <table:table-cell table:number-columns-repeated="16374"/>
        </table:table-row>
        <table:table-row table:style-name="ro2">
          <table:table-cell office:value-type="string" table:number-columns-spanned="10" table:number-rows-spanned="1" table:style-name="ce34">
            <text:p>4. Length of stay</text:p>
          </table:table-cell>
          <table:covered-table-cell table:number-columns-repeated="9"/>
          <table:table-cell table:number-columns-repeated="16374"/>
        </table:table-row>
        <table:table-row table:style-name="ro13">
          <table:table-cell office:value-type="string" table:number-columns-spanned="10" table:number-rows-spanned="1" table:style-name="ce35">
            <text:p>Each data table has been restricted to inpatient spells with a length of stay (the difference between the admission date and the discharge date) of at least 1 day. Zero-day spells have been deliberately excluded so as to avoid distortions associated with reclassification of Same Day Emergency Care (SDEC) cases as type 5 attendances in the ECDS collection.</text:p>
          </table:table-cell>
          <table:covered-table-cell table:number-columns-repeated="9"/>
          <table:table-cell table:number-columns-repeated="16374"/>
        </table:table-row>
        <table:table-row table:number-rows-repeated="1048566" table:style-name="ro2">
          <table:table-cell table:number-columns-repeated="16384"/>
        </table:table-row>
      </table:table>
      <table:table table:name="Lookups" table:style-name="ta1">
        <table:table-column table:style-name="co17" table:default-cell-style-name="ce1"/>
        <table:table-column table:style-name="co3" table:number-columns-repeated="16383" table:default-cell-style-name="ce1"/>
        <table:table-row table:style-name="ro2">
          <table:table-cell office:value-type="string" table:style-name="ce1">
            <text:p>Project name</text:p>
          </table:table-cell>
          <table:table-cell table:style-name="ce1"/>
          <table:table-cell office:value-type="string" table:style-name="ce1">
            <text:p>Month</text:p>
          </table:table-cell>
          <table:table-cell table:number-columns-repeated="16381"/>
        </table:table-row>
        <table:table-row table:style-name="ro2">
          <table:table-cell office:value-type="string" table:style-name="ce1">
            <text:p>Fenland and Peterborough within the North Cambridgeshire and Peterborough Care Partnership</text:p>
          </table:table-cell>
          <table:table-cell table:style-name="ce1"/>
          <table:table-cell office:value-type="date" office:date-value="2026-01-01T00:00:00" table:style-name="ce37">
            <text:p>Jan-26</text:p>
          </table:table-cell>
          <table:table-cell table:number-columns-repeated="16381"/>
        </table:table-row>
        <table:table-row table:style-name="ro2">
          <table:table-cell office:value-type="string" table:style-name="ce1">
            <text:p>Ipswich and East Suffolk</text:p>
          </table:table-cell>
          <table:table-cell table:style-name="ce1"/>
          <table:table-cell office:value-type="date" office:date-value="2026-02-01T00:00:00" table:style-name="ce37">
            <text:p>Feb-26</text:p>
          </table:table-cell>
          <table:table-cell table:number-columns-repeated="16381"/>
        </table:table-row>
        <table:table-row table:style-name="ro2">
          <table:table-cell office:value-type="string" table:style-name="ce1">
            <text:p>North East Essex</text:p>
          </table:table-cell>
          <table:table-cell table:style-name="ce1"/>
          <table:table-cell office:value-type="date" office:date-value="2026-03-01T00:00:00" table:style-name="ce37">
            <text:p>Mar-26</text:p>
          </table:table-cell>
          <table:table-cell table:number-columns-repeated="16381"/>
        </table:table-row>
        <table:table-row table:style-name="ro2">
          <table:table-cell office:value-type="string" table:style-name="ce1">
            <text:p>South and West Hertfordshire (Dacorum and Hertsmere)</text:p>
          </table:table-cell>
          <table:table-cell table:style-name="ce1"/>
          <table:table-cell office:value-type="date" office:date-value="2026-04-01T00:00:00" table:style-name="ce37">
            <text:p>Apr-26</text:p>
          </table:table-cell>
          <table:table-cell table:number-columns-repeated="16381"/>
        </table:table-row>
        <table:table-row table:style-name="ro2">
          <table:table-cell office:value-type="string" table:style-name="ce1">
            <text:p>West Essex</text:p>
          </table:table-cell>
          <table:table-cell table:style-name="ce1"/>
          <table:table-cell office:value-type="date" office:date-value="2026-05-01T00:00:00" table:style-name="ce37">
            <text:p>May-26</text:p>
          </table:table-cell>
          <table:table-cell table:number-columns-repeated="16381"/>
        </table:table-row>
        <table:table-row table:style-name="ro2">
          <table:table-cell office:value-type="string" table:style-name="ce1">
            <text:p>West Suffolk</text:p>
          </table:table-cell>
          <table:table-cell table:style-name="ce1"/>
          <table:table-cell office:value-type="date" office:date-value="2026-06-01T00:00:00" table:style-name="ce37">
            <text:p>Jun-26</text:p>
          </table:table-cell>
          <table:table-cell table:number-columns-repeated="16381"/>
        </table:table-row>
        <table:table-row table:style-name="ro2">
          <table:table-cell office:value-type="string" table:style-name="ce1">
            <text:p>Barking and Dagenham</text:p>
          </table:table-cell>
          <table:table-cell table:style-name="ce1"/>
          <table:table-cell office:value-type="date" office:date-value="2026-07-01T00:00:00" table:style-name="ce37">
            <text:p>Jul-26</text:p>
          </table:table-cell>
          <table:table-cell table:number-columns-repeated="16381"/>
        </table:table-row>
        <table:table-row table:style-name="ro2">
          <table:table-cell office:value-type="string" table:style-name="ce1">
            <text:p>Croydon</text:p>
          </table:table-cell>
          <table:table-cell table:style-name="ce1"/>
          <table:table-cell office:value-type="date" office:date-value="2026-08-01T00:00:00" table:style-name="ce37">
            <text:p>Aug-26</text:p>
          </table:table-cell>
          <table:table-cell table:number-columns-repeated="16381"/>
        </table:table-row>
        <table:table-row table:style-name="ro2">
          <table:table-cell office:value-type="string" table:style-name="ce1">
            <text:p>Hillingdon</text:p>
          </table:table-cell>
          <table:table-cell table:style-name="ce1"/>
          <table:table-cell office:value-type="date" office:date-value="2026-09-01T00:00:00" table:style-name="ce37">
            <text:p>Sep-26</text:p>
          </table:table-cell>
          <table:table-cell table:number-columns-repeated="16381"/>
        </table:table-row>
        <table:table-row table:style-name="ro2">
          <table:table-cell office:value-type="string" table:style-name="ce1">
            <text:p>Kensington, Chelsea and Westminster (Bi-Borough)</text:p>
          </table:table-cell>
          <table:table-cell table:style-name="ce1"/>
          <table:table-cell office:value-type="date" office:date-value="2026-10-01T00:00:00" table:style-name="ce37">
            <text:p>Oct-26</text:p>
          </table:table-cell>
          <table:table-cell table:number-columns-repeated="16381"/>
        </table:table-row>
        <table:table-row table:style-name="ro2">
          <table:table-cell office:value-type="string" table:style-name="ce1">
            <text:p>Lambeth and Southwark</text:p>
          </table:table-cell>
          <table:table-cell table:style-name="ce1"/>
          <table:table-cell office:value-type="date" office:date-value="2026-11-01T00:00:00" table:style-name="ce37">
            <text:p>Nov-26</text:p>
          </table:table-cell>
          <table:table-cell table:number-columns-repeated="16381"/>
        </table:table-row>
        <table:table-row table:style-name="ro2">
          <table:table-cell office:value-type="string" table:style-name="ce1">
            <text:p>Coventry</text:p>
          </table:table-cell>
          <table:table-cell table:style-name="ce1"/>
          <table:table-cell office:value-type="date" office:date-value="2026-12-01T00:00:00" table:style-name="ce37">
            <text:p>Dec-26</text:p>
          </table:table-cell>
          <table:table-cell table:number-columns-repeated="16381"/>
        </table:table-row>
        <table:table-row table:style-name="ro2">
          <table:table-cell office:value-type="string" table:style-name="ce1">
            <text:p>East Birmingham</text:p>
          </table:table-cell>
          <table:table-cell table:style-name="ce1"/>
          <table:table-cell office:value-type="date" office:date-value="2027-01-01T00:00:00" table:style-name="ce37">
            <text:p>Jan-27</text:p>
          </table:table-cell>
          <table:table-cell table:number-columns-repeated="16381"/>
        </table:table-row>
        <table:table-row table:style-name="ro2">
          <table:table-cell office:value-type="string" table:style-name="ce1">
            <text:p>Herefordshire</text:p>
          </table:table-cell>
          <table:table-cell table:style-name="ce1"/>
          <table:table-cell office:value-type="date" office:date-value="2027-02-01T00:00:00" table:style-name="ce37">
            <text:p>Feb-27</text:p>
          </table:table-cell>
          <table:table-cell table:number-columns-repeated="16381"/>
        </table:table-row>
        <table:table-row table:style-name="ro2">
          <table:table-cell office:value-type="string" table:style-name="ce1">
            <text:p>Leicestershire (West)</text:p>
          </table:table-cell>
          <table:table-cell table:style-name="ce1"/>
          <table:table-cell office:value-type="date" office:date-value="2027-03-01T00:00:00" table:style-name="ce37">
            <text:p>Mar-27</text:p>
          </table:table-cell>
          <table:table-cell table:number-columns-repeated="16381"/>
        </table:table-row>
        <table:table-row table:style-name="ro2">
          <table:table-cell office:value-type="string" table:style-name="ce1">
            <text:p>Nottingham City</text:p>
          </table:table-cell>
          <table:table-cell table:style-name="ce1"/>
          <table:table-cell office:value-type="date" office:date-value="2027-04-01T00:00:00" table:style-name="ce37">
            <text:p>Apr-27</text:p>
          </table:table-cell>
          <table:table-cell table:number-columns-repeated="16381"/>
        </table:table-row>
        <table:table-row table:style-name="ro2">
          <table:table-cell office:value-type="string" table:style-name="ce1">
            <text:p>Shropshire</text:p>
          </table:table-cell>
          <table:table-cell table:style-name="ce1"/>
          <table:table-cell office:value-type="date" office:date-value="2027-05-01T00:00:00" table:style-name="ce37">
            <text:p>May-27</text:p>
          </table:table-cell>
          <table:table-cell table:number-columns-repeated="16381"/>
        </table:table-row>
        <table:table-row table:style-name="ro2">
          <table:table-cell office:value-type="string" table:style-name="ce1">
            <text:p>Solihull</text:p>
          </table:table-cell>
          <table:table-cell table:style-name="ce1"/>
          <table:table-cell office:value-type="date" office:date-value="2027-06-01T00:00:00" table:style-name="ce37">
            <text:p>Jun-27</text:p>
          </table:table-cell>
          <table:table-cell table:number-columns-repeated="16381"/>
        </table:table-row>
        <table:table-row table:style-name="ro2">
          <table:table-cell office:value-type="string" table:style-name="ce1">
            <text:p>Walsall</text:p>
          </table:table-cell>
          <table:table-cell table:style-name="ce1"/>
          <table:table-cell office:value-type="date" office:date-value="2027-07-01T00:00:00" table:style-name="ce37">
            <text:p>Jul-27</text:p>
          </table:table-cell>
          <table:table-cell table:number-columns-repeated="16381"/>
        </table:table-row>
        <table:table-row table:style-name="ro2">
          <table:table-cell office:value-type="string" table:style-name="ce1">
            <text:p>Bradford and Craven (Bradford South, Keighley and Airedale)</text:p>
          </table:table-cell>
          <table:table-cell table:style-name="ce1"/>
          <table:table-cell office:value-type="date" office:date-value="2027-08-01T00:00:00" table:style-name="ce37">
            <text:p>Aug-27</text:p>
          </table:table-cell>
          <table:table-cell table:number-columns-repeated="16381"/>
        </table:table-row>
        <table:table-row table:style-name="ro2">
          <table:table-cell office:value-type="string" table:style-name="ce1">
            <text:p>Doncaster</text:p>
          </table:table-cell>
          <table:table-cell table:style-name="ce1"/>
          <table:table-cell office:value-type="date" office:date-value="2027-09-01T00:00:00" table:style-name="ce37">
            <text:p>Sep-27</text:p>
          </table:table-cell>
          <table:table-cell table:number-columns-repeated="16381"/>
        </table:table-row>
        <table:table-row table:style-name="ro2">
          <table:table-cell office:value-type="string" table:style-name="ce1">
            <text:p>Leeds (Hatch, South, East)</text:p>
          </table:table-cell>
          <table:table-cell table:style-name="ce1"/>
          <table:table-cell office:value-type="date" office:date-value="2027-10-01T00:00:00" table:style-name="ce37">
            <text:p>Oct-27</text:p>
          </table:table-cell>
          <table:table-cell table:number-columns-repeated="16381"/>
        </table:table-row>
        <table:table-row table:style-name="ro2">
          <table:table-cell office:value-type="string" table:style-name="ce1">
            <text:p>North East Lincolnshire</text:p>
          </table:table-cell>
          <table:table-cell table:style-name="ce1"/>
          <table:table-cell office:value-type="date" office:date-value="2027-11-01T00:00:00" table:style-name="ce37">
            <text:p>Nov-27</text:p>
          </table:table-cell>
          <table:table-cell table:number-columns-repeated="16381"/>
        </table:table-row>
        <table:table-row table:style-name="ro2">
          <table:table-cell office:value-type="string" table:style-name="ce1">
            <text:p>Rotherham</text:p>
          </table:table-cell>
          <table:table-cell table:style-name="ce1"/>
          <table:table-cell office:value-type="date" office:date-value="2027-12-01T00:00:00" table:style-name="ce37">
            <text:p>Dec-27</text:p>
          </table:table-cell>
          <table:table-cell table:number-columns-repeated="16381"/>
        </table:table-row>
        <table:table-row table:style-name="ro2">
          <table:table-cell office:value-type="string" table:style-name="ce1">
            <text:p>Stockton</text:p>
          </table:table-cell>
          <table:table-cell table:style-name="ce1"/>
          <table:table-cell office:value-type="date" office:date-value="2028-01-01T00:00:00" table:style-name="ce37">
            <text:p>Jan-28</text:p>
          </table:table-cell>
          <table:table-cell table:number-columns-repeated="16381"/>
        </table:table-row>
        <table:table-row table:style-name="ro2">
          <table:table-cell office:value-type="string" table:style-name="ce1">
            <text:p>Sunderland</text:p>
          </table:table-cell>
          <table:table-cell table:style-name="ce1"/>
          <table:table-cell office:value-type="date" office:date-value="2028-02-01T00:00:00" table:style-name="ce37">
            <text:p>Feb-28</text:p>
          </table:table-cell>
          <table:table-cell table:number-columns-repeated="16381"/>
        </table:table-row>
        <table:table-row table:style-name="ro2">
          <table:table-cell office:value-type="string" table:style-name="ce1">
            <text:p>Wakefield</text:p>
          </table:table-cell>
          <table:table-cell table:style-name="ce1"/>
          <table:table-cell office:value-type="date" office:date-value="2028-03-01T00:00:00" table:style-name="ce37">
            <text:p>Mar-28</text:p>
          </table:table-cell>
          <table:table-cell table:number-columns-repeated="16381"/>
        </table:table-row>
        <table:table-row table:style-name="ro2">
          <table:table-cell office:value-type="string" table:style-name="ce1">
            <text:p>Blackburn and Darwen</text:p>
          </table:table-cell>
          <table:table-cell table:style-name="ce1"/>
          <table:table-cell table:style-name="ce37"/>
          <table:table-cell table:number-columns-repeated="16381"/>
        </table:table-row>
        <table:table-row table:style-name="ro2">
          <table:table-cell office:value-type="string" table:style-name="ce1">
            <text:p>Morecambe Bay</text:p>
          </table:table-cell>
          <table:table-cell table:style-name="ce1"/>
          <table:table-cell table:style-name="ce37"/>
          <table:table-cell table:number-columns-repeated="16381"/>
        </table:table-row>
        <table:table-row table:style-name="ro2">
          <table:table-cell office:value-type="string" table:style-name="ce1">
            <text:p>Rochdale</text:p>
          </table:table-cell>
          <table:table-cell table:style-name="ce1"/>
          <table:table-cell table:style-name="ce37"/>
          <table:table-cell table:number-columns-repeated="16381"/>
        </table:table-row>
        <table:table-row table:style-name="ro2">
          <table:table-cell office:value-type="string" table:style-name="ce1">
            <text:p>Sefton</text:p>
          </table:table-cell>
          <table:table-cell table:style-name="ce1"/>
          <table:table-cell table:style-name="ce37"/>
          <table:table-cell table:number-columns-repeated="16381"/>
        </table:table-row>
        <table:table-row table:style-name="ro2">
          <table:table-cell office:value-type="string" table:style-name="ce1">
            <text:p>St Helens</text:p>
          </table:table-cell>
          <table:table-cell table:style-name="ce1"/>
          <table:table-cell table:style-name="ce37"/>
          <table:table-cell table:number-columns-repeated="16381"/>
        </table:table-row>
        <table:table-row table:style-name="ro2">
          <table:table-cell office:value-type="string" table:style-name="ce1">
            <text:p>Stockport</text:p>
          </table:table-cell>
          <table:table-cell table:style-name="ce1"/>
          <table:table-cell table:style-name="ce37"/>
          <table:table-cell table:number-columns-repeated="16381"/>
        </table:table-row>
        <table:table-row table:style-name="ro2">
          <table:table-cell office:value-type="string" table:style-name="ce1">
            <text:p>Buckinghamshire (North, High Wycombe, Marlow Beaconsfield)</text:p>
          </table:table-cell>
          <table:table-cell table:style-name="ce1"/>
          <table:table-cell table:style-name="ce37"/>
          <table:table-cell table:number-columns-repeated="16381"/>
        </table:table-row>
        <table:table-row table:style-name="ro2">
          <table:table-cell office:value-type="string" table:style-name="ce1">
            <text:p>East Berkshire and Slough</text:p>
          </table:table-cell>
          <table:table-cell table:style-name="ce1"/>
          <table:table-cell table:style-name="ce37"/>
          <table:table-cell table:number-columns-repeated="16381"/>
        </table:table-row>
        <table:table-row table:style-name="ro2">
          <table:table-cell office:value-type="string" table:style-name="ce1">
            <text:p>East Kent</text:p>
          </table:table-cell>
          <table:table-cell table:number-columns-repeated="16383" table:style-name="ce1"/>
        </table:table-row>
        <table:table-row table:style-name="ro2">
          <table:table-cell office:value-type="string" table:style-name="ce1">
            <text:p>East Surrey (Surrey Downs)</text:p>
          </table:table-cell>
          <table:table-cell table:number-columns-repeated="16383" table:style-name="ce1"/>
        </table:table-row>
        <table:table-row table:style-name="ro2">
          <table:table-cell office:value-type="string" table:style-name="ce1">
            <text:p>East Sussex (Hastings and Rother)</text:p>
          </table:table-cell>
          <table:table-cell table:number-columns-repeated="16383" table:style-name="ce1"/>
        </table:table-row>
        <table:table-row table:style-name="ro2">
          <table:table-cell office:value-type="string" table:style-name="ce1">
            <text:p>Portsmouth</text:p>
          </table:table-cell>
          <table:table-cell table:number-columns-repeated="16383" table:style-name="ce1"/>
        </table:table-row>
        <table:table-row table:style-name="ro2">
          <table:table-cell office:value-type="string" table:style-name="ce1">
            <text:p>Bristol (South Bristol)</text:p>
          </table:table-cell>
          <table:table-cell table:number-columns-repeated="16383" table:style-name="ce1"/>
        </table:table-row>
        <table:table-row table:style-name="ro2">
          <table:table-cell office:value-type="string" table:style-name="ce1">
            <text:p>Cornwall and The Isles Of Scilly</text:p>
          </table:table-cell>
          <table:table-cell table:number-columns-repeated="16383" table:style-name="ce1"/>
        </table:table-row>
        <table:table-row table:style-name="ro2">
          <table:table-cell office:value-type="string" table:style-name="ce1">
            <text:p>Dorset Place<text:s/></text:p>
          </table:table-cell>
          <table:table-cell table:number-columns-repeated="16383" table:style-name="ce1"/>
        </table:table-row>
        <table:table-row table:style-name="ro2">
          <table:table-cell office:value-type="string" table:style-name="ce1">
            <text:p>Woodspring</text:p>
          </table:table-cell>
          <table:table-cell table:number-columns-repeated="16383" table:style-name="ce1"/>
        </table:table-row>
        <table:table-row table:number-rows-repeated="104853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Aptos" svg:font-family="Aptos"/>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22">
      <number:month number:textual="true"/>
      <number:text>-</number:text>
      <number:year/>
    </number:date-style>
    <number:number-style style:name="N36P0">
      <number:text> </number:text>
      <number:fill-character> </number:fill-character>
      <number:number number:decimal-places="2" number:min-decimal-places="2" number:min-integer-digits="1" number:grouping="true"/>
      <number:text> </number:text>
    </number:number-style>
    <number:number-style style:name="N36P1">
      <number:text>-</number:text>
      <number:fill-character> </number:fill-character>
      <number:number number:decimal-places="2" number:min-decimal-places="2" number:min-integer-digits="1" number:grouping="true"/>
      <number:text> </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_32_2" style:display-name="Comma 2" style:family="table-cell" style:data-style-name="N36"/>
    <style:style style:name="Hyperlink"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meta:initial-creator>Mike Woodall (Strategy Unit, hosted by ML)</meta:initial-creator>
    <dc:creator>Andre Bilbrough (Strategy Unit, hosted by ML)</dc:creator>
    <meta:creation-date>2025-10-16T13:36:25Z</meta:creation-date>
    <dc:date>2026-02-19T11:53:35Z</dc:date>
  </office:meta>
</office:document-meta>
</file>